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Noto Sans Devanagari1" svg:font-family="'Noto Sans Devanagari'"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width="0.025cm" svg:stroke-color="#b47804" draw:marker-start-width="0.266cm" draw:marker-end-width="0.266cm" draw:fill="solid" draw:fill-color="#f8f7f7" draw:textarea-horizontal-align="justify" draw:textarea-vertical-align="middle" draw:auto-grow-height="false" fo:min-height="25.632cm" fo:min-width="19.037cm" fo:padding-top="0.137cm" fo:padding-bottom="0.137cm" fo:padding-left="0.262cm" fo:padding-right="0.262cm"/>
    </style:style>
    <style:style style:name="gr2" style:family="graphic" style:parent-style-name="objectwithoutfill">
      <style:graphic-properties draw:stroke="dash" draw:stroke-dash="Fine_20_Dashed" svg:stroke-width="0.051cm" svg:stroke-color="#b2b2b2" draw:marker-start-width="0.356cm" draw:marker-end-width="0.356cm" svg:stroke-opacity="40%" draw:fill="none" draw:textarea-vertical-align="middle" fo:padding-top="0.15cm" fo:padding-bottom="0.15cm" fo:padding-left="0.275cm" fo:padding-right="0.275cm"/>
    </style:style>
    <style:style style:name="gr3" style:family="graphic" style:parent-style-name="objectwithoutfill">
      <style:graphic-properties draw:stroke="dash" draw:stroke-dash="Fine_20_Dashed" svg:stroke-width="0.051cm" svg:stroke-color="#b2b2b2" draw:marker-start-width="0.356cm" draw:marker-end-width="0.356cm" svg:stroke-opacity="25%" draw:fill="none" draw:textarea-vertical-align="middle" fo:padding-top="0.15cm" fo:padding-bottom="0.15cm" fo:padding-left="0.275cm" fo:padding-right="0.275cm"/>
    </style:style>
    <style:style style:name="gr4" style:family="graphic" style:parent-style-name="standard">
      <style:graphic-properties svg:stroke-color="#000000" draw:fill="solid" draw:fill-color="#2c3dc2" draw:textarea-horizontal-align="justify" draw:textarea-vertical-align="middle" draw:auto-grow-height="false" fo:min-height="0.111cm" fo:min-width="1.204cm"/>
    </style:style>
    <style:style style:name="gr5" style:family="graphic" style:parent-style-name="standard">
      <style:graphic-properties svg:stroke-color="#000000" draw:fill="solid" draw:fill-color="#643e94" draw:textarea-horizontal-align="justify" draw:textarea-vertical-align="middle" draw:auto-grow-height="false" fo:min-height="0.11cm" fo:min-width="1.202cm"/>
    </style:style>
    <style:style style:name="gr6" style:family="graphic" style:parent-style-name="standard">
      <style:graphic-properties svg:stroke-color="#000000" draw:fill="solid" draw:fill-color="#cb229e" draw:textarea-horizontal-align="justify" draw:textarea-vertical-align="middle" draw:auto-grow-height="false" fo:min-height="0.108cm" fo:min-width="1.2cm"/>
    </style:style>
    <style:style style:name="gr7" style:family="graphic" style:parent-style-name="standard">
      <style:graphic-properties svg:stroke-color="#000000" draw:fill="solid" draw:fill-color="#f46f42" draw:textarea-horizontal-align="justify" draw:textarea-vertical-align="middle" draw:auto-grow-height="false" fo:min-height="0.11cm" fo:min-width="1.2cm"/>
    </style:style>
    <style:style style:name="gr8" style:family="graphic" style:parent-style-name="standard">
      <style:graphic-properties svg:stroke-color="#000000" draw:fill="solid" draw:fill-color="#e8e259" draw:textarea-horizontal-align="justify" draw:textarea-vertical-align="middle" draw:auto-grow-height="false" fo:min-height="0.109cm" fo:min-width="1.207cm" draw:shadow-offset-x="0.203cm" draw:shadow-offset-y="0.203cm"/>
    </style:style>
    <style:style style:name="gr9" style:family="graphic" style:parent-style-name="standard">
      <style:graphic-properties svg:stroke-color="#000000" draw:fill="solid" draw:fill-color="#e6b038" draw:textarea-horizontal-align="justify" draw:textarea-vertical-align="middle" draw:auto-grow-height="false" fo:min-height="0.11cm" fo:min-width="1.211cm"/>
    </style:style>
    <style:style style:name="gr10" style:family="graphic" style:parent-style-name="standard">
      <style:graphic-properties svg:stroke-color="#000000" draw:fill="solid" draw:fill-color="#643e94" draw:textarea-horizontal-align="justify" draw:textarea-vertical-align="middle" draw:auto-grow-height="false" fo:min-height="0.11cm" fo:min-width="1.207cm"/>
    </style:style>
    <style:style style:name="gr11" style:family="graphic" style:parent-style-name="standard">
      <style:graphic-properties svg:stroke-color="#000000" draw:fill="solid" draw:fill-color="#e62056" draw:textarea-horizontal-align="justify" draw:textarea-vertical-align="middle" draw:auto-grow-height="false" fo:min-height="0.111cm" fo:min-width="1.203cm"/>
    </style:style>
    <style:style style:name="gr12" style:family="graphic" style:parent-style-name="standard">
      <style:graphic-properties svg:stroke-color="#000000" draw:fill="solid" draw:fill-color="#e8e259" draw:textarea-horizontal-align="justify" draw:textarea-vertical-align="middle" draw:auto-grow-height="false" fo:min-height="0.108cm" fo:min-width="1.203cm"/>
    </style:style>
    <style:style style:name="gr13" style:family="graphic" style:parent-style-name="standard">
      <style:graphic-properties svg:stroke-color="#000000" draw:fill="solid" draw:fill-color="#e8e259" draw:textarea-horizontal-align="justify" draw:textarea-vertical-align="middle" draw:auto-grow-height="false" fo:min-height="0.111cm" fo:min-width="1.202cm"/>
    </style:style>
    <style:style style:name="gr14" style:family="graphic" style:parent-style-name="standard">
      <style:graphic-properties svg:stroke-color="#000000" draw:fill="solid" draw:fill-color="#e8e259" draw:textarea-horizontal-align="justify" draw:textarea-vertical-align="middle" draw:auto-grow-height="false" fo:min-height="0.111cm" fo:min-width="1.207cm"/>
    </style:style>
    <style:style style:name="gr15" style:family="graphic" style:parent-style-name="standard">
      <style:graphic-properties svg:stroke-color="#000000" draw:fill="solid" draw:fill-color="#cb229e" draw:textarea-horizontal-align="justify" draw:textarea-vertical-align="middle" draw:auto-grow-height="false" fo:min-height="0.111cm" fo:min-width="1.21cm"/>
    </style:style>
    <style:style style:name="gr16" style:family="graphic" style:parent-style-name="standard">
      <style:graphic-properties svg:stroke-color="#000000" draw:fill="solid" draw:fill-color="#cb229e" draw:textarea-horizontal-align="justify" draw:textarea-vertical-align="middle" draw:auto-grow-height="false" fo:min-height="0.11cm" fo:min-width="1.206cm"/>
    </style:style>
    <style:style style:name="gr17" style:family="graphic" style:parent-style-name="standard">
      <style:graphic-properties svg:stroke-color="#000000" draw:fill="solid" draw:fill-color="#e8e259" draw:textarea-horizontal-align="justify" draw:textarea-vertical-align="middle" draw:auto-grow-height="false" fo:min-height="0.109cm" fo:min-width="1.204cm"/>
    </style:style>
    <style:style style:name="gr18" style:family="graphic" style:parent-style-name="standard">
      <style:graphic-properties svg:stroke-color="#000000" draw:fill="solid" draw:fill-color="#e8e259" draw:textarea-horizontal-align="justify" draw:textarea-vertical-align="middle" draw:auto-grow-height="false" fo:min-height="0.108cm" fo:min-width="1.2cm"/>
    </style:style>
    <style:style style:name="gr19" style:family="graphic" style:parent-style-name="standard">
      <style:graphic-properties svg:stroke-color="#000000" draw:fill="solid" draw:fill-color="#e62056" draw:textarea-horizontal-align="justify" draw:textarea-vertical-align="middle" draw:auto-grow-height="false" fo:min-height="0.111cm" fo:min-width="1.2cm"/>
    </style:style>
    <style:style style:name="gr20" style:family="graphic" style:parent-style-name="standard">
      <style:graphic-properties svg:stroke-color="#000000" draw:fill="solid" draw:fill-color="#e8e259" draw:textarea-horizontal-align="justify" draw:textarea-vertical-align="middle" draw:auto-grow-height="false" fo:min-height="0.11cm" fo:min-width="1.202cm"/>
    </style:style>
    <style:style style:name="gr21" style:family="graphic" style:parent-style-name="standard">
      <style:graphic-properties svg:stroke-color="#000000" draw:fill="solid" draw:fill-color="#e8e259" draw:textarea-horizontal-align="justify" draw:textarea-vertical-align="middle" draw:auto-grow-height="false" fo:min-height="0.109cm" fo:min-width="1.199cm"/>
    </style:style>
    <style:style style:name="gr22" style:family="graphic" style:parent-style-name="standard">
      <style:graphic-properties svg:stroke-color="#000000" draw:fill="solid" draw:fill-color="#e6b038" draw:textarea-horizontal-align="justify" draw:textarea-vertical-align="middle" draw:auto-grow-height="false" fo:min-height="0.108cm" fo:min-width="1.198cm"/>
    </style:style>
    <style:style style:name="gr23" style:family="graphic" style:parent-style-name="standard">
      <style:graphic-properties svg:stroke-color="#000000" draw:fill="solid" draw:fill-color="#e8e259" draw:textarea-horizontal-align="justify" draw:textarea-vertical-align="middle" draw:auto-grow-height="false" fo:min-height="0.11cm" fo:min-width="1.198cm"/>
    </style:style>
    <style:style style:name="gr24" style:family="graphic" style:parent-style-name="standard">
      <style:graphic-properties svg:stroke-color="#000000" draw:fill="solid" draw:fill-color="#e8e259" draw:textarea-horizontal-align="justify" draw:textarea-vertical-align="middle" draw:auto-grow-height="false" fo:min-height="0.11cm" fo:min-width="1.204cm"/>
    </style:style>
    <style:style style:name="gr25" style:family="graphic" style:parent-style-name="standard">
      <style:graphic-properties svg:stroke-color="#000000" draw:fill="solid" draw:fill-color="#2c3dc2" draw:textarea-horizontal-align="justify" draw:textarea-vertical-align="middle" draw:auto-grow-height="false" fo:min-height="0.11cm" fo:min-width="1.206cm"/>
    </style:style>
    <style:style style:name="gr26" style:family="graphic" style:parent-style-name="standard">
      <style:graphic-properties svg:stroke-color="#000000" draw:fill="solid" draw:fill-color="#e8e259" draw:textarea-horizontal-align="justify" draw:textarea-vertical-align="middle" draw:auto-grow-height="false" fo:min-height="0.11cm" fo:min-width="1.166cm"/>
    </style:style>
    <style:style style:name="gr27" style:family="graphic" style:parent-style-name="standard">
      <style:graphic-properties svg:stroke-color="#000000" draw:fill="solid" draw:fill-color="#e8e259" draw:textarea-horizontal-align="justify" draw:textarea-vertical-align="middle" draw:auto-grow-height="false" fo:min-height="0.109cm" fo:min-width="1.161cm"/>
    </style:style>
    <style:style style:name="gr28" style:family="graphic" style:parent-style-name="standard">
      <style:graphic-properties svg:stroke-color="#000000" draw:fill="solid" draw:fill-color="#f46f42" draw:textarea-horizontal-align="justify" draw:textarea-vertical-align="middle" draw:auto-grow-height="false" fo:min-height="0.108cm" fo:min-width="1.162cm"/>
    </style:style>
    <style:style style:name="gr29" style:family="graphic" style:parent-style-name="standard">
      <style:graphic-properties svg:stroke-color="#000000" draw:fill="solid" draw:fill-color="#e62056" draw:textarea-horizontal-align="justify" draw:textarea-vertical-align="middle" draw:auto-grow-height="false" fo:min-height="0.11cm" fo:min-width="1.162cm"/>
    </style:style>
    <style:style style:name="gr30" style:family="graphic" style:parent-style-name="standard">
      <style:graphic-properties svg:stroke-color="#000000" draw:fill="solid" draw:fill-color="#cb229e" draw:textarea-horizontal-align="justify" draw:textarea-vertical-align="middle" draw:auto-grow-height="false" fo:min-height="0.11cm" fo:min-width="1.164cm"/>
    </style:style>
    <style:style style:name="gr31" style:family="graphic" style:parent-style-name="standard">
      <style:graphic-properties svg:stroke-color="#000000" draw:fill="solid" draw:fill-color="#2c3dc2" draw:textarea-horizontal-align="justify" draw:textarea-vertical-align="middle" draw:auto-grow-height="false" fo:min-height="0.11cm" fo:min-width="1.169cm"/>
    </style:style>
    <style:style style:name="gr3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65%"/>
    </style:style>
    <style:style style:name="gr3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fill-image-width="0cm" draw:fill-image-height="0cm" style:repeat="repeat" draw:fill-image-ref-point-x="0%" draw:fill-image-ref-point-y="0%" draw:fill-image-ref-point="center" draw:tile-repeat-offset="0% vertical" draw:shadow="hidden" draw:shadow-offset-x="0.2cm" draw:shadow-offset-y="0.2cm" draw:shadow-color="#808080" draw:shadow-opacity="65%"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34" style:family="graphic" style:parent-style-name="objectwithoutfill">
      <style:graphic-properties svg:stroke-color="#000000" draw:marker-start="Symmetric_20_Arrow" draw:marker-start-width="0.102cm" draw:marker-end="Symmetric_20_Arrow" draw:marker-end-width="0.102cm" draw:fill="none" draw:textarea-vertical-align="middle"/>
    </style:style>
    <style:style style:name="gr35" style:family="graphic" style:parent-style-name="objectwithoutfill">
      <style:graphic-properties draw:stroke="dash" draw:stroke-dash="Fine_20_Dashed" svg:stroke-width="0.102cm" svg:stroke-color="#ffffff" draw:marker-start-width="0.509cm" draw:marker-end-width="0.509cm" draw:fill="none" draw:textarea-vertical-align="middle" fo:padding-top="0.176cm" fo:padding-bottom="0.176cm" fo:padding-left="0.301cm" fo:padding-right="0.301cm"/>
    </style:style>
    <style:style style:name="gr3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opacity-name="" draw:fill-image-width="0cm" draw:fill-image-height="0cm" style:repeat="repeat" draw:fill-image-ref-point-x="0%" draw:fill-image-ref-point-y="0%" draw:fill-image-ref-point="center" draw:tile-repeat-offset="0% vertical" draw:shadow="hidden" draw:shadow-offset-x="0.203cm" draw:shadow-offset-y="0.203cm" draw:shadow-color="#808080" draw:shadow-opacity="65%"/>
    </style:style>
    <style:style style:name="gr3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fill-image-width="0cm" draw:fill-image-height="0cm" style:repeat="repeat" draw:fill-image-ref-point-x="0%" draw:fill-image-ref-point-y="0%" draw:fill-image-ref-point="center" draw:tile-repeat-offset="0% vertical" draw:shadow="hidden" draw:shadow-offset-x="0.203cm" draw:shadow-offset-y="0.203cm" draw:shadow-color="#808080" draw:shadow-opacity="65%" dr3d:horizontal-segments="40" dr3d:vertical-segments="40" dr3d:backface-culling="enabled" dr3d:normals-kind="object" dr3d:normals-direction="inverse" dr3d:texture-generation-mode-x="object" dr3d:texture-generation-mode-y="object" dr3d:texture-mode="blend" dr3d:texture-filter="enabled" dr3d:diffuse-color="#00b8ff" dr3d:emissive-color="#000000" dr3d:specular-color="#ffffff" dr3d:shininess="30%" dr3d:shadow="hidden"/>
    </style:style>
    <style:style style:name="gr38" style:family="graphic" style:parent-style-name="standard">
      <style:graphic-properties svg:stroke-color="#000000" draw:fill="solid" draw:fill-color="#eeeeee" draw:textarea-horizontal-align="justify" draw:textarea-vertical-align="middle" draw:auto-grow-height="false" fo:min-height="0.127cm" fo:min-width="1.188cm"/>
    </style:style>
    <style:style style:name="gr39" style:family="graphic" style:parent-style-name="standard">
      <style:graphic-properties svg:stroke-color="#000000" draw:fill="solid" draw:fill-color="#b4c7dc" draw:textarea-horizontal-align="justify" draw:textarea-vertical-align="middle" draw:auto-grow-height="false" fo:min-height="0.11cm" fo:min-width="1.202cm"/>
    </style:style>
    <style:style style:name="gr40" style:family="graphic" style:parent-style-name="standard">
      <style:graphic-properties svg:stroke-color="#000000" draw:fill="solid" draw:fill-color="#eeeeee" draw:textarea-horizontal-align="justify" draw:textarea-vertical-align="middle" draw:auto-grow-height="false" fo:min-height="0.109cm" fo:min-width="1.2cm"/>
    </style:style>
    <style:style style:name="gr41" style:family="graphic" style:parent-style-name="standard">
      <style:graphic-properties svg:stroke-color="#000000" draw:fill="solid" draw:fill-color="#b4c7dc" draw:textarea-horizontal-align="justify" draw:textarea-vertical-align="middle" draw:auto-grow-height="false" fo:min-height="0.11cm" fo:min-width="1.2cm"/>
    </style:style>
    <style:style style:name="gr42" style:family="graphic" style:parent-style-name="standard">
      <style:graphic-properties svg:stroke-color="#000000" draw:textarea-horizontal-align="justify" draw:textarea-vertical-align="middle" draw:auto-grow-height="false" fo:min-height="0.111cm" fo:min-width="1.207cm"/>
    </style:style>
    <style:style style:name="gr43" style:family="graphic" style:parent-style-name="standard">
      <style:graphic-properties svg:stroke-color="#000000" draw:textarea-horizontal-align="justify" draw:textarea-vertical-align="middle" draw:auto-grow-height="false" fo:min-height="0.11cm" fo:min-width="1.211cm"/>
    </style:style>
    <style:style style:name="gr44" style:family="graphic" style:parent-style-name="standard">
      <style:graphic-properties svg:stroke-color="#000000" draw:fill="solid" draw:fill-color="#ffd7d7" draw:textarea-horizontal-align="justify" draw:textarea-vertical-align="middle" draw:auto-grow-height="false" fo:min-height="0.144cm" fo:min-width="1.229cm"/>
    </style:style>
    <style:style style:name="gr45" style:family="graphic" style:parent-style-name="standard">
      <style:graphic-properties svg:stroke-color="#000000" draw:fill="solid" draw:fill-color="#eeeeee" draw:textarea-horizontal-align="justify" draw:textarea-vertical-align="middle" draw:auto-grow-height="false" fo:min-height="0.111cm" fo:min-width="1.203cm"/>
    </style:style>
    <style:style style:name="gr46" style:family="graphic" style:parent-style-name="standard">
      <style:graphic-properties svg:stroke-color="#000000" draw:fill="solid" draw:fill-color="#ffd7d7" draw:textarea-horizontal-align="justify" draw:textarea-vertical-align="middle" draw:auto-grow-height="false" fo:min-height="0.108cm" fo:min-width="1.201cm"/>
    </style:style>
    <style:style style:name="gr47" style:family="graphic" style:parent-style-name="standard">
      <style:graphic-properties svg:stroke-color="#000000" draw:fill="solid" draw:fill-color="#b4c7dc" draw:textarea-horizontal-align="justify" draw:textarea-vertical-align="middle" draw:auto-grow-height="false" fo:min-height="0.111cm" fo:min-width="1.203cm"/>
    </style:style>
    <style:style style:name="gr48" style:family="graphic" style:parent-style-name="standard">
      <style:graphic-properties svg:stroke-color="#000000" draw:textarea-horizontal-align="justify" draw:textarea-vertical-align="middle" draw:auto-grow-height="false" fo:min-height="0.108cm" fo:min-width="1.205cm"/>
    </style:style>
    <style:style style:name="gr49" style:family="graphic" style:parent-style-name="standard">
      <style:graphic-properties svg:stroke-color="#000000" draw:textarea-horizontal-align="justify" draw:textarea-vertical-align="middle" draw:auto-grow-height="false" fo:min-height="0.11cm" fo:min-width="1.21cm"/>
    </style:style>
    <style:style style:name="gr50" style:family="graphic" style:parent-style-name="standard">
      <style:graphic-properties svg:stroke-color="#000000" draw:fill="solid" draw:fill-color="#ff6d6d" draw:textarea-horizontal-align="justify" draw:textarea-vertical-align="middle" draw:auto-grow-height="false" fo:min-height="0.153cm" fo:min-width="1.249cm"/>
    </style:style>
    <style:style style:name="gr51" style:family="graphic" style:parent-style-name="standard">
      <style:graphic-properties svg:stroke-color="#000000" draw:fill="solid" draw:fill-color="#eeeeee" draw:textarea-horizontal-align="justify" draw:textarea-vertical-align="middle" draw:auto-grow-height="false" fo:min-height="0.109cm" fo:min-width="1.203cm"/>
    </style:style>
    <style:style style:name="gr52" style:family="graphic" style:parent-style-name="standard">
      <style:graphic-properties svg:stroke-color="#000000" draw:fill="solid" draw:fill-color="#b4c7dc" draw:textarea-horizontal-align="justify" draw:textarea-vertical-align="middle" draw:auto-grow-height="false" fo:min-height="0.109cm" fo:min-width="1.204cm"/>
    </style:style>
    <style:style style:name="gr53" style:family="graphic" style:parent-style-name="standard">
      <style:graphic-properties svg:stroke-color="#000000" draw:textarea-horizontal-align="justify" draw:textarea-vertical-align="middle" draw:auto-grow-height="false" fo:min-height="0.111cm" fo:min-width="1.202cm"/>
    </style:style>
    <style:style style:name="gr54" style:family="graphic" style:parent-style-name="standard">
      <style:graphic-properties svg:stroke-color="#000000" draw:fill="solid" draw:fill-color="#b4c7dc" draw:textarea-horizontal-align="justify" draw:textarea-vertical-align="middle" draw:auto-grow-height="false" fo:min-height="0.109cm" fo:min-width="1.208cm"/>
    </style:style>
    <style:style style:name="gr55" style:family="graphic" style:parent-style-name="standard">
      <style:graphic-properties svg:stroke-color="#000000" draw:fill="solid" draw:fill-color="#ff3838" draw:textarea-horizontal-align="justify" draw:textarea-vertical-align="middle" draw:auto-grow-height="false" fo:min-height="0.153cm" fo:min-width="1.248cm"/>
    </style:style>
    <style:style style:name="gr56" style:family="graphic" style:parent-style-name="standard">
      <style:graphic-properties svg:stroke-color="#000000" draw:fill="solid" draw:fill-color="#ff6d6d" draw:textarea-horizontal-align="justify" draw:textarea-vertical-align="middle" draw:auto-grow-height="false" fo:min-height="0.109cm" fo:min-width="1.2cm"/>
    </style:style>
    <style:style style:name="gr57" style:family="graphic" style:parent-style-name="standard">
      <style:graphic-properties svg:stroke-color="#000000" draw:fill="solid" draw:fill-color="#ffd7d7" draw:textarea-horizontal-align="justify" draw:textarea-vertical-align="middle" draw:auto-grow-height="false" fo:min-height="0.109cm" fo:min-width="1.2cm"/>
    </style:style>
    <style:style style:name="gr58" style:family="graphic" style:parent-style-name="standard">
      <style:graphic-properties svg:stroke-color="#000000" draw:fill="solid" draw:fill-color="#b4c7dc" draw:textarea-horizontal-align="justify" draw:textarea-vertical-align="middle" draw:auto-grow-height="false" fo:min-height="0.111cm" fo:min-width="1.2cm"/>
    </style:style>
    <style:style style:name="gr59" style:family="graphic" style:parent-style-name="standard">
      <style:graphic-properties svg:stroke-color="#000000" draw:textarea-horizontal-align="justify" draw:textarea-vertical-align="middle" draw:auto-grow-height="false" fo:min-height="0.111cm" fo:min-width="1.206cm"/>
    </style:style>
    <style:style style:name="gr60" style:family="graphic" style:parent-style-name="standard">
      <style:graphic-properties svg:stroke-color="#000000" draw:fill="solid" draw:fill-color="#b4c7dc" draw:textarea-horizontal-align="justify" draw:textarea-vertical-align="middle" draw:auto-grow-height="false" fo:min-height="0.109cm" fo:min-width="1.21cm"/>
    </style:style>
    <style:style style:name="gr61" style:family="graphic" style:parent-style-name="standard">
      <style:graphic-properties svg:stroke-color="#000000" draw:fill="solid" draw:fill-color="#ff3838" draw:textarea-horizontal-align="justify" draw:textarea-vertical-align="middle" draw:auto-grow-height="false" fo:min-height="0.153cm" fo:min-width="1.132cm"/>
    </style:style>
    <style:style style:name="gr62" style:family="graphic" style:parent-style-name="standard">
      <style:graphic-properties svg:stroke-color="#000000" draw:fill="solid" draw:fill-color="#ff3838" draw:textarea-horizontal-align="justify" draw:textarea-vertical-align="middle" draw:auto-grow-height="false" fo:min-height="0.109cm" fo:min-width="1.132cm"/>
    </style:style>
    <style:style style:name="gr63" style:family="graphic" style:parent-style-name="standard">
      <style:graphic-properties svg:stroke-color="#000000" draw:fill="solid" draw:fill-color="#ffa6a6" draw:textarea-horizontal-align="justify" draw:textarea-vertical-align="middle" draw:auto-grow-height="false" fo:min-height="0.109cm" fo:min-width="1.13cm"/>
    </style:style>
    <style:style style:name="gr64" style:family="graphic" style:parent-style-name="standard">
      <style:graphic-properties svg:stroke-color="#000000" draw:fill="solid" draw:fill-color="#ffd7d7" draw:textarea-horizontal-align="justify" draw:textarea-vertical-align="middle" draw:auto-grow-height="false" fo:min-height="0.111cm" fo:min-width="1.131cm"/>
    </style:style>
    <style:style style:name="gr65" style:family="graphic" style:parent-style-name="standard">
      <style:graphic-properties svg:stroke-color="#000000" draw:fill="solid" draw:fill-color="#dee6ef" draw:textarea-horizontal-align="justify" draw:textarea-vertical-align="middle" draw:auto-grow-height="false" fo:min-height="0.111cm" fo:min-width="1.135cm"/>
    </style:style>
    <style:style style:name="gr66" style:family="graphic" style:parent-style-name="standard">
      <style:graphic-properties svg:stroke-color="#000000" draw:fill="solid" draw:fill-color="#dee6ef" draw:textarea-horizontal-align="justify" draw:textarea-vertical-align="middle" draw:auto-grow-height="false" fo:min-height="0.109cm" fo:min-width="1.138cm"/>
    </style:style>
    <style:style style:name="gr6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5983b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5983b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69"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71"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b4c7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b4c7d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generation-mode-x="object" dr3d:texture-generation-mode-y="object" dr3d:texture-mode="blend" dr3d:texture-filter="enabled" dr3d:diffuse-color="#00b8ff" dr3d:emissive-color="#000000" dr3d:specular-color="#ffffff" dr3d:shininess="30%" dr3d:shadow="hidden"/>
    </style:style>
    <style:style style:name="gr7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75"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a6a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a6a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7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ddddd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dddddd"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generation-mode-x="object" dr3d:texture-generation-mode-y="object" dr3d:texture-mode="blend" dr3d:texture-filter="enabled" dr3d:diffuse-color="#00b8ff" dr3d:emissive-color="#000000" dr3d:specular-color="#ffffff" dr3d:shininess="30%" dr3d:shadow="hidden"/>
    </style:style>
    <style:style style:name="gr79"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b4c7d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80" style:family="graphic" style:parent-style-name="standard">
      <style:graphic-properties svg:stroke-color="#000000" draw:fill="solid" draw:fill-color="#ff3838" draw:textarea-horizontal-align="justify" draw:textarea-vertical-align="middle" draw:auto-grow-height="false" fo:min-height="0.043cm" fo:min-width="0.135cm"/>
    </style:style>
    <style:style style:name="gr81" style:family="graphic" style:parent-style-name="standard">
      <style:graphic-properties svg:stroke-color="#000000" draw:fill="solid" draw:fill-color="#fd8c8c" draw:textarea-horizontal-align="justify" draw:textarea-vertical-align="middle" draw:auto-grow-height="false" fo:min-height="0.043cm" fo:min-width="0.135cm"/>
    </style:style>
    <style:style style:name="gr82" style:family="graphic" style:parent-style-name="standard">
      <style:graphic-properties svg:stroke-color="#000000" draw:fill="solid" draw:fill-color="#ffd7d7" draw:textarea-horizontal-align="justify" draw:textarea-vertical-align="middle" draw:auto-grow-height="false" fo:min-height="0.043cm" fo:min-width="0.135cm"/>
    </style:style>
    <style:style style:name="gr83" style:family="graphic" style:parent-style-name="standard">
      <style:graphic-properties svg:stroke-color="#000000" draw:fill="solid" draw:fill-color="#dddddd" draw:textarea-horizontal-align="justify" draw:textarea-vertical-align="middle" draw:auto-grow-height="false" fo:min-height="0.044cm" fo:min-width="0.135cm"/>
    </style:style>
    <style:style style:name="gr84" style:family="graphic" style:parent-style-name="standard">
      <style:graphic-properties svg:stroke-color="#000000" draw:fill="solid" draw:fill-color="#dee6ef" draw:textarea-horizontal-align="justify" draw:textarea-vertical-align="middle" draw:auto-grow-height="false" fo:min-height="0.043cm" fo:min-width="0.135cm"/>
    </style:style>
    <style:style style:name="gr85" style:family="graphic" style:parent-style-name="standard">
      <style:graphic-properties svg:stroke-color="#000000" draw:fill="solid" draw:fill-color="#b4c7dc" draw:textarea-horizontal-align="justify" draw:textarea-vertical-align="middle" draw:auto-grow-height="false" fo:min-height="0.043cm" fo:min-width="0.135cm"/>
    </style:style>
    <style:style style:name="gr86" style:family="graphic" style:parent-style-name="standard">
      <style:graphic-properties svg:stroke-color="#000000" draw:fill="solid" draw:fill-color="#729fcf" draw:textarea-horizontal-align="justify" draw:textarea-vertical-align="middle" draw:auto-grow-height="false" fo:min-height="0.043cm" fo:min-width="0.135cm"/>
    </style:style>
    <style:style style:name="gr87" style:family="graphic" style:parent-style-name="standard">
      <style:graphic-properties draw:stroke="none" svg:stroke-color="#000000" draw:fill="none" draw:fill-color="#ffffff" fo:min-height="2.067cm"/>
    </style:style>
    <style:style style:name="gr88" style:family="graphic" style:parent-style-name="standard">
      <style:graphic-properties draw:stroke="none" svg:stroke-color="#000000" draw:fill="none" draw:fill-color="#ffffff" fo:min-height="0.713cm"/>
    </style:style>
    <style:style style:name="gr89" style:family="graphic" style:parent-style-name="standard">
      <style:graphic-properties svg:stroke-color="#000000" draw:fill="solid" draw:fill-color="#2c3dc2" draw:textarea-horizontal-align="justify" draw:textarea-vertical-align="middle" draw:auto-grow-height="false" fo:min-height="0.043cm" fo:min-width="0.135cm"/>
    </style:style>
    <style:style style:name="gr90" style:family="graphic" style:parent-style-name="standard">
      <style:graphic-properties svg:stroke-color="#000000" draw:fill="solid" draw:fill-color="#643e94" draw:textarea-horizontal-align="justify" draw:textarea-vertical-align="middle" draw:auto-grow-height="false" fo:min-height="0.043cm" fo:min-width="0.135cm"/>
    </style:style>
    <style:style style:name="gr91" style:family="graphic" style:parent-style-name="standard">
      <style:graphic-properties svg:stroke-color="#000000" draw:fill="solid" draw:fill-color="#cb229e" draw:textarea-horizontal-align="justify" draw:textarea-vertical-align="middle" draw:auto-grow-height="false" fo:min-height="0.043cm" fo:min-width="0.135cm"/>
    </style:style>
    <style:style style:name="gr92" style:family="graphic" style:parent-style-name="standard">
      <style:graphic-properties svg:stroke-color="#000000" draw:fill="solid" draw:fill-color="#e62056" draw:textarea-horizontal-align="justify" draw:textarea-vertical-align="middle" draw:auto-grow-height="false" fo:min-height="0.044cm" fo:min-width="0.135cm"/>
    </style:style>
    <style:style style:name="gr93" style:family="graphic" style:parent-style-name="standard">
      <style:graphic-properties svg:stroke-color="#000000" draw:fill="solid" draw:fill-color="#f46f42" draw:textarea-horizontal-align="justify" draw:textarea-vertical-align="middle" draw:auto-grow-height="false" fo:min-height="0.043cm" fo:min-width="0.135cm"/>
    </style:style>
    <style:style style:name="gr94" style:family="graphic" style:parent-style-name="standard">
      <style:graphic-properties svg:stroke-color="#000000" draw:fill="solid" draw:fill-color="#e6b038" draw:textarea-horizontal-align="justify" draw:textarea-vertical-align="middle" draw:auto-grow-height="false" fo:min-height="0.043cm" fo:min-width="0.135cm"/>
    </style:style>
    <style:style style:name="gr95" style:family="graphic" style:parent-style-name="standard">
      <style:graphic-properties svg:stroke-color="#000000" draw:fill="solid" draw:fill-color="#e8e259" draw:textarea-horizontal-align="justify" draw:textarea-vertical-align="middle" draw:auto-grow-height="false" fo:min-height="0.043cm" fo:min-width="0.135cm"/>
    </style:style>
    <style:style style:name="gr96" style:family="graphic" style:parent-style-name="standard">
      <style:graphic-properties draw:stroke="none" svg:stroke-color="#000000" draw:fill="none" draw:fill-color="#ffffff" fo:min-height="1.069cm"/>
    </style:style>
    <style:style style:name="gr97" style:family="graphic" style:parent-style-name="standard">
      <style:graphic-properties svg:stroke-width="0.025cm" svg:stroke-color="#b47804" draw:marker-start-width="0.266cm" draw:marker-end-width="0.266cm" draw:fill="solid" draw:fill-color="#fefaec" draw:textarea-horizontal-align="justify" draw:textarea-vertical-align="middle" draw:auto-grow-height="false" fo:min-height="5.915cm" fo:min-width="8.464cm" fo:padding-top="0.137cm" fo:padding-bottom="0.137cm" fo:padding-left="0.262cm" fo:padding-right="0.262cm"/>
    </style:style>
    <style:style style:name="gr98" style:family="graphic" style:parent-style-name="standard">
      <style:graphic-properties svg:stroke-color="#000000" draw:fill="solid" draw:fill-color="#e8e259" draw:textarea-horizontal-align="justify" draw:textarea-vertical-align="middle" draw:auto-grow-height="false" fo:min-height="0.104cm" fo:min-width="1.201cm"/>
    </style:style>
    <style:style style:name="gr99" style:family="graphic" style:parent-style-name="standard">
      <style:graphic-properties svg:stroke-color="#000000" draw:fill="solid" draw:fill-color="#e8e259" draw:textarea-horizontal-align="justify" draw:textarea-vertical-align="middle" draw:auto-grow-height="false" fo:min-height="0.113cm" fo:min-width="1.204cm"/>
    </style:style>
    <style:style style:name="gr100" style:family="graphic" style:parent-style-name="standard">
      <style:graphic-properties svg:stroke-color="#000000" draw:fill="solid" draw:fill-color="#e8e259" draw:textarea-horizontal-align="justify" draw:textarea-vertical-align="middle" draw:auto-grow-height="false" fo:min-height="0.11cm" fo:min-width="1.208cm"/>
    </style:style>
    <style:style style:name="gr101" style:family="graphic" style:parent-style-name="standard">
      <style:graphic-properties svg:stroke-color="#000000" draw:fill="solid" draw:fill-color="#cb229e" draw:textarea-horizontal-align="justify" draw:textarea-vertical-align="middle" draw:auto-grow-height="false" fo:min-height="0.105cm" fo:min-width="1.184cm"/>
    </style:style>
    <style:style style:name="gr102" style:family="graphic" style:parent-style-name="standard">
      <style:graphic-properties svg:stroke-color="#000000" draw:fill="solid" draw:fill-color="#e8e259" draw:textarea-horizontal-align="justify" draw:textarea-vertical-align="middle" draw:auto-grow-height="false" fo:min-height="0.096cm" fo:min-width="1.201cm"/>
    </style:style>
    <style:style style:name="gr103" style:family="graphic" style:parent-style-name="standard">
      <style:graphic-properties svg:stroke-color="#000000" draw:fill="solid" draw:fill-color="#e62056" draw:textarea-horizontal-align="justify" draw:textarea-vertical-align="middle" draw:auto-grow-height="false" fo:min-height="0.11cm" fo:min-width="1.202cm"/>
    </style:style>
    <style:style style:name="gr104" style:family="graphic" style:parent-style-name="standard">
      <style:graphic-properties svg:stroke-color="#000000" draw:fill="solid" draw:fill-color="#643e94" draw:textarea-horizontal-align="justify" draw:textarea-vertical-align="middle" draw:auto-grow-height="false" fo:min-height="0.111cm" fo:min-width="1.209cm"/>
    </style:style>
    <style:style style:name="gr105" style:family="graphic" style:parent-style-name="standard">
      <style:graphic-properties svg:stroke-color="#000000" draw:fill="solid" draw:fill-color="#e6b038" draw:textarea-horizontal-align="justify" draw:textarea-vertical-align="middle" draw:auto-grow-height="false" fo:min-height="0.103cm" fo:min-width="1.2cm"/>
    </style:style>
    <style:style style:name="gr106" style:family="graphic" style:parent-style-name="standard">
      <style:graphic-properties svg:stroke-color="#000000" draw:fill="solid" draw:fill-color="#e8e259" draw:textarea-horizontal-align="justify" draw:textarea-vertical-align="middle" draw:auto-grow-height="false" fo:min-height="0.111cm" fo:min-width="1.199cm"/>
    </style:style>
    <style:style style:name="gr107" style:family="graphic" style:parent-style-name="standard">
      <style:graphic-properties svg:stroke-color="#000000" draw:fill="solid" draw:fill-color="#2c3dc2" draw:textarea-horizontal-align="justify" draw:textarea-vertical-align="middle" draw:auto-grow-height="false" fo:min-height="0.11cm" fo:min-width="1.207cm"/>
    </style:style>
    <style:style style:name="gr108" style:family="graphic" style:parent-style-name="standard">
      <style:graphic-properties draw:stroke="dash" draw:stroke-dash="Fine_20_Dashed" svg:stroke-width="0.051cm" svg:stroke-color="#729fcf" draw:marker-start-width="0.344cm" draw:marker-end-width="0.344cm" draw:fill="none" draw:textarea-vertical-align="middle" draw:auto-grow-height="false" fo:min-height="2.374cm" fo:min-width="0cm" fo:padding-top="0.15cm" fo:padding-bottom="0.15cm" fo:padding-left="0.275cm" fo:padding-right="0.275cm"/>
    </style:style>
    <style:style style:name="gr109" style:family="graphic" style:parent-style-name="standard">
      <style:graphic-properties draw:stroke="none" svg:stroke-color="#000000" draw:fill="none" draw:fill-color="#ffffff" fo:min-height="0.412cm"/>
    </style:style>
    <style:style style:name="gr110" style:family="graphic" style:parent-style-name="standard">
      <style:graphic-properties draw:stroke="none" svg:stroke-color="#ffffff" draw:fill="solid" draw:fill-color="#000000" draw:textarea-horizontal-align="justify" draw:textarea-vertical-align="middle" draw:auto-grow-height="false" fo:min-height="0cm" fo:min-width="0.286cm"/>
    </style:style>
    <style:style style:name="gr111" style:family="graphic" style:parent-style-name="standard">
      <style:graphic-properties draw:stroke="none" svg:stroke-color="#ffffff" draw:fill="solid" draw:fill-color="#000000" draw:textarea-horizontal-align="justify" draw:textarea-vertical-align="middle" draw:auto-grow-height="false" fo:min-height="0cm" fo:min-width="0.283cm"/>
    </style:style>
    <style:style style:name="gr112" style:family="graphic" style:parent-style-name="standard">
      <style:graphic-properties draw:stroke="none" svg:stroke-color="#ffffff" draw:fill="solid" draw:fill-color="#000000" draw:textarea-horizontal-align="justify" draw:textarea-vertical-align="middle" draw:auto-grow-height="false" fo:min-height="0cm" fo:min-width="0cm"/>
    </style:style>
    <style:style style:name="gr113" style:family="graphic" style:parent-style-name="standard">
      <style:graphic-properties draw:stroke="none" svg:stroke-color="#ffffff" draw:fill="solid" draw:fill-color="#000000" draw:textarea-horizontal-align="justify" draw:textarea-vertical-align="middle" draw:auto-grow-height="false" fo:min-height="0.419cm" fo:min-width="0cm"/>
    </style:style>
    <style:style style:name="gr114" style:family="graphic" style:parent-style-name="standard">
      <style:graphic-properties draw:stroke="none" svg:stroke-color="#ffffff" draw:fill="solid" draw:fill-color="#000000" draw:textarea-horizontal-align="justify" draw:textarea-vertical-align="middle" draw:auto-grow-height="false" fo:min-height="0cm" fo:min-width="0.288cm"/>
    </style:style>
    <style:style style:name="gr115" style:family="graphic" style:parent-style-name="standard">
      <style:graphic-properties draw:stroke="none" svg:stroke-color="#ffffff" draw:fill="solid" draw:fill-color="#000000" draw:textarea-horizontal-align="justify" draw:textarea-vertical-align="middle" draw:auto-grow-height="false" fo:min-height="0.054cm" fo:min-width="0cm"/>
    </style:style>
    <style:style style:name="gr116" style:family="graphic" style:parent-style-name="objectwithoutfill">
      <style:graphic-properties svg:stroke-width="0.051cm" svg:stroke-color="#000000" draw:marker-start-width="0.355cm" draw:marker-end="Rounded_20_short_20_Arrow" draw:marker-end-width="0.203cm" draw:fill="none" draw:textarea-vertical-align="middle" fo:padding-top="0.15cm" fo:padding-bottom="0.15cm" fo:padding-left="0.275cm" fo:padding-right="0.275cm"/>
    </style:style>
    <style:style style:name="gr11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19" style:family="graphic" style:parent-style-name="standard">
      <style:graphic-properties draw:stroke="dash" draw:stroke-dash="Fine_20_Dashed" svg:stroke-width="0.102cm" svg:stroke-color="#000000" draw:marker-start="" draw:marker-start-width="0.508cm" draw:marker-start-center="false" draw:marker-end="" draw:marker-end-width="0.508cm" draw:marker-end-center="false" svg:stroke-opacity="100%" draw:stroke-linejoin="round" svg:stroke-linecap="butt" draw:fill="solid" draw:fill-color="#666666" draw:secondary-fill-color="#729fcf" draw:gradient-step-count="0" draw:fill-hatch-solid="false" draw:opacity="3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30%"/>
    </style:style>
    <style:style style:name="gr120" style:family="graphic" style:parent-style-name="standard">
      <style:graphic-properties draw:stroke="dash" draw:stroke-dash="Fine_20_Dashed" svg:stroke-width="0.102cm" svg:stroke-color="#000000" draw:marker-start="" draw:marker-start-width="0.508cm" draw:marker-start-center="false" draw:marker-end="" draw:marker-end-width="0.508cm" draw:marker-end-center="false" svg:stroke-opacity="100%" draw:stroke-linejoin="round" svg:stroke-linecap="butt" draw:fill="solid" draw:fill-color="#666666" draw:secondary-fill-color="#729fcf" draw:gradient-step-count="0" draw:fill-hatch-solid="false" draw:opacity="30%" draw:fill-image-width="0cm" draw:fill-image-height="0cm" style:repeat="repeat" draw:fill-image-ref-point-x="0%" draw:fill-image-ref-point-y="0%" draw:fill-image-ref-point="center" draw:tile-repeat-offset="0% vertical" draw:shadow="hidden" draw:shadow-offset-x="0.2cm" draw:shadow-offset-y="0.2cm" draw:shadow-color="#808080" draw:shadow-opacity="30%" dr3d:horizontal-segments="6" dr3d:vertical-segments="6" dr3d:backface-culling="enabled" dr3d:normals-kind="object" dr3d:normals-direction="inverse" dr3d:texture-filter="enabled" dr3d:diffuse-color="#00b8ff" dr3d:emissive-color="#000000" dr3d:specular-color="#ffffff" dr3d:shininess="30%" dr3d:shadow="hidden"/>
    </style:style>
    <style:style style:name="gr121" style:family="graphic" style:parent-style-name="objectwithoutfill">
      <style:graphic-properties draw:stroke="dash" draw:stroke-dash="Fine_20_Dashed" svg:stroke-width="0.051cm" svg:stroke-color="#ff0000" draw:marker-start-width="0.115cm" draw:marker-end-width="0.115cm" draw:fill="none" draw:textarea-vertical-align="middle" fo:padding-top="0.15cm" fo:padding-bottom="0.15cm" fo:padding-left="0.275cm" fo:padding-right="0.275cm"/>
    </style:style>
    <style:style style:name="gr122" style:family="graphic" style:parent-style-name="objectwithoutfill">
      <style:graphic-properties draw:stroke="dash" draw:stroke-dash="Fine_20_Dashed" svg:stroke-width="0.051cm" svg:stroke-color="#ff0000" draw:marker-start-width="0.344cm" draw:marker-end-width="0.344cm" draw:fill="none" draw:textarea-vertical-align="middle" fo:padding-top="0.15cm" fo:padding-bottom="0.15cm" fo:padding-left="0.275cm" fo:padding-right="0.275cm"/>
    </style:style>
    <style:style style:name="gr123" style:family="graphic" style:parent-style-name="standard">
      <style:graphic-properties draw:stroke="none" svg:stroke-width="0.051cm" svg:stroke-color="#ff0000" draw:marker-start-width="0.152cm" draw:marker-end-width="0.152cm" draw:fill="none" draw:fill-color="#ffffff" fo:min-height="0.412cm"/>
    </style:style>
    <style:style style:name="gr12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2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25%"/>
    </style:style>
    <style:style style:name="gr125"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25%" draw:fill-image-width="0cm" draw:fill-image-height="0cm" style:repeat="repeat" draw:fill-image-ref-point-x="0%" draw:fill-image-ref-point-y="0%" draw:fill-image-ref-point="center" draw:tile-repeat-offset="0% vertical" draw:shadow="hidden" draw:shadow-offset-x="0.2cm" draw:shadow-offset-y="0.2cm" draw:shadow-color="#808080" draw:shadow-opacity="25%"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26" style:family="graphic" style:parent-style-name="objectwithoutfill">
      <style:graphic-properties draw:fill="none" draw:textarea-vertical-align="middle"/>
    </style:style>
    <style:style style:name="gr127" style:family="graphic" style:parent-style-name="objectwithoutfill">
      <style:graphic-properties svg:stroke-width="0.051cm" svg:stroke-color="#000000" draw:marker-start-width="0.356cm" draw:marker-end-width="0.356cm" draw:fill="none" draw:textarea-vertical-align="middle" fo:padding-top="0.151cm" fo:padding-bottom="0.151cm" fo:padding-left="0.276cm" fo:padding-right="0.276cm"/>
    </style:style>
    <style:style style:name="gr128" style:family="graphic" style:parent-style-name="standard">
      <style:graphic-properties draw:stroke="none" svg:stroke-color="#000000" draw:fill="none" draw:fill-color="#ffffff" fo:min-height="0.239cm"/>
    </style:style>
    <style:style style:name="gr129" style:family="graphic" style:parent-style-name="standard">
      <style:graphic-properties draw:stroke="none" svg:stroke-color="#000000" draw:fill="none" draw:fill-color="#ffffff" fo:min-height="0.401cm"/>
    </style:style>
    <style:style style:name="gr130" style:family="graphic" style:parent-style-name="objectwithoutfill">
      <style:graphic-properties svg:stroke-width="0.051cm" svg:stroke-color="#729fcf" draw:marker-start-width="0.355cm" draw:marker-end="Symmetric_20_Arrow" draw:marker-end-width="0.203cm" draw:fill="none" draw:textarea-vertical-align="middle" fo:padding-top="0.15cm" fo:padding-bottom="0.15cm" fo:padding-left="0.275cm" fo:padding-right="0.275cm"/>
    </style:style>
    <style:style style:name="gr131" style:family="graphic" style:parent-style-name="standard">
      <style:graphic-properties draw:stroke="solid" draw:stroke-dash="Fine_20_Dashed" svg:stroke-color="#000000" draw:fill="none" draw:textarea-horizontal-align="justify" draw:textarea-vertical-align="middle" draw:auto-grow-height="false" fo:min-height="1.198cm" fo:min-width="0.949cm"/>
    </style:style>
    <style:style style:name="gr132"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133" style:family="graphic" style:parent-style-name="objectwithoutfill">
      <style:graphic-properties draw:stroke="dash" draw:stroke-dash="Fine_20_Dashed" svg:stroke-color="#000000" draw:fill="none" draw:textarea-vertical-align="middle"/>
    </style:style>
    <style:style style:name="gr134" style:family="graphic" style:parent-style-name="standard">
      <style:graphic-properties draw:stroke="none" svg:stroke-color="#000000" draw:fill="none" draw:fill-color="#ffffff" fo:min-height="0.408cm"/>
    </style:style>
    <style:style style:name="gr135" style:family="graphic" style:parent-style-name="standard">
      <style:graphic-properties draw:stroke="none" svg:stroke-color="#000000" draw:fill="none" draw:fill-color="#ffffff" fo:min-height="0.509cm"/>
    </style:style>
    <style:style style:name="gr136" style:family="graphic" style:parent-style-name="standard">
      <style:graphic-properties draw:stroke="none" svg:stroke-color="#000000" draw:fill="none" draw:fill-color="#ffffff" fo:min-height="0.51cm"/>
    </style:style>
    <style:style style:name="gr137" style:family="graphic" style:parent-style-name="objectwithoutfill">
      <style:graphic-properties svg:stroke-width="0.051cm" svg:stroke-color="#ff0000" draw:marker-start="Symmetric_20_Arrow" draw:marker-start-width="0.203cm" draw:marker-end-width="0.355cm" draw:fill="none" draw:textarea-vertical-align="middle" fo:padding-top="0.15cm" fo:padding-bottom="0.15cm" fo:padding-left="0.275cm" fo:padding-right="0.275cm"/>
    </style:style>
    <style:style style:name="gr138" style:family="graphic" style:parent-style-name="standard">
      <style:graphic-properties svg:stroke-width="0.025cm" svg:stroke-color="#b47804" draw:marker-start-width="0.266cm" draw:marker-end-width="0.266cm" draw:fill="solid" draw:fill-color="#fefaec" draw:textarea-horizontal-align="justify" draw:textarea-vertical-align="middle" draw:auto-grow-height="false" fo:min-height="9.2cm" fo:min-width="10.203cm" fo:padding-top="0.137cm" fo:padding-bottom="0.137cm" fo:padding-left="0.262cm" fo:padding-right="0.262cm"/>
    </style:style>
    <style:style style:name="gr139" style:family="graphic" style:parent-style-name="objectwithoutfill">
      <style:graphic-properties draw:stroke="dash" draw:stroke-dash="Fine_20_Dashed" svg:stroke-width="0.025cm" svg:stroke-color="#000000" draw:marker-start-width="0.266cm" draw:marker-end-width="0.266cm" draw:fill="none" draw:textarea-vertical-align="middle" fo:padding-top="0.137cm" fo:padding-bottom="0.137cm" fo:padding-left="0.262cm" fo:padding-right="0.262cm"/>
    </style:style>
    <style:style style:name="gr140" style:family="graphic" style:parent-style-name="standard">
      <style:graphic-properties svg:stroke-color="#000000" draw:fill="solid" draw:fill-color="#81d41a" draw:textarea-horizontal-align="justify" draw:textarea-vertical-align="middle" draw:auto-grow-height="false" fo:min-height="0.023cm" fo:min-width="0.8cm"/>
    </style:style>
    <style:style style:name="gr141" style:family="graphic" style:parent-style-name="standard">
      <style:graphic-properties svg:stroke-color="#000000" draw:fill="solid" draw:fill-color="#ff972f" draw:textarea-horizontal-align="justify" draw:textarea-vertical-align="middle" draw:auto-grow-height="false" fo:min-height="0.027cm" fo:min-width="0.8cm"/>
    </style:style>
    <style:style style:name="gr142" style:family="graphic" style:parent-style-name="standard">
      <style:graphic-properties svg:stroke-color="#000000" draw:fill="solid" draw:fill-color="#fefaec" draw:textarea-horizontal-align="justify" draw:textarea-vertical-align="middle" draw:auto-grow-height="false" fo:min-height="0.024cm" fo:min-width="0.803cm"/>
    </style:style>
    <style:style style:name="gr143" style:family="graphic" style:parent-style-name="standard">
      <style:graphic-properties svg:stroke-color="#000000" draw:fill="solid" draw:fill-color="#fefaec" draw:textarea-horizontal-align="justify" draw:textarea-vertical-align="middle" draw:auto-grow-height="false" fo:min-height="0.026cm" fo:min-width="0.807cm"/>
    </style:style>
    <style:style style:name="gr144" style:family="graphic" style:parent-style-name="standard">
      <style:graphic-properties svg:stroke-color="#000000" draw:fill="solid" draw:fill-color="#81d41a" draw:textarea-horizontal-align="justify" draw:textarea-vertical-align="middle" draw:auto-grow-height="false" fo:min-height="0.024cm" fo:min-width="0.799cm"/>
    </style:style>
    <style:style style:name="gr145" style:family="graphic" style:parent-style-name="standard">
      <style:graphic-properties svg:stroke-color="#000000" draw:fill="solid" draw:fill-color="#fefaec" draw:textarea-horizontal-align="justify" draw:textarea-vertical-align="middle" draw:auto-grow-height="false" fo:min-height="0.026cm" fo:min-width="0.799cm"/>
    </style:style>
    <style:style style:name="gr146" style:family="graphic" style:parent-style-name="standard">
      <style:graphic-properties svg:stroke-color="#000000" draw:fill="solid" draw:fill-color="#ffff00" draw:textarea-horizontal-align="justify" draw:textarea-vertical-align="middle" draw:auto-grow-height="false" fo:min-height="0.025cm" fo:min-width="0.804cm"/>
    </style:style>
    <style:style style:name="gr147" style:family="graphic" style:parent-style-name="standard">
      <style:graphic-properties svg:stroke-color="#000000" draw:fill="solid" draw:fill-color="#fefaec" draw:textarea-horizontal-align="justify" draw:textarea-vertical-align="middle" draw:auto-grow-height="false" fo:min-height="0.026cm" fo:min-width="0.805cm"/>
    </style:style>
    <style:style style:name="gr148" style:family="graphic" style:parent-style-name="standard">
      <style:graphic-properties svg:stroke-color="#000000" draw:fill="solid" draw:fill-color="#ccff00" draw:textarea-horizontal-align="justify" draw:textarea-vertical-align="middle" draw:auto-grow-height="false" fo:min-height="0.024cm" fo:min-width="0.799cm"/>
    </style:style>
    <style:style style:name="gr149" style:family="graphic" style:parent-style-name="standard">
      <style:graphic-properties svg:stroke-color="#000000" draw:fill="solid" draw:fill-color="#81d41a" draw:textarea-horizontal-align="justify" draw:textarea-vertical-align="middle" draw:auto-grow-height="false" fo:min-height="0.026cm" fo:min-width="0.798cm"/>
    </style:style>
    <style:style style:name="gr150" style:family="graphic" style:parent-style-name="standard">
      <style:graphic-properties svg:stroke-color="#000000" draw:fill="solid" draw:fill-color="#fefaec" draw:textarea-horizontal-align="justify" draw:textarea-vertical-align="middle" draw:auto-grow-height="false" fo:min-height="0.025cm" fo:min-width="0.803cm"/>
    </style:style>
    <style:style style:name="gr151" style:family="graphic" style:parent-style-name="standard">
      <style:graphic-properties svg:stroke-color="#000000" draw:fill="solid" draw:fill-color="#fefaec" draw:textarea-horizontal-align="justify" draw:textarea-vertical-align="middle" draw:auto-grow-height="false" fo:min-height="0.026cm" fo:min-width="0.812cm"/>
    </style:style>
    <style:style style:name="gr15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08080" draw:secondary-fill-color="#729fcf" draw:gradient-step-count="0" draw:fill-hatch-solid="false" draw:opacity="76%"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76%"/>
    </style:style>
    <style:style style:name="gr15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08080" draw:secondary-fill-color="#729fcf" draw:gradient-step-count="0" draw:fill-hatch-solid="false" draw:opacity="76%" draw:fill-image-width="0cm" draw:fill-image-height="0cm" style:repeat="repeat" draw:fill-image-ref-point-x="0%" draw:fill-image-ref-point-y="0%" draw:fill-image-ref-point="center" draw:tile-repeat-offset="0% vertical" draw:shadow="hidden" draw:shadow-offset-x="0.2cm" draw:shadow-offset-y="0.2cm" draw:shadow-color="#808080" draw:shadow-opacity="76%"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54" style:family="graphic" style:parent-style-name="standard">
      <style:graphic-properties svg:stroke-color="#000000" draw:fill="solid" draw:fill-color="#ff972f" draw:textarea-horizontal-align="justify" draw:textarea-vertical-align="middle" draw:auto-grow-height="false" fo:min-height="0.004cm" fo:min-width="0cm"/>
    </style:style>
    <style:style style:name="gr155" style:family="graphic" style:parent-style-name="standard">
      <style:graphic-properties svg:stroke-color="#000000" draw:fill="solid" draw:fill-color="#ffff00" draw:textarea-horizontal-align="justify" draw:textarea-vertical-align="middle" draw:auto-grow-height="false" fo:min-height="0.004cm" fo:min-width="0cm"/>
    </style:style>
    <style:style style:name="gr156" style:family="graphic" style:parent-style-name="standard">
      <style:graphic-properties draw:stroke="none" svg:stroke-color="#000000" draw:fill="none" draw:fill-color="#ffffff" fo:min-height="1.245cm"/>
    </style:style>
    <style:style style:name="gr157" style:family="graphic" style:parent-style-name="standard">
      <style:graphic-properties svg:stroke-color="#000000" draw:fill="solid" draw:fill-color="#f10d0c" draw:textarea-horizontal-align="justify" draw:textarea-vertical-align="middle" draw:auto-grow-height="false" fo:min-height="0cm" fo:min-width="0cm"/>
    </style:style>
    <style:style style:name="gr158" style:family="graphic" style:parent-style-name="standard">
      <style:graphic-properties svg:stroke-color="#000000" draw:fill="solid" draw:fill-color="#f1650c" draw:textarea-horizontal-align="justify" draw:textarea-vertical-align="middle" draw:auto-grow-height="false" fo:min-height="0cm" fo:min-width="0cm"/>
    </style:style>
    <style:style style:name="gr159" style:family="graphic" style:parent-style-name="standard">
      <style:graphic-properties svg:stroke-color="#000000" draw:fill="solid" draw:fill-color="#ff972f" draw:textarea-horizontal-align="justify" draw:textarea-vertical-align="middle" draw:auto-grow-height="false" fo:min-height="0cm" fo:min-width="0cm"/>
    </style:style>
    <style:style style:name="gr160" style:family="graphic" style:parent-style-name="standard">
      <style:graphic-properties svg:stroke-color="#000000" draw:fill="solid" draw:fill-color="#ffd72f" draw:textarea-horizontal-align="justify" draw:textarea-vertical-align="middle" draw:auto-grow-height="false" fo:min-height="0cm" fo:min-width="0cm"/>
    </style:style>
    <style:style style:name="gr161" style:family="graphic" style:parent-style-name="standard">
      <style:graphic-properties svg:stroke-color="#000000" draw:fill="solid" draw:fill-color="#ffff00" draw:textarea-horizontal-align="justify" draw:textarea-vertical-align="middle" draw:auto-grow-height="false" fo:min-height="0cm" fo:min-width="0cm"/>
    </style:style>
    <style:style style:name="gr162" style:family="graphic" style:parent-style-name="standard">
      <style:graphic-properties svg:stroke-color="#000000" draw:fill="solid" draw:fill-color="#ccff00" draw:textarea-horizontal-align="justify" draw:textarea-vertical-align="middle" draw:auto-grow-height="false" fo:min-height="0cm" fo:min-width="0cm"/>
    </style:style>
    <style:style style:name="gr163" style:family="graphic" style:parent-style-name="standard">
      <style:graphic-properties svg:stroke-color="#000000" draw:fill="solid" draw:fill-color="#81d41a" draw:textarea-horizontal-align="justify" draw:textarea-vertical-align="middle" draw:auto-grow-height="false" fo:min-height="0cm" fo:min-width="0cm"/>
    </style:style>
    <style:style style:name="gr164" style:family="graphic" style:parent-style-name="standard">
      <style:graphic-properties svg:stroke-color="#000000" draw:fill="solid" draw:fill-color="#ffd7d7" draw:textarea-horizontal-align="justify" draw:textarea-vertical-align="middle" draw:auto-grow-height="false" fo:min-height="0.023cm" fo:min-width="0.799cm"/>
    </style:style>
    <style:style style:name="gr165" style:family="graphic" style:parent-style-name="standard">
      <style:graphic-properties svg:stroke-color="#000000" draw:fill="solid" draw:fill-color="#b4c7dc" draw:textarea-horizontal-align="justify" draw:textarea-vertical-align="middle" draw:auto-grow-height="false" fo:min-height="0.026cm" fo:min-width="0.8cm"/>
    </style:style>
    <style:style style:name="gr166" style:family="graphic" style:parent-style-name="standard">
      <style:graphic-properties svg:stroke-color="#000000" draw:textarea-horizontal-align="justify" draw:textarea-vertical-align="middle" draw:auto-grow-height="false" fo:min-height="0.025cm" fo:min-width="0.802cm"/>
    </style:style>
    <style:style style:name="gr167" style:family="graphic" style:parent-style-name="standard">
      <style:graphic-properties svg:stroke-color="#000000" draw:textarea-horizontal-align="justify" draw:textarea-vertical-align="middle" draw:auto-grow-height="false" fo:min-height="0.026cm" fo:min-width="0.815cm"/>
    </style:style>
    <style:style style:name="gr168" style:family="graphic" style:parent-style-name="standard">
      <style:graphic-properties svg:stroke-color="#000000" draw:fill="solid" draw:fill-color="#b4c7dc" draw:textarea-horizontal-align="justify" draw:textarea-vertical-align="middle" draw:auto-grow-height="false" fo:min-height="0.024cm" fo:min-width="0.799cm"/>
    </style:style>
    <style:style style:name="gr169" style:family="graphic" style:parent-style-name="standard">
      <style:graphic-properties svg:stroke-color="#000000" draw:textarea-horizontal-align="justify" draw:textarea-vertical-align="middle" draw:auto-grow-height="false" fo:min-height="0.026cm" fo:min-width="0.799cm"/>
    </style:style>
    <style:style style:name="gr170" style:family="graphic" style:parent-style-name="standard">
      <style:graphic-properties svg:stroke-color="#000000" draw:fill="solid" draw:fill-color="#b4c7dc" draw:textarea-horizontal-align="justify" draw:textarea-vertical-align="middle" draw:auto-grow-height="false" fo:min-height="0.026cm" fo:min-width="0.806cm"/>
    </style:style>
    <style:style style:name="gr171" style:family="graphic" style:parent-style-name="standard">
      <style:graphic-properties svg:stroke-color="#000000" draw:fill="solid" draw:fill-color="#ffd7d7" draw:textarea-horizontal-align="justify" draw:textarea-vertical-align="middle" draw:auto-grow-height="false" fo:min-height="0.024cm" fo:min-width="0.798cm"/>
    </style:style>
    <style:style style:name="gr172" style:family="graphic" style:parent-style-name="standard">
      <style:graphic-properties svg:stroke-color="#000000" draw:fill="solid" draw:fill-color="#b4c7dc" draw:textarea-horizontal-align="justify" draw:textarea-vertical-align="middle" draw:auto-grow-height="false" fo:min-height="0.026cm" fo:min-width="0.798cm"/>
    </style:style>
    <style:style style:name="gr173" style:family="graphic" style:parent-style-name="standard">
      <style:graphic-properties svg:stroke-color="#000000" draw:fill="solid" draw:fill-color="#b4c7dc" draw:textarea-horizontal-align="justify" draw:textarea-vertical-align="middle" draw:auto-grow-height="false" fo:min-height="0.026cm" fo:min-width="0.832cm"/>
    </style:style>
    <style:style style:name="gr174" style:family="graphic" style:parent-style-name="standard">
      <style:graphic-properties svg:stroke-color="#000000" draw:fill="solid" draw:fill-color="#e8e259" draw:textarea-horizontal-align="justify" draw:textarea-vertical-align="middle" draw:auto-grow-height="false" fo:min-height="0.018cm" fo:min-width="0.795cm"/>
    </style:style>
    <style:style style:name="gr175" style:family="graphic" style:parent-style-name="standard">
      <style:graphic-properties svg:stroke-color="#000000" draw:fill="solid" draw:fill-color="#e8e259" draw:textarea-horizontal-align="justify" draw:textarea-vertical-align="middle" draw:auto-grow-height="false" fo:min-height="0.025cm" fo:min-width="0.797cm"/>
    </style:style>
    <style:style style:name="gr176" style:family="graphic" style:parent-style-name="standard">
      <style:graphic-properties svg:stroke-color="#000000" draw:fill="solid" draw:fill-color="#e8e259" draw:textarea-horizontal-align="justify" draw:textarea-vertical-align="middle" draw:auto-grow-height="false" fo:min-height="0.026cm" fo:min-width="0.799cm"/>
    </style:style>
    <style:style style:name="gr177" style:family="graphic" style:parent-style-name="standard">
      <style:graphic-properties svg:stroke-color="#000000" draw:fill="solid" draw:fill-color="#cb229e" draw:textarea-horizontal-align="justify" draw:textarea-vertical-align="middle" draw:auto-grow-height="false" fo:min-height="0.02cm" fo:min-width="0.781cm"/>
    </style:style>
    <style:style style:name="gr178" style:family="graphic" style:parent-style-name="standard">
      <style:graphic-properties svg:stroke-color="#000000" draw:fill="solid" draw:fill-color="#e8e259" draw:textarea-horizontal-align="justify" draw:textarea-vertical-align="middle" draw:auto-grow-height="false" fo:min-height="0.013cm" fo:min-width="0.796cm"/>
    </style:style>
    <style:style style:name="gr179" style:family="graphic" style:parent-style-name="standard">
      <style:graphic-properties svg:stroke-color="#000000" draw:fill="solid" draw:fill-color="#e62056" draw:textarea-horizontal-align="justify" draw:textarea-vertical-align="middle" draw:auto-grow-height="false" fo:min-height="0.026cm" fo:min-width="0.796cm"/>
    </style:style>
    <style:style style:name="gr180" style:family="graphic" style:parent-style-name="standard">
      <style:graphic-properties svg:stroke-color="#000000" draw:fill="solid" draw:fill-color="#cb229e" draw:textarea-horizontal-align="justify" draw:textarea-vertical-align="middle" draw:auto-grow-height="false" fo:min-height="0.024cm" fo:min-width="0.799cm"/>
    </style:style>
    <style:style style:name="gr181" style:family="graphic" style:parent-style-name="standard">
      <style:graphic-properties svg:stroke-color="#000000" draw:fill="solid" draw:fill-color="#643e94" draw:textarea-horizontal-align="justify" draw:textarea-vertical-align="middle" draw:auto-grow-height="false" fo:min-height="0.025cm" fo:min-width="0.801cm"/>
    </style:style>
    <style:style style:name="gr182" style:family="graphic" style:parent-style-name="standard">
      <style:graphic-properties svg:stroke-color="#000000" draw:fill="solid" draw:fill-color="#e6b038" draw:textarea-horizontal-align="justify" draw:textarea-vertical-align="middle" draw:auto-grow-height="false" fo:min-height="0.018cm" fo:min-width="0.793cm"/>
    </style:style>
    <style:style style:name="gr183" style:family="graphic" style:parent-style-name="standard">
      <style:graphic-properties svg:stroke-color="#000000" draw:fill="solid" draw:fill-color="#e8e259" draw:textarea-horizontal-align="justify" draw:textarea-vertical-align="middle" draw:auto-grow-height="false" fo:min-height="0.026cm" fo:min-width="0.793cm"/>
    </style:style>
    <style:style style:name="gr184" style:family="graphic" style:parent-style-name="standard">
      <style:graphic-properties svg:stroke-color="#000000" draw:fill="solid" draw:fill-color="#e8e259" draw:textarea-horizontal-align="justify" draw:textarea-vertical-align="middle" draw:auto-grow-height="false" fo:min-height="0.024cm" fo:min-width="0.797cm"/>
    </style:style>
    <style:style style:name="gr185" style:family="graphic" style:parent-style-name="standard">
      <style:graphic-properties svg:stroke-color="#000000" draw:fill="solid" draw:fill-color="#2c3dc2" draw:textarea-horizontal-align="justify" draw:textarea-vertical-align="middle" draw:auto-grow-height="false" fo:min-height="0.024cm" fo:min-width="0.798cm"/>
    </style:style>
    <style:style style:name="gr186" style:family="graphic" style:parent-style-name="standard">
      <style:graphic-properties svg:stroke-color="#000000" draw:fill="solid" draw:fill-color="#2c3dc2" draw:textarea-horizontal-align="justify" draw:textarea-vertical-align="middle" draw:auto-grow-height="false" fo:min-height="0cm" fo:min-width="0cm"/>
    </style:style>
    <style:style style:name="gr187" style:family="graphic" style:parent-style-name="standard">
      <style:graphic-properties svg:stroke-color="#000000" draw:fill="solid" draw:fill-color="#643e94" draw:textarea-horizontal-align="justify" draw:textarea-vertical-align="middle" draw:auto-grow-height="false" fo:min-height="0cm" fo:min-width="0cm"/>
    </style:style>
    <style:style style:name="gr188" style:family="graphic" style:parent-style-name="standard">
      <style:graphic-properties svg:stroke-color="#000000" draw:fill="solid" draw:fill-color="#cb229e" draw:textarea-horizontal-align="justify" draw:textarea-vertical-align="middle" draw:auto-grow-height="false" fo:min-height="0cm" fo:min-width="0cm"/>
    </style:style>
    <style:style style:name="gr189" style:family="graphic" style:parent-style-name="standard">
      <style:graphic-properties svg:stroke-color="#000000" draw:fill="solid" draw:fill-color="#e62056" draw:textarea-horizontal-align="justify" draw:textarea-vertical-align="middle" draw:auto-grow-height="false" fo:min-height="0cm" fo:min-width="0cm"/>
    </style:style>
    <style:style style:name="gr190" style:family="graphic" style:parent-style-name="standard">
      <style:graphic-properties svg:stroke-color="#000000" draw:fill="solid" draw:fill-color="#f46f42" draw:textarea-horizontal-align="justify" draw:textarea-vertical-align="middle" draw:auto-grow-height="false" fo:min-height="0cm" fo:min-width="0cm"/>
    </style:style>
    <style:style style:name="gr191" style:family="graphic" style:parent-style-name="standard">
      <style:graphic-properties svg:stroke-color="#000000" draw:fill="solid" draw:fill-color="#e6b038" draw:textarea-horizontal-align="justify" draw:textarea-vertical-align="middle" draw:auto-grow-height="false" fo:min-height="0cm" fo:min-width="0cm"/>
    </style:style>
    <style:style style:name="gr192" style:family="graphic" style:parent-style-name="standard">
      <style:graphic-properties svg:stroke-color="#000000" draw:fill="solid" draw:fill-color="#e8e259" draw:textarea-horizontal-align="justify" draw:textarea-vertical-align="middle" draw:auto-grow-height="false" fo:min-height="0cm" fo:min-width="0cm"/>
    </style:style>
    <style:style style:name="gr193" style:family="graphic" style:parent-style-name="standard">
      <style:graphic-properties draw:stroke="none" svg:stroke-color="#000000" draw:fill="none" draw:fill-color="#ffffff" fo:min-height="0.611cm"/>
    </style:style>
    <style:style style:name="gr194" style:family="graphic" style:parent-style-name="standard">
      <style:graphic-properties svg:stroke-color="#000000" draw:fill="solid" draw:fill-color="#999999" draw:textarea-horizontal-align="justify" draw:textarea-vertical-align="middle" draw:auto-grow-height="false" fo:min-height="0.023cm" fo:min-width="0.8cm"/>
    </style:style>
    <style:style style:name="gr195" style:family="graphic" style:parent-style-name="standard">
      <style:graphic-properties svg:stroke-color="#000000" draw:fill="solid" draw:fill-color="#333333" draw:textarea-horizontal-align="justify" draw:textarea-vertical-align="middle" draw:auto-grow-height="false" fo:min-height="0.027cm" fo:min-width="0.8cm"/>
    </style:style>
    <style:style style:name="gr196" style:family="graphic" style:parent-style-name="standard">
      <style:graphic-properties svg:stroke-color="#000000" draw:fill="solid" draw:fill-color="#eeeeee" draw:textarea-horizontal-align="justify" draw:textarea-vertical-align="middle" draw:auto-grow-height="false" fo:min-height="0.024cm" fo:min-width="0.803cm"/>
    </style:style>
    <style:style style:name="gr197" style:family="graphic" style:parent-style-name="standard">
      <style:graphic-properties svg:stroke-color="#000000" draw:fill="solid" draw:fill-color="#eeeeee" draw:textarea-horizontal-align="justify" draw:textarea-vertical-align="middle" draw:auto-grow-height="false" fo:min-height="0.026cm" fo:min-width="0.807cm"/>
    </style:style>
    <style:style style:name="gr198" style:family="graphic" style:parent-style-name="standard">
      <style:graphic-properties svg:stroke-color="#000000" draw:fill="solid" draw:fill-color="#999999" draw:textarea-horizontal-align="justify" draw:textarea-vertical-align="middle" draw:auto-grow-height="false" fo:min-height="0.024cm" fo:min-width="0.799cm"/>
    </style:style>
    <style:style style:name="gr199" style:family="graphic" style:parent-style-name="standard">
      <style:graphic-properties svg:stroke-color="#000000" draw:fill="solid" draw:fill-color="#eeeeee" draw:textarea-horizontal-align="justify" draw:textarea-vertical-align="middle" draw:auto-grow-height="false" fo:min-height="0.026cm" fo:min-width="0.799cm"/>
    </style:style>
    <style:style style:name="gr200" style:family="graphic" style:parent-style-name="standard">
      <style:graphic-properties svg:stroke-color="#000000" draw:fill="solid" draw:fill-color="#999999" draw:textarea-horizontal-align="justify" draw:textarea-vertical-align="middle" draw:auto-grow-height="false" fo:min-height="0.025cm" fo:min-width="0.804cm"/>
    </style:style>
    <style:style style:name="gr201" style:family="graphic" style:parent-style-name="standard">
      <style:graphic-properties svg:stroke-color="#000000" draw:fill="solid" draw:fill-color="#eeeeee" draw:textarea-horizontal-align="justify" draw:textarea-vertical-align="middle" draw:auto-grow-height="false" fo:min-height="0.026cm" fo:min-width="0.805cm"/>
    </style:style>
    <style:style style:name="gr202" style:family="graphic" style:parent-style-name="standard">
      <style:graphic-properties svg:stroke-color="#000000" draw:fill="solid" draw:fill-color="#999999" draw:textarea-horizontal-align="justify" draw:textarea-vertical-align="middle" draw:auto-grow-height="false" fo:min-height="0.026cm" fo:min-width="0.798cm"/>
    </style:style>
    <style:style style:name="gr203" style:family="graphic" style:parent-style-name="standard">
      <style:graphic-properties svg:stroke-color="#000000" draw:fill="solid" draw:fill-color="#eeeeee" draw:textarea-horizontal-align="justify" draw:textarea-vertical-align="middle" draw:auto-grow-height="false" fo:min-height="0.025cm" fo:min-width="0.803cm"/>
    </style:style>
    <style:style style:name="gr204" style:family="graphic" style:parent-style-name="standard">
      <style:graphic-properties svg:stroke-color="#000000" draw:fill="solid" draw:fill-color="#eeeeee" draw:textarea-horizontal-align="justify" draw:textarea-vertical-align="middle" draw:auto-grow-height="false" fo:min-height="0.026cm" fo:min-width="0.812cm"/>
    </style:style>
    <style:style style:name="gr205"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206" style:family="graphic" style:parent-style-name="standard">
      <style:graphic-properties svg:stroke-color="#000000" draw:fill="solid" draw:fill-color="#666666" draw:textarea-horizontal-align="justify" draw:textarea-vertical-align="middle" draw:auto-grow-height="false" fo:min-height="0cm" fo:min-width="0cm"/>
    </style:style>
    <style:style style:name="gr207" style:family="graphic" style:parent-style-name="standard">
      <style:graphic-properties svg:stroke-color="#000000" draw:fill="solid" draw:fill-color="#808080" draw:textarea-horizontal-align="justify" draw:textarea-vertical-align="middle" draw:auto-grow-height="false" fo:min-height="0cm" fo:min-width="0cm"/>
    </style:style>
    <style:style style:name="gr208" style:family="graphic" style:parent-style-name="standard">
      <style:graphic-properties svg:stroke-color="#000000" draw:fill="solid" draw:fill-color="#b2b2b2" draw:textarea-horizontal-align="justify" draw:textarea-vertical-align="middle" draw:auto-grow-height="false" fo:min-height="0cm" fo:min-width="0cm"/>
    </style:style>
    <style:style style:name="gr209" style:family="graphic" style:parent-style-name="standard">
      <style:graphic-properties svg:stroke-color="#000000" draw:fill="solid" draw:fill-color="#cccccc" draw:textarea-horizontal-align="justify" draw:textarea-vertical-align="middle" draw:auto-grow-height="false" fo:min-height="0cm" fo:min-width="0cm"/>
    </style:style>
    <style:style style:name="gr210" style:family="graphic" style:parent-style-name="standard">
      <style:graphic-properties svg:stroke-color="#000000" draw:fill="solid" draw:fill-color="#dddddd" draw:textarea-horizontal-align="justify" draw:textarea-vertical-align="middle" draw:auto-grow-height="false" fo:min-height="0cm" fo:min-width="0cm"/>
    </style:style>
    <style:style style:name="gr211"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12" style:family="graphic" style:parent-style-name="standard">
      <style:graphic-properties draw:stroke="none" svg:stroke-color="#000000" draw:fill="none" draw:fill-color="#ffffff" fo:min-height="1.098cm"/>
    </style:style>
    <style:style style:name="gr213" style:family="graphic" style:parent-style-name="standard">
      <style:graphic-properties draw:stroke="none" svg:stroke-color="#000000" draw:fill="none" draw:fill-color="#ffffff" fo:min-height="1.031cm"/>
    </style:style>
    <style:style style:name="gr214" style:family="graphic" style:parent-style-name="standard">
      <style:graphic-properties draw:stroke="none" svg:stroke-color="#000000" draw:fill="none" draw:fill-color="#ffffff" fo:min-height="1.667cm"/>
    </style:style>
    <style:style style:name="gr215" style:family="graphic" style:parent-style-name="standard">
      <style:graphic-properties draw:stroke="none" svg:stroke-color="#000000" draw:fill="none" draw:fill-color="#ffffff" fo:min-height="2.052cm"/>
    </style:style>
    <style:style style:name="gr216" style:family="graphic" style:parent-style-name="standard">
      <style:graphic-properties draw:stroke="none" svg:stroke-color="#000000" draw:fill="none" draw:fill-color="#ffffff" fo:min-height="3.435cm"/>
    </style:style>
    <style:style style:name="gr217" style:family="graphic" style:parent-style-name="standard">
      <style:graphic-properties svg:stroke-color="#000000" draw:fill="solid" draw:fill-color="#81d41a" draw:textarea-horizontal-align="justify" draw:textarea-vertical-align="middle" draw:auto-grow-height="false" fo:min-height="0.004cm" fo:min-width="0cm"/>
    </style:style>
    <style:style style:name="gr218" style:family="graphic" style:parent-style-name="standard">
      <style:graphic-properties svg:stroke-color="#000000" draw:fill="solid" draw:fill-color="#ffff38" draw:textarea-horizontal-align="justify" draw:textarea-vertical-align="middle" draw:auto-grow-height="false" fo:min-height="0.004cm" fo:min-width="0cm"/>
    </style:style>
    <style:style style:name="gr219" style:family="graphic" style:parent-style-name="standard">
      <style:graphic-properties svg:stroke-color="#000000" draw:fill="solid" draw:fill-color="#ffdb2f" draw:textarea-horizontal-align="justify" draw:textarea-vertical-align="middle" draw:auto-grow-height="false" fo:min-height="0.004cm" fo:min-width="0cm"/>
    </style:style>
    <style:style style:name="gr220" style:family="graphic" style:parent-style-name="standard">
      <style:graphic-properties svg:stroke-color="#000000" draw:fill="solid" draw:fill-color="#ffb52f" draw:textarea-horizontal-align="justify" draw:textarea-vertical-align="middle" draw:auto-grow-height="false" fo:min-height="0.004cm" fo:min-width="0cm"/>
    </style:style>
    <style:style style:name="gr221" style:family="graphic" style:parent-style-name="standard">
      <style:graphic-properties svg:stroke-color="#000000" draw:fill="solid" draw:fill-color="#ff6d2f" draw:textarea-horizontal-align="justify" draw:textarea-vertical-align="middle" draw:auto-grow-height="false" fo:min-height="0.004cm" fo:min-width="0cm"/>
    </style:style>
    <style:style style:name="gr222" style:family="graphic" style:parent-style-name="standard">
      <style:graphic-properties svg:stroke-color="#000000" draw:fill="solid" draw:fill-color="#d7ff00" draw:textarea-horizontal-align="justify" draw:textarea-vertical-align="middle" draw:auto-grow-height="false" fo:min-height="0.004cm" fo:min-width="0cm"/>
    </style:style>
    <style:style style:name="gr223" style:family="graphic" style:parent-style-name="standard">
      <style:graphic-properties draw:stroke="none" svg:stroke-color="#000000" draw:fill="none" draw:fill-color="#ffffff" fo:min-height="0.319cm"/>
    </style:style>
    <style:style style:name="gr224" style:family="graphic" style:parent-style-name="standard">
      <style:graphic-properties svg:stroke-width="0.051cm" svg:stroke-color="#000000" draw:marker-start-width="0.355cm" draw:marker-end-width="0.355cm" draw:fill="none"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svg:stroke-color="#000000" draw:fill="solid" draw:fill-color="#ffffff" draw:textarea-horizontal-align="justify" draw:textarea-vertical-align="middle" draw:auto-grow-height="false" fo:min-height="0.004cm" fo:min-width="0cm"/>
    </style:style>
    <style:style style:name="gr226" style:family="graphic" style:parent-style-name="standard">
      <style:graphic-properties svg:stroke-color="#000000" draw:fill="solid" draw:fill-color="#b4c7dc" draw:textarea-horizontal-align="justify" draw:textarea-vertical-align="middle" draw:auto-grow-height="false" fo:min-height="0.004cm" fo:min-width="0cm"/>
    </style:style>
    <style:style style:name="gr227" style:family="graphic" style:parent-style-name="standard">
      <style:graphic-properties svg:stroke-color="#000000" draw:fill="solid" draw:fill-color="#729fcf" draw:textarea-horizontal-align="justify" draw:textarea-vertical-align="middle" draw:auto-grow-height="false" fo:min-height="0.004cm" fo:min-width="0cm"/>
    </style:style>
    <style:style style:name="gr228" style:family="graphic" style:parent-style-name="standard">
      <style:graphic-properties svg:stroke-color="#000000" draw:fill="solid" draw:fill-color="#ff3838" draw:textarea-horizontal-align="justify" draw:textarea-vertical-align="middle" draw:auto-grow-height="false" fo:min-height="0.004cm" fo:min-width="0cm"/>
    </style:style>
    <style:style style:name="gr229" style:family="graphic" style:parent-style-name="standard">
      <style:graphic-properties draw:stroke="none" svg:stroke-color="#000000" draw:fill="none" draw:fill-color="#ffffff" fo:min-height="2.106cm"/>
    </style:style>
    <style:style style:name="gr230" style:family="graphic" style:parent-style-name="objectwithoutfill">
      <style:graphic-properties draw:stroke="dash" draw:stroke-dash="Fine_20_Dashed" svg:stroke-color="#000000" draw:marker-end="Symmetric_20_Arrow" draw:marker-end-width="0.102cm" draw:fill="none" draw:textarea-vertical-align="middle"/>
    </style:style>
    <style:style style:name="gr231" style:family="graphic" style:parent-style-name="standard">
      <style:graphic-properties svg:stroke-color="#000000" draw:fill="solid" draw:fill-color="#e8e259" draw:textarea-horizontal-align="justify" draw:textarea-vertical-align="middle" draw:auto-grow-height="false" fo:min-height="0.106cm" fo:min-width="1.215cm"/>
    </style:style>
    <style:style style:name="gr232" style:family="graphic" style:parent-style-name="standard">
      <style:graphic-properties svg:stroke-color="#000000" draw:fill="solid" draw:fill-color="#e8e259" draw:textarea-horizontal-align="justify" draw:textarea-vertical-align="middle" draw:auto-grow-height="false" fo:min-height="0.115cm" fo:min-width="1.218cm"/>
    </style:style>
    <style:style style:name="gr233" style:family="graphic" style:parent-style-name="standard">
      <style:graphic-properties svg:stroke-color="#000000" draw:fill="solid" draw:fill-color="#e8e259" draw:textarea-horizontal-align="justify" draw:textarea-vertical-align="middle" draw:auto-grow-height="false" fo:min-height="0.114cm" fo:min-width="1.222cm"/>
    </style:style>
    <style:style style:name="gr234" style:family="graphic" style:parent-style-name="standard">
      <style:graphic-properties svg:stroke-color="#000000" draw:fill="solid" draw:fill-color="#cb229e" draw:textarea-horizontal-align="justify" draw:textarea-vertical-align="middle" draw:auto-grow-height="false" fo:min-height="0.108cm" fo:min-width="1.198cm"/>
    </style:style>
    <style:style style:name="gr235" style:family="graphic" style:parent-style-name="standard">
      <style:graphic-properties svg:stroke-color="#000000" draw:fill="solid" draw:fill-color="#e8e259" draw:textarea-horizontal-align="justify" draw:textarea-vertical-align="middle" draw:auto-grow-height="false" fo:min-height="0.099cm" fo:min-width="1.216cm"/>
    </style:style>
    <style:style style:name="gr236" style:family="graphic" style:parent-style-name="standard">
      <style:graphic-properties svg:stroke-color="#000000" draw:fill="solid" draw:fill-color="#e62056" draw:textarea-horizontal-align="justify" draw:textarea-vertical-align="middle" draw:auto-grow-height="false" fo:min-height="0.113cm" fo:min-width="1.217cm"/>
    </style:style>
    <style:style style:name="gr237" style:family="graphic" style:parent-style-name="standard">
      <style:graphic-properties svg:stroke-color="#000000" draw:fill="solid" draw:fill-color="#cb229e" draw:textarea-horizontal-align="justify" draw:textarea-vertical-align="middle" draw:auto-grow-height="false" fo:min-height="0.113cm" fo:min-width="1.221cm"/>
    </style:style>
    <style:style style:name="gr238" style:family="graphic" style:parent-style-name="standard">
      <style:graphic-properties svg:stroke-color="#000000" draw:fill="solid" draw:fill-color="#643e94" draw:textarea-horizontal-align="justify" draw:textarea-vertical-align="middle" draw:auto-grow-height="false" fo:min-height="0.114cm" fo:min-width="1.224cm"/>
    </style:style>
    <style:style style:name="gr239" style:family="graphic" style:parent-style-name="standard">
      <style:graphic-properties svg:stroke-color="#000000" draw:fill="solid" draw:fill-color="#e6b038" draw:textarea-horizontal-align="justify" draw:textarea-vertical-align="middle" draw:auto-grow-height="false" fo:min-height="0.107cm" fo:min-width="1.214cm"/>
    </style:style>
    <style:style style:name="gr240" style:family="graphic" style:parent-style-name="standard">
      <style:graphic-properties svg:stroke-color="#000000" draw:fill="solid" draw:fill-color="#e8e259" draw:textarea-horizontal-align="justify" draw:textarea-vertical-align="middle" draw:auto-grow-height="false" fo:min-height="0.113cm" fo:min-width="1.213cm"/>
    </style:style>
    <style:style style:name="gr241" style:family="graphic" style:parent-style-name="standard">
      <style:graphic-properties svg:stroke-color="#000000" draw:fill="solid" draw:fill-color="#e8e259" draw:textarea-horizontal-align="justify" draw:textarea-vertical-align="middle" draw:auto-grow-height="false" fo:min-height="0.113cm" fo:min-width="1.218cm"/>
    </style:style>
    <style:style style:name="gr242" style:family="graphic" style:parent-style-name="standard">
      <style:graphic-properties svg:stroke-color="#000000" draw:fill="solid" draw:fill-color="#2c3dc2" draw:textarea-horizontal-align="justify" draw:textarea-vertical-align="middle" draw:auto-grow-height="false" fo:min-height="0.113cm" fo:min-width="1.221cm"/>
    </style:style>
    <style:style style:name="gr24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245"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4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40%"/>
    </style:style>
    <style:style style:name="gr24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40%" draw:fill-image-width="0cm" draw:fill-image-height="0cm" style:repeat="repeat" draw:fill-image-ref-point-x="0%" draw:fill-image-ref-point-y="0%" draw:fill-image-ref-point="center" draw:tile-repeat-offset="0% vertical" draw:shadow="hidden" draw:shadow-offset-x="0.2cm" draw:shadow-offset-y="0.2cm" draw:shadow-color="#808080" draw:shadow-opacity="4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247" style:family="graphic" style:parent-style-name="standard">
      <style:graphic-properties svg:stroke-color="#000000" draw:fill="solid" draw:fill-color="#edfcff" draw:textarea-vertical-align="middle" draw:auto-grow-height="false" fo:min-height="0.093cm" fo:min-width="0cm"/>
    </style:style>
    <style:style style:name="gr248" style:family="graphic" style:parent-style-name="objectwithoutfill">
      <style:graphic-properties svg:stroke-color="#000000" draw:marker-end="Symmetric_20_Arrow" draw:marker-end-width="0.152cm" draw:fill="none" draw:textarea-vertical-align="middle"/>
    </style:style>
    <style:style style:name="gr249" style:family="graphic" style:parent-style-name="objectwithoutfill">
      <style:graphic-properties svg:stroke-width="0.102cm" svg:stroke-color="#729fcf" draw:marker-start-width="0.217cm" draw:marker-end-width="0.217cm" draw:fill="none" draw:textarea-vertical-align="middle" fo:padding-top="0.175cm" fo:padding-bottom="0.175cm" fo:padding-left="0.3cm" fo:padding-right="0.3cm"/>
    </style:style>
    <style:style style:name="gr250" style:family="graphic" style:parent-style-name="objectwithoutfill">
      <style:graphic-properties svg:stroke-width="0.102cm" svg:stroke-color="#ff3838" draw:marker-start-width="0.217cm" draw:marker-end-width="0.217cm" draw:fill="none" draw:textarea-vertical-align="middle" fo:padding-top="0.175cm" fo:padding-bottom="0.175cm" fo:padding-left="0.3cm" fo:padding-right="0.3cm"/>
    </style:style>
    <style:style style:name="gr251" style:family="graphic" style:parent-style-name="objectwithoutfill">
      <style:graphic-properties svg:stroke-width="0.076cm" svg:stroke-color="#000000" draw:marker-start-width="0.139cm" draw:marker-end-width="0.139cm" draw:fill="none" draw:textarea-vertical-align="middle" fo:padding-top="0.162cm" fo:padding-bottom="0.162cm" fo:padding-left="0.287cm" fo:padding-right="0.287cm"/>
    </style:style>
    <style:style style:name="gr252" style:family="graphic" style:parent-style-name="standard">
      <style:graphic-properties draw:stroke="dash" draw:stroke-dash="Fine_20_Dashed" svg:stroke-width="0.051cm" svg:stroke-color="#81d41a" draw:marker-start-width="0.355cm" draw:marker-end-width="0.355cm" draw:fill="none" draw:textarea-horizontal-align="justify" draw:textarea-vertical-align="middle" draw:auto-grow-height="false" fo:min-height="1.246cm" fo:min-width="2.337cm" fo:padding-top="0.15cm" fo:padding-bottom="0.15cm" fo:padding-left="0.275cm" fo:padding-right="0.275cm"/>
    </style:style>
    <style:style style:name="gr253" style:family="graphic" style:parent-style-name="objectwithoutfill">
      <style:graphic-properties svg:stroke-width="0.051cm" svg:stroke-color="#000000" draw:marker-start="Circle" draw:marker-start-width="0.203cm" draw:marker-end="Rounded_20_short_20_Arrow" draw:marker-end-width="0.203cm" draw:fill="none" draw:textarea-vertical-align="middle" fo:padding-top="0.15cm" fo:padding-bottom="0.15cm" fo:padding-left="0.275cm" fo:padding-right="0.275cm"/>
    </style:style>
    <style:style style:name="gr254" style:family="graphic" style:parent-style-name="standard">
      <style:graphic-properties svg:stroke-width="0.025cm" svg:stroke-color="#b47804" draw:marker-start-width="0.266cm" draw:marker-end-width="0.266cm" draw:fill="solid" draw:fill-color="#fefaec" draw:textarea-horizontal-align="justify" draw:textarea-vertical-align="middle" draw:auto-grow-height="false" fo:min-height="9.232cm" fo:min-width="7.956cm" fo:padding-top="0.137cm" fo:padding-bottom="0.137cm" fo:padding-left="0.262cm" fo:padding-right="0.262cm"/>
    </style:style>
    <style:style style:name="gr255" style:family="graphic" style:parent-style-name="standard">
      <style:graphic-properties draw:stroke="none" svg:stroke-color="#000000" draw:fill="none" draw:fill-color="#ffffff" fo:min-height="1.423cm"/>
    </style:style>
    <style:style style:name="gr256" style:family="graphic" style:parent-style-name="standard">
      <style:graphic-properties svg:stroke-color="#000000" draw:fill="solid" draw:fill-color="#ff3838" draw:textarea-horizontal-align="justify" draw:textarea-vertical-align="middle" draw:auto-grow-height="false" fo:min-height="0cm" fo:min-width="0.61cm"/>
    </style:style>
    <style:style style:name="gr257" style:family="graphic" style:parent-style-name="standard">
      <style:graphic-properties svg:stroke-color="#000000" draw:fill="solid" draw:fill-color="#ff6d6d" draw:textarea-horizontal-align="justify" draw:textarea-vertical-align="middle" draw:auto-grow-height="false" fo:min-height="0cm" fo:min-width="0.611cm"/>
    </style:style>
    <style:style style:name="gr258" style:family="graphic" style:parent-style-name="standard">
      <style:graphic-properties svg:stroke-color="#000000" draw:fill="solid" draw:fill-color="#eeeeee" draw:textarea-horizontal-align="justify" draw:textarea-vertical-align="middle" draw:auto-grow-height="false" fo:min-height="0cm" fo:min-width="0.613cm"/>
    </style:style>
    <style:style style:name="gr259" style:family="graphic" style:parent-style-name="standard">
      <style:graphic-properties svg:stroke-color="#000000" draw:fill="solid" draw:fill-color="#b4c7dc" draw:textarea-horizontal-align="justify" draw:textarea-vertical-align="middle" draw:auto-grow-height="false" fo:min-height="0cm" fo:min-width="0.616cm"/>
    </style:style>
    <style:style style:name="gr260" style:family="graphic" style:parent-style-name="standard">
      <style:graphic-properties svg:stroke-color="#000000" draw:fill="solid" draw:fill-color="#dee6ef" draw:textarea-horizontal-align="justify" draw:textarea-vertical-align="middle" draw:auto-grow-height="false" fo:min-height="0cm" fo:min-width="0.61cm"/>
    </style:style>
    <style:style style:name="gr261" style:family="graphic" style:parent-style-name="standard">
      <style:graphic-properties svg:stroke-color="#000000" draw:fill="solid" draw:fill-color="#dee6ef" draw:textarea-horizontal-align="justify" draw:textarea-vertical-align="middle" draw:auto-grow-height="false" fo:min-height="0cm" fo:min-width="0.613cm"/>
    </style:style>
    <style:style style:name="gr262" style:family="graphic" style:parent-style-name="standard">
      <style:graphic-properties svg:stroke-color="#000000" draw:fill="solid" draw:fill-color="#ffd7d7" draw:textarea-horizontal-align="justify" draw:textarea-vertical-align="middle" draw:auto-grow-height="false" fo:min-height="0cm" fo:min-width="0.616cm"/>
    </style:style>
    <style:style style:name="gr263" style:family="graphic" style:parent-style-name="standard">
      <style:graphic-properties svg:stroke-color="#000000" draw:fill="solid" draw:fill-color="#ffd7d7" draw:textarea-horizontal-align="justify" draw:textarea-vertical-align="middle" draw:auto-grow-height="false" fo:min-height="0cm" fo:min-width="0.609cm"/>
    </style:style>
    <style:style style:name="gr264" style:family="graphic" style:parent-style-name="standard">
      <style:graphic-properties svg:stroke-color="#000000" draw:fill="solid" draw:fill-color="#ffd7d7" draw:textarea-horizontal-align="justify" draw:textarea-vertical-align="middle" draw:auto-grow-height="false" fo:min-height="0cm" fo:min-width="0.629cm"/>
    </style:style>
    <style:style style:name="gr265" style:family="graphic" style:parent-style-name="objectwithoutfill">
      <style:graphic-properties svg:stroke-width="0.051cm" svg:stroke-color="#000000" draw:marker-start-width="0.355cm" draw:marker-end="Symmetric_20_Arrow" draw:marker-end-width="0.203cm" draw:fill="none" draw:textarea-vertical-align="middle" fo:padding-top="0.15cm" fo:padding-bottom="0.15cm" fo:padding-left="0.275cm" fo:padding-right="0.275cm"/>
    </style:style>
    <style:style style:name="gr266" style:family="graphic" style:parent-style-name="standard">
      <style:graphic-properties svg:stroke-color="#000000" draw:fill="solid" draw:fill-color="#ffa6a6" draw:textarea-horizontal-align="justify" draw:textarea-vertical-align="middle" draw:auto-grow-height="false" fo:min-height="0cm" fo:min-width="0.61cm"/>
    </style:style>
    <style:style style:name="gr267" style:family="graphic" style:parent-style-name="standard">
      <style:graphic-properties svg:stroke-color="#000000" draw:fill="solid" draw:fill-color="#dee6ef" draw:textarea-horizontal-align="justify" draw:textarea-vertical-align="middle" draw:auto-grow-height="false" fo:min-height="0cm" fo:min-width="0.611cm"/>
    </style:style>
    <style:style style:name="gr268" style:family="graphic" style:parent-style-name="standard">
      <style:graphic-properties svg:stroke-color="#000000" draw:fill="solid" draw:fill-color="#b4c7dc" draw:textarea-horizontal-align="justify" draw:textarea-vertical-align="middle" draw:auto-grow-height="false" fo:min-height="0cm" fo:min-width="0.613cm"/>
    </style:style>
    <style:style style:name="gr269" style:family="graphic" style:parent-style-name="standard">
      <style:graphic-properties svg:stroke-color="#000000" draw:textarea-horizontal-align="justify" draw:textarea-vertical-align="middle" draw:auto-grow-height="false" fo:min-height="0cm" fo:min-width="0.616cm"/>
    </style:style>
    <style:style style:name="gr270" style:family="graphic" style:parent-style-name="standard">
      <style:graphic-properties svg:stroke-color="#000000" draw:fill="solid" draw:fill-color="#eeeeee" draw:textarea-horizontal-align="justify" draw:textarea-vertical-align="middle" draw:auto-grow-height="false" fo:min-height="0cm" fo:min-width="0.611cm"/>
    </style:style>
    <style:style style:name="gr271" style:family="graphic" style:parent-style-name="standard">
      <style:graphic-properties svg:stroke-color="#000000" draw:fill="solid" draw:fill-color="#b4c7dc" draw:textarea-horizontal-align="justify" draw:textarea-vertical-align="middle" draw:auto-grow-height="false" fo:min-height="0cm" fo:min-width="0.61cm"/>
    </style:style>
    <style:style style:name="gr272" style:family="graphic" style:parent-style-name="standard">
      <style:graphic-properties svg:stroke-color="#000000" draw:fill="solid" draw:fill-color="#dee6ef" draw:textarea-horizontal-align="justify" draw:textarea-vertical-align="middle" draw:auto-grow-height="false" fo:min-height="0cm" fo:min-width="0.616cm"/>
    </style:style>
    <style:style style:name="gr273" style:family="graphic" style:parent-style-name="standard">
      <style:graphic-properties svg:stroke-color="#000000" draw:fill="solid" draw:fill-color="#dee6ef" draw:textarea-horizontal-align="justify" draw:textarea-vertical-align="middle" draw:auto-grow-height="false" fo:min-height="0cm" fo:min-width="0.609cm"/>
    </style:style>
    <style:style style:name="gr274" style:family="graphic" style:parent-style-name="standard">
      <style:graphic-properties svg:stroke-color="#000000" draw:fill="solid" draw:fill-color="#dee6ef" draw:textarea-horizontal-align="justify" draw:textarea-vertical-align="middle" draw:auto-grow-height="false" fo:min-height="0cm" fo:min-width="0.629cm"/>
    </style:style>
    <style:style style:name="gr275" style:family="graphic" style:parent-style-name="standard">
      <style:graphic-properties svg:stroke-color="#000000" draw:fill="solid" draw:fill-color="#ffd7d7" draw:textarea-horizontal-align="justify" draw:textarea-vertical-align="middle" draw:auto-grow-height="false" fo:min-height="0cm" fo:min-width="0.61cm"/>
    </style:style>
    <style:style style:name="gr276" style:family="graphic" style:parent-style-name="standard">
      <style:graphic-properties svg:stroke-color="#000000" draw:fill="solid" draw:fill-color="#b4c7dc" draw:textarea-horizontal-align="justify" draw:textarea-vertical-align="middle" draw:auto-grow-height="false" fo:min-height="0cm" fo:min-width="0.611cm"/>
    </style:style>
    <style:style style:name="gr277" style:family="graphic" style:parent-style-name="standard">
      <style:graphic-properties svg:stroke-color="#000000" draw:textarea-horizontal-align="justify" draw:textarea-vertical-align="middle" draw:auto-grow-height="false" fo:min-height="0cm" fo:min-width="0.613cm"/>
    </style:style>
    <style:style style:name="gr278" style:family="graphic" style:parent-style-name="standard">
      <style:graphic-properties svg:stroke-color="#000000" draw:textarea-horizontal-align="justify" draw:textarea-vertical-align="middle" draw:auto-grow-height="false" fo:min-height="0cm" fo:min-width="0.61cm"/>
    </style:style>
    <style:style style:name="gr279" style:family="graphic" style:parent-style-name="standard">
      <style:graphic-properties svg:stroke-color="#000000" draw:fill="solid" draw:fill-color="#b4c7dc" draw:textarea-horizontal-align="justify" draw:textarea-vertical-align="middle" draw:auto-grow-height="false" fo:min-height="0cm" fo:min-width="0.609cm"/>
    </style:style>
    <style:style style:name="gr280" style:family="graphic" style:parent-style-name="standard">
      <style:graphic-properties svg:stroke-color="#000000" draw:fill="solid" draw:fill-color="#b4c7dc" draw:textarea-horizontal-align="justify" draw:textarea-vertical-align="middle" draw:auto-grow-height="false" fo:min-height="0cm" fo:min-width="0.629cm"/>
    </style:style>
    <style:style style:name="gr281" style:family="graphic" style:parent-style-name="standard">
      <style:graphic-properties draw:stroke="none" svg:stroke-color="#000000" draw:fill="none" draw:fill-color="#ffffff" fo:min-height="0.921cm"/>
    </style:style>
    <style:style style:name="gr282" style:family="graphic" style:parent-style-name="standard">
      <style:graphic-properties draw:stroke="none" svg:stroke-color="#000000" draw:fill="none" draw:fill-color="#ffffff" fo:min-height="0.924cm"/>
    </style:style>
    <style:style style:name="gr283" style:family="graphic" style:parent-style-name="standard">
      <style:graphic-properties draw:stroke="solid" svg:stroke-width="0.025cm" svg:stroke-color="#81d41a" draw:marker-start-width="0.266cm" draw:marker-end-width="0.266cm" draw:fill="solid" draw:fill-color="#ffffff" fo:min-height="0.395cm" fo:padding-top="0.137cm" fo:padding-bottom="0.137cm" fo:padding-left="0.262cm" fo:padding-right="0.262cm"/>
    </style:style>
    <style:style style:name="gr284" style:family="graphic" style:parent-style-name="standard">
      <style:graphic-properties draw:stroke="solid" svg:stroke-width="0.025cm" svg:stroke-color="#ff8000" draw:marker-start-width="0.266cm" draw:marker-end-width="0.266cm" draw:fill="solid" draw:fill-color="#ffffff" fo:min-height="0.395cm" fo:padding-top="0.137cm" fo:padding-bottom="0.137cm" fo:padding-left="0.262cm" fo:padding-right="0.262cm"/>
    </style:style>
    <style:style style:name="gr285" style:family="graphic" style:parent-style-name="standard">
      <style:graphic-properties draw:stroke="solid" svg:stroke-color="#b47804" draw:fill="solid" draw:fill-color="#ffffff" draw:textarea-horizontal-align="justify" draw:textarea-vertical-align="middle" draw:auto-grow-height="false" fo:min-height="2.819cm" fo:min-width="4.555cm"/>
    </style:style>
    <style:style style:name="gr286" style:family="graphic" style:parent-style-name="standard">
      <style:graphic-properties draw:stroke="none" svg:stroke-color="#000000" draw:fill="none" draw:fill-color="#ffffff" fo:min-height="0.559cm"/>
    </style:style>
    <style:style style:name="gr287" style:family="graphic" style:parent-style-name="standard">
      <style:graphic-properties draw:stroke="none" svg:stroke-color="#000000" draw:fill="none" draw:fill-color="#ffffff" fo:min-height="0.654cm"/>
    </style:style>
    <style:style style:name="gr288" style:family="graphic" style:parent-style-name="standard">
      <style:graphic-properties draw:stroke="none" svg:stroke-color="#000000" draw:fill="none" draw:fill-color="#ffffff" fo:min-height="0.853cm"/>
    </style:style>
    <style:style style:name="gr289"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290" style:family="graphic" style:parent-style-name="objectwithoutfill">
      <style:graphic-properties draw:stroke="dash" draw:stroke-dash="Ultrafine_20_Dashed" svg:stroke-width="0.025cm" svg:stroke-color="#ff0000" draw:marker-start-width="0.266cm" draw:marker-end-width="0.266cm" draw:fill="none" draw:textarea-vertical-align="middle" fo:padding-top="0.137cm" fo:padding-bottom="0.137cm" fo:padding-left="0.262cm" fo:padding-right="0.262cm"/>
    </style:style>
    <style:style style:name="gr291" style:family="graphic" style:parent-style-name="standard">
      <style:graphic-properties draw:stroke="solid" draw:stroke-dash="Dashed_20__28_var_29_" svg:stroke-width="0.051cm" svg:stroke-color="#333333" draw:marker-start-width="0.355cm" draw:marker-end-width="0.355cm" draw:fill="solid" draw:fill-color="#ffffff" draw:textarea-horizontal-align="justify" draw:textarea-vertical-align="middle" draw:auto-grow-height="false" fo:min-height="0.622cm" fo:min-width="4.532cm" fo:padding-top="0.15cm" fo:padding-bottom="0.15cm" fo:padding-left="0.275cm" fo:padding-right="0.275cm"/>
    </style:style>
    <style:style style:name="gr292" style:family="graphic" style:parent-style-name="standard">
      <style:graphic-properties draw:stroke="none" svg:stroke-color="#000000" draw:fill="none" draw:fill-color="#ffffff" fo:min-height="0.788cm"/>
    </style:style>
    <style:style style:name="gr293" style:family="graphic" style:parent-style-name="standard">
      <style:graphic-properties draw:stroke="dash" draw:stroke-dash="Dashed_20__28_var_29_" svg:stroke-width="0.051cm" svg:stroke-color="#333333" draw:marker-start-width="0.355cm" draw:marker-end-width="0.355cm" draw:fill="solid" draw:fill-color="#ffffff" draw:textarea-horizontal-align="justify" draw:textarea-vertical-align="middle" draw:auto-grow-height="false" fo:min-height="0.603cm" fo:min-width="4.411cm" fo:padding-top="0.15cm" fo:padding-bottom="0.15cm" fo:padding-left="0.275cm" fo:padding-right="0.275cm"/>
    </style:style>
    <style:style style:name="gr294" style:family="graphic" style:parent-style-name="standard">
      <style:graphic-properties draw:stroke="none" svg:stroke-color="#000000" draw:fill="none" draw:fill-color="#ffffff" fo:min-height="0.866cm"/>
    </style:style>
    <style:style style:name="gr295" style:family="graphic" style:parent-style-name="objectwithoutfill">
      <style:graphic-properties svg:stroke-width="0.457cm" svg:stroke-color="#808080" draw:marker-start-width="1.574cm" draw:marker-end="Rounded_20_short_20_Arrow" draw:marker-end-width="1.27cm" svg:stroke-opacity="100%" draw:fill="none" draw:textarea-vertical-align="middle" fo:padding-top="0.353cm" fo:padding-bottom="0.353cm" fo:padding-left="0.478cm" fo:padding-right="0.478cm"/>
    </style:style>
    <style:style style:name="gr296" style:family="graphic" style:parent-style-name="objectwithoutfill">
      <style:graphic-properties draw:stroke="dash" draw:stroke-dash="Fine_20_Dotted" svg:stroke-width="0.457cm" svg:stroke-color="#808080" draw:marker-start-width="1.574cm" draw:marker-end="Rounded_20_short_20_Arrow" draw:marker-end-width="1.27cm" svg:stroke-opacity="100%" draw:fill="none" draw:textarea-vertical-align="middle" fo:padding-top="0.353cm" fo:padding-bottom="0.353cm" fo:padding-left="0.478cm" fo:padding-right="0.478cm"/>
    </style:style>
    <style:style style:name="gr297" style:family="graphic" style:parent-style-name="standard">
      <style:graphic-properties draw:stroke="dash" draw:stroke-dash="Dashed_20__28_var_29_" svg:stroke-width="0.051cm" svg:stroke-color="#333333" draw:marker-start-width="0.355cm" draw:marker-end-width="0.355cm" draw:fill="solid" draw:fill-color="#ffffff" draw:textarea-horizontal-align="justify" draw:textarea-vertical-align="middle" draw:auto-grow-height="false" fo:min-height="0.628cm" fo:min-width="4.283cm" fo:padding-top="0.15cm" fo:padding-bottom="0.15cm" fo:padding-left="0.275cm" fo:padding-right="0.275cm"/>
    </style:style>
    <style:style style:name="gr298" style:family="graphic" style:parent-style-name="standard">
      <style:graphic-properties draw:stroke="none" svg:stroke-color="#000000" draw:fill="none" draw:fill-color="#ffffff" fo:min-height="0.905cm"/>
    </style:style>
    <style:style style:name="gr299" style:family="graphic" style:parent-style-name="standard">
      <style:graphic-properties draw:stroke="solid" draw:stroke-dash="Dashed_20__28_var_29_" svg:stroke-width="0.051cm" svg:stroke-color="#333333" draw:marker-start-width="0.355cm" draw:marker-end-width="0.355cm" draw:fill="solid" draw:fill-color="#ffffff" draw:textarea-horizontal-align="justify" draw:textarea-vertical-align="middle" draw:auto-grow-height="false" fo:min-height="0.658cm" fo:min-width="4.253cm" fo:padding-top="0.15cm" fo:padding-bottom="0.15cm" fo:padding-left="0.275cm" fo:padding-right="0.275cm"/>
    </style:style>
    <style:style style:name="gr300" style:family="graphic" style:parent-style-name="standard">
      <style:graphic-properties draw:stroke="none" svg:stroke-color="#000000" draw:fill="none" draw:fill-color="#ffffff" fo:min-height="0.87cm"/>
    </style:style>
    <style:style style:name="gr301" style:family="graphic" style:parent-style-name="objectwithoutfill">
      <style:graphic-properties svg:stroke-width="0.025cm" svg:stroke-color="#000000" draw:marker-start-width="0.266cm" draw:marker-end="" draw:marker-end-width="0.215cm" draw:fill="none" draw:textarea-vertical-align="middle" fo:padding-top="0.137cm" fo:padding-bottom="0.137cm" fo:padding-left="0.262cm" fo:padding-right="0.262cm" draw:shadow-offset-x="0.203cm" draw:shadow-offset-y="0.203cm"/>
    </style:style>
    <style:style style:name="gr302" style:family="graphic" style:parent-style-name="standard">
      <style:graphic-properties svg:stroke-width="0.076cm" svg:stroke-color="#000000" draw:marker-start-width="0.444cm" draw:marker-end-width="0.444cm" draw:fill="none" draw:textarea-horizontal-align="justify" draw:textarea-vertical-align="middle" draw:auto-grow-height="false" fo:min-height="0cm" fo:min-width="0cm" fo:padding-top="0.162cm" fo:padding-bottom="0.162cm" fo:padding-left="0.287cm" fo:padding-right="0.287cm"/>
    </style:style>
    <style:style style:name="P1" style:family="paragraph">
      <loext:graphic-properties draw:fill="solid" draw:fill-color="#f8f7f7"/>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2c3dc2"/>
      <style:paragraph-properties fo:text-align="center"/>
    </style:style>
    <style:style style:name="P4" style:family="paragraph">
      <loext:graphic-properties draw:fill="solid" draw:fill-color="#643e94"/>
      <style:paragraph-properties fo:text-align="center"/>
    </style:style>
    <style:style style:name="P5" style:family="paragraph">
      <loext:graphic-properties draw:fill="solid" draw:fill-color="#cb229e"/>
      <style:paragraph-properties fo:text-align="center"/>
    </style:style>
    <style:style style:name="P6" style:family="paragraph">
      <loext:graphic-properties draw:fill="solid" draw:fill-color="#f46f42"/>
      <style:paragraph-properties fo:text-align="center"/>
    </style:style>
    <style:style style:name="P7" style:family="paragraph">
      <loext:graphic-properties draw:fill="solid" draw:fill-color="#e8e259"/>
      <style:paragraph-properties fo:text-align="center"/>
    </style:style>
    <style:style style:name="P8" style:family="paragraph">
      <loext:graphic-properties draw:fill="solid" draw:fill-color="#e6b038"/>
      <style:paragraph-properties fo:text-align="center"/>
    </style:style>
    <style:style style:name="P9" style:family="paragraph">
      <loext:graphic-properties draw:fill="solid" draw:fill-color="#e62056"/>
      <style:paragraph-properties fo:text-align="center"/>
    </style:style>
    <style:style style:name="P10" style:family="paragraph">
      <loext:graphic-properties draw:fill="solid" draw:fill-color="#cb229e"/>
      <style:paragraph-properties fo:text-align="end"/>
    </style:style>
    <style:style style:name="P11" style:family="paragraph">
      <loext:graphic-properties draw:fill="solid" draw:fill-color="#eeeeee"/>
      <style:paragraph-properties fo:text-align="center"/>
    </style:style>
    <style:style style:name="P12" style:family="paragraph">
      <loext:graphic-properties draw:fill="solid" draw:fill-color="#b4c7dc"/>
      <style:paragraph-properties fo:text-align="center"/>
    </style:style>
    <style:style style:name="P13" style:family="paragraph">
      <style:paragraph-properties fo:text-align="center"/>
    </style:style>
    <style:style style:name="P14" style:family="paragraph">
      <loext:graphic-properties draw:fill="solid" draw:fill-color="#ffd7d7"/>
      <style:paragraph-properties fo:text-align="center"/>
    </style:style>
    <style:style style:name="P15" style:family="paragraph">
      <loext:graphic-properties draw:fill="solid" draw:fill-color="#ff6d6d"/>
      <style:paragraph-properties fo:text-align="center"/>
    </style:style>
    <style:style style:name="P16" style:family="paragraph">
      <loext:graphic-properties draw:fill="solid" draw:fill-color="#ff3838"/>
      <style:paragraph-properties fo:text-align="center"/>
    </style:style>
    <style:style style:name="P17" style:family="paragraph">
      <loext:graphic-properties draw:fill="solid" draw:fill-color="#ffa6a6"/>
      <style:paragraph-properties fo:text-align="center"/>
    </style:style>
    <style:style style:name="P18" style:family="paragraph">
      <loext:graphic-properties draw:fill="solid" draw:fill-color="#dee6ef"/>
      <style:paragraph-properties fo:text-align="center"/>
    </style:style>
    <style:style style:name="P19" style:family="paragraph">
      <loext:graphic-properties draw:fill="solid" draw:fill-color="#fd8c8c"/>
      <style:paragraph-properties fo:text-align="center"/>
    </style:style>
    <style:style style:name="P20" style:family="paragraph">
      <loext:graphic-properties draw:fill="solid" draw:fill-color="#dddddd"/>
      <style:paragraph-properties fo:text-align="center"/>
    </style:style>
    <style:style style:name="P21" style:family="paragraph">
      <loext:graphic-properties draw:fill="solid" draw:fill-color="#729fcf"/>
      <style:paragraph-properties fo:text-align="center"/>
    </style:style>
    <style:style style:name="P22" style:family="paragraph">
      <loext:graphic-properties draw:fill="none" draw:fill-color="#ffffff"/>
      <style:text-properties fo:font-size="8pt" style:font-size-asian="18pt" style:font-size-complex="18pt"/>
    </style:style>
    <style:style style:name="P23" style:family="paragraph">
      <loext:graphic-properties draw:fill="none" draw:fill-color="#ffffff"/>
      <style:text-properties fo:font-size="9pt" style:font-size-asian="18pt" style:font-size-complex="18pt"/>
    </style:style>
    <style:style style:name="P24" style:family="paragraph">
      <loext:graphic-properties draw:fill="solid" draw:fill-color="#fefaec"/>
      <style:paragraph-properties fo:text-align="center"/>
    </style:style>
    <style:style style:name="P25" style:family="paragraph">
      <loext:graphic-properties draw:fill="none" draw:fill-color="#ffffff"/>
      <style:text-properties fo:color="#81d41a" fo:font-size="9pt" style:font-size-asian="18pt" style:font-size-complex="18pt"/>
    </style:style>
    <style:style style:name="P26" style:family="paragraph">
      <loext:graphic-properties draw:fill="solid" draw:fill-color="#000000"/>
      <style:paragraph-properties fo:text-align="center"/>
    </style:style>
    <style:style style:name="P27" style:family="paragraph">
      <loext:graphic-properties draw:fill="none" draw:fill-color="#ffffff"/>
      <style:text-properties fo:font-size="6pt" style:font-size-asian="18pt" style:font-size-complex="18pt"/>
    </style:style>
    <style:style style:name="P28" style:family="paragraph">
      <loext:graphic-properties draw:fill="none" draw:fill-color="#ffffff"/>
      <style:text-properties fo:font-size="4pt" style:font-size-asian="18pt" style:font-size-complex="18pt"/>
    </style:style>
    <style:style style:name="P29" style:family="paragraph">
      <loext:graphic-properties draw:fill="none" draw:fill-color="#ffffff"/>
      <style:paragraph-properties fo:text-align="center"/>
      <style:text-properties fo:font-size="4pt" style:font-size-asian="18pt" style:font-size-complex="18pt"/>
    </style:style>
    <style:style style:name="P30" style:family="paragraph">
      <loext:graphic-properties draw:fill="solid" draw:fill-color="#81d41a"/>
      <style:paragraph-properties fo:text-align="center"/>
    </style:style>
    <style:style style:name="P31" style:family="paragraph">
      <loext:graphic-properties draw:fill="solid" draw:fill-color="#ff972f"/>
      <style:paragraph-properties fo:text-align="center"/>
    </style:style>
    <style:style style:name="P32" style:family="paragraph">
      <loext:graphic-properties draw:fill="solid" draw:fill-color="#ffff00"/>
      <style:paragraph-properties fo:text-align="center"/>
    </style:style>
    <style:style style:name="P33" style:family="paragraph">
      <loext:graphic-properties draw:fill="solid" draw:fill-color="#ccff00"/>
      <style:paragraph-properties fo:text-align="center"/>
    </style:style>
    <style:style style:name="P34" style:family="paragraph">
      <loext:graphic-properties draw:fill="solid" draw:fill-color="#f10d0c"/>
      <style:paragraph-properties fo:text-align="center"/>
    </style:style>
    <style:style style:name="P35" style:family="paragraph">
      <loext:graphic-properties draw:fill="solid" draw:fill-color="#f1650c"/>
      <style:paragraph-properties fo:text-align="center"/>
    </style:style>
    <style:style style:name="P36" style:family="paragraph">
      <loext:graphic-properties draw:fill="solid" draw:fill-color="#ffd72f"/>
      <style:paragraph-properties fo:text-align="center"/>
    </style:style>
    <style:style style:name="P37" style:family="paragraph">
      <loext:graphic-properties draw:fill="solid" draw:fill-color="#999999"/>
      <style:paragraph-properties fo:text-align="center"/>
    </style:style>
    <style:style style:name="P38" style:family="paragraph">
      <loext:graphic-properties draw:fill="solid" draw:fill-color="#333333"/>
      <style:paragraph-properties fo:text-align="center"/>
    </style:style>
    <style:style style:name="P39" style:family="paragraph">
      <loext:graphic-properties draw:fill="solid" draw:fill-color="#666666"/>
      <style:paragraph-properties fo:text-align="center"/>
    </style:style>
    <style:style style:name="P40" style:family="paragraph">
      <loext:graphic-properties draw:fill="solid" draw:fill-color="#808080"/>
      <style:paragraph-properties fo:text-align="center"/>
    </style:style>
    <style:style style:name="P41" style:family="paragraph">
      <loext:graphic-properties draw:fill="solid" draw:fill-color="#b2b2b2"/>
      <style:paragraph-properties fo:text-align="center"/>
    </style:style>
    <style:style style:name="P42" style:family="paragraph">
      <loext:graphic-properties draw:fill="solid" draw:fill-color="#cccccc"/>
      <style:paragraph-properties fo:text-align="center"/>
    </style:style>
    <style:style style:name="P43" style:family="paragraph">
      <loext:graphic-properties draw:fill="solid" draw:fill-color="#ffffff"/>
      <style:paragraph-properties fo:text-align="center"/>
    </style:style>
    <style:style style:name="P44" style:family="paragraph">
      <loext:graphic-properties draw:fill="none" draw:fill-color="#ffffff"/>
      <style:text-properties fo:font-size="10pt" style:font-size-asian="18pt" style:font-size-complex="18pt"/>
    </style:style>
    <style:style style:name="P45" style:family="paragraph">
      <loext:graphic-properties draw:fill="solid" draw:fill-color="#ffff38"/>
      <style:paragraph-properties fo:text-align="center"/>
    </style:style>
    <style:style style:name="P46" style:family="paragraph">
      <loext:graphic-properties draw:fill="solid" draw:fill-color="#ffdb2f"/>
      <style:paragraph-properties fo:text-align="center"/>
    </style:style>
    <style:style style:name="P47" style:family="paragraph">
      <loext:graphic-properties draw:fill="solid" draw:fill-color="#ffb52f"/>
      <style:paragraph-properties fo:text-align="center"/>
    </style:style>
    <style:style style:name="P48" style:family="paragraph">
      <loext:graphic-properties draw:fill="solid" draw:fill-color="#ff6d2f"/>
      <style:paragraph-properties fo:text-align="center"/>
    </style:style>
    <style:style style:name="P49" style:family="paragraph">
      <loext:graphic-properties draw:fill="solid" draw:fill-color="#d7ff00"/>
      <style:paragraph-properties fo:text-align="center"/>
    </style:style>
    <style:style style:name="P50" style:family="paragraph">
      <loext:graphic-properties draw:fill="solid" draw:fill-color="#ffffff"/>
      <style:paragraph-properties fo:text-align="center"/>
      <style:text-properties fo:font-size="10pt" style:font-size-asian="18pt" style:font-size-complex="18pt"/>
    </style:style>
    <style:style style:name="P51" style:family="paragraph">
      <loext:graphic-properties draw:fill="solid" draw:fill-color="#edfcff"/>
      <style:paragraph-properties fo:text-align="center"/>
    </style:style>
    <style:style style:name="P52" style:family="paragraph">
      <loext:graphic-properties draw:fill="none" draw:fill-color="#ffffff"/>
    </style:style>
    <style:style style:name="P53" style:family="paragraph">
      <loext:graphic-properties draw:fill="solid" draw:fill-color="#ffffff"/>
      <style:text-properties fo:font-size="10pt" style:font-size-asian="18pt" style:font-size-complex="18pt"/>
    </style:style>
    <style:style style:name="P54" style:family="paragraph">
      <style:paragraph-properties fo:text-align="start"/>
    </style:style>
    <style:style style:name="P55" style:family="paragraph">
      <loext:graphic-properties draw:fill="solid" draw:fill-color="#ffffff"/>
      <style:paragraph-properties fo:text-align="start"/>
      <style:text-properties fo:font-size="10pt" style:font-size-asian="18pt" style:font-size-complex="18pt"/>
    </style:style>
    <style:style style:name="P56" style:family="paragraph">
      <loext:graphic-properties draw:fill="none" draw:fill-color="#ffffff"/>
      <style:paragraph-properties fo:text-align="center"/>
      <style:text-properties fo:font-size="20pt" style:font-size-asian="18pt" style:font-size-complex="18pt"/>
    </style:style>
    <style:style style:name="P57" style:family="paragraph">
      <loext:graphic-properties draw:fill="none"/>
      <style:paragraph-properties fo:text-align="center"/>
      <style:text-properties fo:font-size="20pt" style:font-size-asian="18pt" style:font-size-complex="18pt"/>
    </style:style>
    <style:style style:name="P58" style:family="paragraph">
      <loext:graphic-properties draw:fill="none" draw:fill-color="#ffffff"/>
      <style:text-properties fo:font-size="13pt" style:font-size-asian="18pt" style:font-size-complex="18pt"/>
    </style:style>
    <style:style style:name="T1" style:family="text">
      <style:text-properties fo:font-size="8pt" style:font-size-asian="18pt" style:font-size-complex="18pt"/>
    </style:style>
    <style:style style:name="T2" style:family="text">
      <style:text-properties fo:font-size="6pt" style:font-size-asian="18pt" style:font-size-complex="18pt"/>
    </style:style>
    <style:style style:name="T3" style:family="text">
      <style:text-properties fo:font-size="9pt" style:font-size-asian="18pt" style:font-size-complex="18pt"/>
    </style:style>
    <style:style style:name="T4" style:family="text">
      <style:text-properties style:font-name="Liberation Sans2" fo:font-size="9pt" style:font-name-asian="Liberation Sans2" style:font-size-asian="18pt" style:font-name-complex="Liberation Sans2" style:font-size-complex="18pt"/>
    </style:style>
    <style:style style:name="T5" style:family="text">
      <style:text-properties style:font-name="Liberation Sans2" fo:font-size="6pt" style:font-name-asian="Liberation Sans2" style:font-size-asian="18pt" style:font-name-complex="Liberation Sans2" style:font-size-complex="18pt"/>
    </style:style>
    <style:style style:name="T6" style:family="text">
      <style:text-properties style:font-name="Liberation Sans2" fo:font-size="4pt" style:font-name-asian="Liberation Sans2" style:font-size-asian="18pt" style:font-name-complex="Liberation Sans2" style:font-size-complex="18pt"/>
    </style:style>
    <style:style style:name="T7"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Droid Sans Fallback"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 style:family="text">
      <style:text-properties fo:font-size="7.5pt" style:font-size-asian="18pt" style:font-size-complex="18pt"/>
    </style:style>
    <style:style style:name="T9" style:family="text">
      <style:text-properties style:text-position="-33% 58%" fo:font-size="6pt" style:font-size-asian="18pt" style:font-size-complex="18pt"/>
    </style:style>
    <style:style style:name="T10" style:family="text">
      <style:text-properties fo:font-size="10pt" style:font-size-asian="18pt" style:font-size-complex="18pt"/>
    </style:style>
    <style:style style:name="T11" style:family="text">
      <style:text-properties style:text-position="0% 100%" fo:font-size="8pt" style:font-size-asian="18pt" style:font-size-complex="18pt"/>
    </style:style>
    <style:style style:name="T12" style:family="text">
      <style:text-properties style:text-position="-33% 58%" fo:font-size="8pt" style:font-size-asian="18pt" style:font-size-complex="18pt"/>
    </style:style>
    <style:style style:name="T13" style:family="text">
      <style:text-properties style:font-name="Liberation Sans2" fo:font-size="8pt" style:font-name-asian="Liberation Sans2" style:font-size-asian="18pt" style:font-name-complex="Liberation Sans2" style:font-size-complex="18pt"/>
    </style:style>
    <style:style style:name="T14" style:family="text">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33% 58%" style:font-name="Liberation Sans" fo:font-size="6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sub 58%" style:font-name="Liberation Sans2" fo:font-size="18pt" style:font-name-asian="Liberation Sans2" style:font-size-asian="18pt" style:font-name-complex="Liberation Sans2" style:font-size-complex="18pt"/>
    </style:style>
    <style:style style:name="T18" style:family="text">
      <style:text-properties style:text-position="-33% 58%" style:font-name="Liberation Sans2" fo:font-size="6pt" style:font-name-asian="Liberation Sans2" style:font-size-asian="18pt" style:font-name-complex="Liberation Sans2" style:font-size-complex="18pt"/>
    </style:style>
    <style:style style:name="T19" style:family="text">
      <style:text-properties style:text-position="-33% 58%" style:font-name="Liberation Sans" fo:font-size="6pt" style:font-name-asian="Liberation Sans2" style:font-size-asian="18pt" style:font-name-complex="Liberation Sans2" style:font-size-complex="18pt"/>
    </style:style>
    <style:style style:name="T20" style:family="text">
      <style:text-properties style:text-position="0% 100%" style:font-name="Liberation Sans" fo:font-size="6pt" style:font-name-asian="Liberation Sans2" style:font-size-asian="18pt" style:font-name-complex="Liberation Sans2" style:font-size-complex="18pt"/>
    </style:style>
    <style:style style:name="T21" style:family="text">
      <style:text-properties fo:font-size="20pt" style:font-size-asian="18pt" style:font-size-complex="18pt"/>
    </style:style>
    <style:style style:name="T22"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561cm" svg:height="25.906cm" svg:x="1.029cm" svg:y="1.034cm">
          <text:p/>
          <draw:enhanced-geometry svg:viewBox="0 0 21600 21600" draw:mirror-horizontal="false" draw:mirror-vertical="false" draw:type="rectangle" draw:enhanced-path="M 0 0 L 21600 0 21600 21600 0 21600 0 0 Z N"/>
        </draw:custom-shape>
        <draw:g>
          <draw:line draw:style-name="gr2" draw:text-style-name="P2" draw:layer="layout" svg:x1="3.591cm" svg:y1="12.619cm" svg:x2="3.591cm" svg:y2="15.806cm">
            <text:p/>
          </draw:line>
          <draw:line draw:style-name="gr3" draw:text-style-name="P2" draw:layer="layout" svg:x1="17.192cm" svg:y1="9.241cm" svg:x2="17.192cm" svg:y2="12.428cm">
            <text:p/>
          </draw:line>
          <draw:g>
            <draw:g>
              <draw:custom-shape draw:style-name="gr4" draw:text-style-name="P3" draw:layer="layout" svg:width="2.706cm" svg:height="0.571cm" svg:x="6.977cm" svg:y="12.43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4" draw:layer="layout" svg:width="2.702cm" svg:height="0.57cm" svg:x="6.306cm" svg:y="13.00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 draw:text-style-name="P5" draw:layer="layout" svg:width="2.699cm" svg:height="0.568cm" svg:x="5.628cm" svg:y="13.57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2.7cm" svg:height="0.572cm" svg:x="4.949cm" svg:y="14.14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 draw:text-style-name="P7" draw:layer="layout" svg:width="2.709cm" svg:height="0.569cm" svg:x="4.268cm" svg:y="14.7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8" draw:layer="layout" svg:width="2.715cm" svg:height="0.57cm" svg:x="3.591cm" svg:y="15.28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0" draw:text-style-name="P4" draw:layer="layout" svg:width="2.711cm" svg:height="0.572cm" svg:x="8.977cm" svg:y="12.45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9" draw:layer="layout" svg:width="2.705cm" svg:height="0.573cm" svg:x="8.305cm" svg:y="13.02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7" draw:layer="layout" svg:width="2.703cm" svg:height="0.568cm" svg:x="7.626cm" svg:y="13.59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2.702cm" svg:height="0.573cm" svg:x="6.947cm" svg:y="14.16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7" draw:layer="layout" svg:width="2.709cm" svg:height="0.573cm" svg:x="6.268cm" svg:y="14.73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2.716cm" svg:height="0.573cm" svg:x="5.589cm" svg:y="15.28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6" draw:text-style-name="P5" draw:layer="layout" svg:width="2.708cm" svg:height="0.57cm" svg:x="10.931cm" svg:y="12.4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7" draw:layer="layout" svg:width="2.704cm" svg:height="0.569cm" svg:x="10.258cm" svg:y="13.0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7" draw:layer="layout" svg:width="2.699cm" svg:height="0.568cm" svg:x="9.582cm" svg:y="13.6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 draw:text-style-name="P9" draw:layer="layout" svg:width="2.699cm" svg:height="0.573cm" svg:x="8.903cm" svg:y="14.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2.708cm" svg:height="0.57cm" svg:x="8.223cm" svg:y="14.74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4" draw:layer="layout" svg:width="2.711cm" svg:height="0.572cm" svg:x="7.592cm" svg:y="15.28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0" draw:text-style-name="P7" draw:layer="layout" svg:width="2.702cm" svg:height="0.57cm" svg:x="12.836cm" svg:y="12.4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 draw:text-style-name="P7" draw:layer="layout" svg:width="2.697cm" svg:height="0.569cm" svg:x="12.166cm" svg:y="13.0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8" draw:layer="layout" svg:width="2.696cm" svg:height="0.568cm" svg:x="11.489cm" svg:y="13.6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7" draw:layer="layout" svg:width="2.696cm" svg:height="0.572cm" svg:x="10.81cm" svg:y="14.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7" draw:layer="layout" svg:width="2.704cm" svg:height="0.57cm" svg:x="10.132cm" svg:y="14.74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3" draw:layer="layout" svg:width="2.708cm" svg:height="0.57cm" svg:x="9.469cm" svg:y="15.27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 draw:text-style-name="P7" draw:layer="layout" svg:width="2.646cm" svg:height="0.57cm" svg:x="14.61cm" svg:y="12.4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7" draw:layer="layout" svg:width="2.637cm" svg:height="0.569cm" svg:x="13.957cm" svg:y="13.0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6" draw:layer="layout" svg:width="2.64cm" svg:height="0.568cm" svg:x="13.293cm" svg:y="13.6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 draw:text-style-name="P9" draw:layer="layout" svg:width="2.638cm" svg:height="0.572cm" svg:x="12.629cm" svg:y="14.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 draw:text-style-name="P10" draw:layer="layout" svg:width="2.642cm" svg:height="0.57cm" svg:x="11.968cm" svg:y="14.74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 draw:text-style-name="P3" draw:layer="layout" svg:width="2.651cm" svg:height="0.572cm" svg:x="11.334cm" svg:y="15.28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3d:scene draw:style-name="gr32" svg:width="0.625cm" svg:height="0.614cm" svg:x="13.176cm" svg:y="12.40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line draw:style-name="gr34" draw:text-style-name="P2" draw:layer="layout" svg:x1="8.367cm" svg:y1="10.194cm" svg:x2="8.367cm" svg:y2="13.381cm">
              <text:p/>
            </draw:line>
            <draw:line draw:style-name="gr34" draw:text-style-name="P2" draw:layer="layout" svg:x1="5.213cm" svg:y1="11.93cm" svg:x2="5.213cm" svg:y2="15.117cm">
              <text:p/>
            </draw:line>
            <draw:line draw:style-name="gr34" draw:text-style-name="P2" draw:layer="layout" svg:x1="7.973cm" svg:y1="11.063cm" svg:x2="7.973cm" svg:y2="14.25cm">
              <text:p/>
            </draw:line>
            <draw:line draw:style-name="gr34" draw:text-style-name="P2" draw:layer="layout" svg:x1="8.663cm" svg:y1="10.773cm" svg:x2="8.663cm" svg:y2="13.96cm">
              <text:p/>
            </draw:line>
            <draw:line draw:style-name="gr34" draw:text-style-name="P2" draw:layer="layout" svg:x1="8.86cm" svg:y1="11.063cm" svg:x2="8.86cm" svg:y2="14.25cm">
              <text:p/>
            </draw:line>
            <draw:line draw:style-name="gr34" draw:text-style-name="P2" draw:layer="layout" svg:x1="10.437cm" svg:y1="10.29cm" svg:x2="10.437cm" svg:y2="13.477cm">
              <text:p/>
            </draw:line>
            <draw:line draw:style-name="gr34" draw:text-style-name="P2" draw:layer="layout" svg:x1="11.718cm" svg:y1="10.773cm" svg:x2="11.718cm" svg:y2="13.96cm">
              <text:p/>
            </draw:line>
            <draw:line draw:style-name="gr34" draw:text-style-name="P2" draw:layer="layout" svg:x1="12.704cm" svg:y1="10.387cm" svg:x2="12.704cm" svg:y2="13.574cm">
              <text:p/>
            </draw:line>
            <draw:line draw:style-name="gr34" draw:text-style-name="P2" draw:layer="layout" svg:x1="13.493cm" svg:y1="9.325cm" svg:x2="13.493cm" svg:y2="12.512cm">
              <text:p/>
            </draw:line>
            <draw:line draw:style-name="gr34" draw:text-style-name="P2" draw:layer="layout" svg:x1="14.675cm" svg:y1="9.808cm" svg:x2="14.675cm" svg:y2="12.995cm">
              <text:p/>
            </draw:line>
            <draw:line draw:style-name="gr34" draw:text-style-name="P2" draw:layer="layout" svg:x1="15.546cm" svg:y1="10.194cm" svg:x2="15.546cm" svg:y2="13.381cm">
              <text:p/>
            </draw:line>
            <draw:line draw:style-name="gr34" draw:text-style-name="P2" draw:layer="layout" svg:x1="16.646cm" svg:y1="9.229cm" svg:x2="16.646cm" svg:y2="12.416cm">
              <text:p/>
            </draw:line>
            <draw:line draw:style-name="gr34" draw:text-style-name="P2" draw:layer="layout" svg:x1="9.944cm" svg:y1="11.544cm" svg:x2="9.944cm" svg:y2="14.731cm">
              <text:p/>
            </draw:line>
            <draw:g>
              <draw:g>
                <draw:line draw:style-name="gr35" draw:text-style-name="P2" draw:layer="layout" svg:x1="5.641cm" svg:y1="15.823cm" svg:x2="8.366cm" svg:y2="13.497cm">
                  <text:p/>
                </draw:line>
                <draw:line draw:style-name="gr35" draw:text-style-name="P2" draw:layer="layout" svg:x1="5.642cm" svg:y1="15.823cm" svg:x2="11.38cm" svg:y2="15.823cm">
                  <text:p/>
                </draw:line>
                <draw:line draw:style-name="gr35" draw:text-style-name="P2" draw:layer="layout" svg:x1="13.954cm" svg:y1="13.624cm" svg:x2="11.381cm" svg:y2="15.823cm">
                  <text:p/>
                </draw:line>
                <draw:line draw:style-name="gr35" draw:text-style-name="P2" draw:layer="layout" svg:x1="13.994cm" svg:y1="13.583cm" svg:x2="8.254cm" svg:y2="13.583cm">
                  <text:p/>
                </draw:line>
                <draw:line draw:style-name="gr35" draw:text-style-name="P2" draw:layer="layout" svg:x1="5.641cm" svg:y1="15.823cm" svg:x2="5.641cm" svg:y2="12.407cm">
                  <text:p/>
                </draw:line>
                <draw:line draw:style-name="gr35" draw:text-style-name="P2" draw:layer="layout" svg:x1="8.278cm" svg:y1="13.61cm" svg:x2="8.278cm" svg:y2="10.194cm">
                  <text:p/>
                </draw:line>
                <draw:line draw:style-name="gr35" draw:text-style-name="P2" draw:layer="layout" svg:x1="13.98cm" svg:y1="13.611cm" svg:x2="13.98cm" svg:y2="10.195cm">
                  <text:p/>
                </draw:line>
                <draw:line draw:style-name="gr35" draw:text-style-name="P2" draw:layer="layout" svg:x1="11.451cm" svg:y1="15.826cm" svg:x2="11.451cm" svg:y2="12.41cm">
                  <text:p/>
                </draw:line>
              </draw:g>
            </draw:g>
          </draw:g>
          <draw:g>
            <dr3d:scene draw:style-name="gr32" svg:width="0.625cm" svg:height="0.613cm" svg:x="4.878cm" svg:y="14.89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5cm" svg:height="0.611cm" svg:x="16.325cm" svg:y="12.208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6" svg:width="0.626cm" svg:height="0.614cm" svg:x="15.244cm" svg:y="13.17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7" draw:layer="layout"/>
            </dr3d:scene>
            <dr3d:scene draw:style-name="gr32" svg:width="0.625cm" svg:height="0.613cm" svg:x="7.656cm" svg:y="14.07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6cm" svg:height="0.612cm" svg:x="8.034cm" svg:y="13.1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5cm" svg:height="0.61cm" svg:x="9.612cm" svg:y="14.56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6cm" svg:height="0.612cm" svg:x="10.11cm" svg:y="13.26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7cm" svg:height="0.613cm" svg:x="11.393cm" svg:y="13.747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4cm" svg:height="0.612cm" svg:x="8.31cm" svg:y="13.75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4cm" svg:height="0.613cm" svg:x="8.538cm" svg:y="14.09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8cm" svg:height="0.614cm" svg:x="14.33cm" svg:y="12.80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4cm" svg:height="0.613cm" svg:x="12.36cm" svg:y="13.38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g>
          <draw:g>
            <draw:g>
              <draw:g>
                <draw:custom-shape draw:style-name="gr38" draw:text-style-name="P11" draw:layer="layout" svg:width="2.744cm" svg:height="0.611cm" svg:x="6.977cm" svg:y="9.113cm">
                  <text:p/>
                  <draw:enhanced-geometry svg:viewBox="0 0 21600 21600" draw:mirror-horizontal="false" draw:mirror-vertical="false" draw:glue-points="?f6 0 10800 ?f8 ?f11 10800 ?f9 21600 10800 ?f10 ?f5 10800" draw:text-areas="?f3 ?f3 ?f4 ?f4" draw:type="parallelogram" draw:modifiers="5772.4137931034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2" draw:layer="layout" svg:width="2.702cm" svg:height="0.57cm" svg:x="6.306cm" svg:y="9.72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 draw:text-style-name="P11" draw:layer="layout" svg:width="2.699cm" svg:height="0.569cm" svg:x="5.628cm" svg:y="10.29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12" draw:layer="layout" svg:width="2.7cm" svg:height="0.572cm" svg:x="4.949cm" svg:y="10.8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13" draw:layer="layout" svg:width="2.709cm" svg:height="0.571cm" svg:x="4.268cm" svg:y="11.43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13" draw:layer="layout" svg:width="2.715cm" svg:height="0.57cm" svg:x="3.591cm" svg:y="12.00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44" draw:text-style-name="P14" draw:layer="layout" svg:width="2.745cm" svg:height="0.626cm" svg:x="8.977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5" draw:text-style-name="P11" draw:layer="layout" svg:width="2.703cm" svg:height="0.571cm" svg:x="8.307cm" svg:y="9.73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14" draw:layer="layout" svg:width="2.701cm" svg:height="0.568cm" svg:x="7.63cm" svg:y="10.3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12" draw:layer="layout" svg:width="2.703cm" svg:height="0.573cm" svg:x="6.949cm" svg:y="10.87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13" draw:layer="layout" svg:width="2.707cm" svg:height="0.568cm" svg:x="6.27cm" svg:y="11.45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9" draw:text-style-name="P13" draw:layer="layout" svg:width="2.716cm" svg:height="0.572cm" svg:x="5.602cm" svg:y="11.9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50" draw:text-style-name="P15" draw:layer="layout" svg:width="2.777cm" svg:height="0.639cm" svg:x="10.948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 draw:text-style-name="P11" draw:layer="layout" svg:width="2.703cm" svg:height="0.569cm" svg:x="10.275cm" svg:y="9.7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 draw:text-style-name="P12" draw:layer="layout" svg:width="2.704cm" svg:height="0.569cm" svg:x="9.596cm" svg:y="10.32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3" draw:text-style-name="P13" draw:layer="layout" svg:width="2.702cm" svg:height="0.571cm" svg:x="8.918cm" svg:y="10.8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13" draw:layer="layout" svg:width="2.709cm" svg:height="0.571cm" svg:x="8.239cm" svg:y="11.46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4" draw:text-style-name="P12" draw:layer="layout" svg:width="2.712cm" svg:height="0.569cm" svg:x="7.649cm" svg:y="11.9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55" draw:text-style-name="P16" draw:layer="layout" svg:width="2.776cm" svg:height="0.639cm" svg:x="12.826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draw:layer="layout" svg:width="2.7cm" svg:height="0.569cm" svg:x="12.155cm" svg:y="9.7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4" draw:layer="layout" svg:width="2.7cm" svg:height="0.569cm" svg:x="11.479cm" svg:y="10.32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8" draw:text-style-name="P12" draw:layer="layout" svg:width="2.7cm" svg:height="0.571cm" svg:x="10.799cm" svg:y="10.8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9" draw:text-style-name="P13" draw:layer="layout" svg:width="2.708cm" svg:height="0.571cm" svg:x="10.118cm" svg:y="11.46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2" draw:layer="layout" svg:width="2.714cm" svg:height="0.569cm" svg:x="9.469cm" svg:y="11.9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61" draw:text-style-name="P16" draw:layer="layout" svg:width="2.591cm" svg:height="0.639cm" svg:x="14.638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2" draw:text-style-name="P16" draw:layer="layout" svg:width="2.59cm" svg:height="0.569cm" svg:x="13.995cm" svg:y="9.7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3" draw:text-style-name="P17" draw:layer="layout" svg:width="2.588cm" svg:height="0.569cm" svg:x="13.347cm" svg:y="10.32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4" draw:layer="layout" svg:width="2.589cm" svg:height="0.571cm" svg:x="12.695cm" svg:y="10.8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5" draw:text-style-name="P18" draw:layer="layout" svg:width="2.595cm" svg:height="0.571cm" svg:x="12.043cm" svg:y="11.46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6" draw:text-style-name="P18" draw:layer="layout" svg:width="2.602cm" svg:height="0.569cm" svg:x="11.472cm" svg:y="11.9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3d:scene draw:style-name="gr67" svg:width="0.626cm" svg:height="0.614cm" svg:x="4.877cm" svg:y="11.61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3d:scene draw:style-name="gr69" svg:width="0.625cm" svg:height="0.614cm" svg:x="13.164cm" svg:y="9.11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69" svg:width="0.627cm" svg:height="0.611cm" svg:x="16.226cm" svg:y="8.829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69" svg:width="0.626cm" svg:height="0.612cm" svg:x="15.242cm" svg:y="9.891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71" svg:width="0.627cm" svg:height="0.612cm" svg:x="11.393cm" svg:y="10.46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2" draw:layer="layout"/>
            </dr3d:scene>
            <dr3d:scene draw:style-name="gr73" svg:width="0.626cm" svg:height="0.614cm" svg:x="14.33cm" svg:y="9.52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4" draw:layer="layout"/>
            </dr3d:scene>
            <dr3d:scene draw:style-name="gr67" svg:width="0.624cm" svg:height="0.613cm" svg:x="9.628cm" svg:y="11.27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aw:g>
          <draw:line draw:style-name="gr2" draw:text-style-name="P2" draw:layer="layout" svg:x1="13.348cm" svg:y1="12.619cm" svg:x2="13.348cm" svg:y2="15.806cm">
            <text:p/>
          </draw:line>
          <draw:g>
            <draw:line draw:style-name="gr35" draw:text-style-name="P2" draw:layer="layout" svg:x1="5.642cm" svg:y1="12.488cm" svg:x2="8.239cm" svg:y2="10.322cm">
              <text:p/>
            </draw:line>
            <draw:line draw:style-name="gr35" draw:text-style-name="P2" draw:layer="layout" svg:x1="5.643cm" svg:y1="12.487cm" svg:x2="11.381cm" svg:y2="12.487cm">
              <text:p/>
            </draw:line>
            <draw:line draw:style-name="gr35" draw:text-style-name="P2" draw:layer="layout" svg:x1="13.827cm" svg:y1="10.449cm" svg:x2="11.382cm" svg:y2="12.488cm">
              <text:p/>
            </draw:line>
            <draw:line draw:style-name="gr35" draw:text-style-name="P2" draw:layer="layout" svg:x1="13.995cm" svg:y1="10.348cm" svg:x2="8.255cm" svg:y2="10.348cm">
              <text:p/>
            </draw:line>
            <dr3d:scene draw:style-name="gr75" svg:width="0.624cm" svg:height="0.612cm" svg:x="8.034cm" svg:y="9.877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3d:scene draw:style-name="gr77" svg:width="0.625cm" svg:height="0.614cm" svg:x="10.109cm" svg:y="9.97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8" draw:layer="layout"/>
            </dr3d:scene>
            <dr3d:scene draw:style-name="gr75" svg:width="0.626cm" svg:height="0.612cm" svg:x="12.358cm" svg:y="10.10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aw:g>
          <dr3d:scene draw:style-name="gr67" svg:width="0.625cm" svg:height="0.612cm" svg:x="7.657cm" svg:y="10.79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3d:scene draw:style-name="gr71" svg:width="0.626cm" svg:height="0.612cm" svg:x="8.309cm" svg:y="10.46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9" draw:layer="layout"/>
          </dr3d:scene>
          <dr3d:scene draw:style-name="gr69" svg:width="0.623cm" svg:height="0.613cm" svg:x="8.539cm" svg:y="10.815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aw:g>
            <draw:g>
              <draw:custom-shape draw:style-name="gr80" draw:text-style-name="P16" draw:layer="layout" svg:width="0.635cm" svg:height="0.293cm" svg:x="17.43cm" svg:y="11.016cm">
                <text:p/>
                <draw:enhanced-geometry svg:viewBox="0 0 21600 21600" draw:mirror-vertical="true" draw:glue-points="10800 0 0 10800 10800 21600 21600 10800" draw:type="flowchart-process" draw:enhanced-path="M 0 0 L 21600 0 21600 21600 0 21600 0 0 Z N"/>
              </draw:custom-shape>
              <draw:custom-shape draw:style-name="gr81" draw:text-style-name="P19" draw:layer="layout" svg:width="0.635cm" svg:height="0.293cm" svg:x="17.43cm" svg:y="10.723cm">
                <text:p/>
                <draw:enhanced-geometry svg:viewBox="0 0 21600 21600" draw:mirror-vertical="true" draw:glue-points="10800 0 0 10800 10800 21600 21600 10800" draw:type="flowchart-process" draw:enhanced-path="M 0 0 L 21600 0 21600 21600 0 21600 0 0 Z N"/>
              </draw:custom-shape>
              <draw:custom-shape draw:style-name="gr82" draw:text-style-name="P14" draw:layer="layout" svg:width="0.635cm" svg:height="0.293cm" svg:x="17.43cm" svg:y="10.43cm">
                <text:p/>
                <draw:enhanced-geometry svg:viewBox="0 0 21600 21600" draw:mirror-vertical="true" draw:glue-points="10800 0 0 10800 10800 21600 21600 10800" draw:type="flowchart-process" draw:enhanced-path="M 0 0 L 21600 0 21600 21600 0 21600 0 0 Z N"/>
              </draw:custom-shape>
              <draw:custom-shape draw:style-name="gr83" draw:text-style-name="P20" draw:layer="layout" svg:width="0.635cm" svg:height="0.294cm" svg:x="17.43cm" svg:y="10.139cm">
                <text:p/>
                <draw:enhanced-geometry svg:viewBox="0 0 21600 21600" draw:mirror-vertical="true" draw:glue-points="10800 0 0 10800 10800 21600 21600 10800" draw:type="flowchart-process" draw:enhanced-path="M 0 0 L 21600 0 21600 21600 0 21600 0 0 Z N"/>
              </draw:custom-shape>
              <draw:custom-shape draw:style-name="gr84" draw:text-style-name="P18" draw:layer="layout" svg:width="0.635cm" svg:height="0.293cm" svg:x="17.43cm" svg:y="9.843cm">
                <text:p/>
                <draw:enhanced-geometry svg:viewBox="0 0 21600 21600" draw:mirror-vertical="true" draw:glue-points="10800 0 0 10800 10800 21600 21600 10800" draw:type="flowchart-process" draw:enhanced-path="M 0 0 L 21600 0 21600 21600 0 21600 0 0 Z N"/>
              </draw:custom-shape>
              <draw:custom-shape draw:style-name="gr85" draw:text-style-name="P12" draw:layer="layout" svg:width="0.635cm" svg:height="0.293cm" svg:x="17.43cm" svg:y="9.55cm">
                <text:p/>
                <draw:enhanced-geometry svg:viewBox="0 0 21600 21600" draw:mirror-vertical="true" draw:glue-points="10800 0 0 10800 10800 21600 21600 10800" draw:type="flowchart-process" draw:enhanced-path="M 0 0 L 21600 0 21600 21600 0 21600 0 0 Z N"/>
              </draw:custom-shape>
              <draw:custom-shape draw:style-name="gr86" draw:text-style-name="P21" draw:layer="layout" svg:width="0.635cm" svg:height="0.293cm" svg:x="17.43cm" svg:y="9.257cm">
                <text:p/>
                <draw:enhanced-geometry svg:viewBox="0 0 21600 21600" draw:mirror-vertical="true" draw:glue-points="10800 0 0 10800 10800 21600 21600 10800" draw:type="flowchart-process" draw:enhanced-path="M 0 0 L 21600 0 21600 21600 0 21600 0 0 Z N"/>
              </draw:custom-shape>
            </draw:g>
            <draw:frame draw:style-name="gr87" draw:text-style-name="P22" draw:layer="layout" svg:width="0.127cm" svg:height="2.317cm" svg:x="18.212cm" svg:y="9.125cm">
              <draw:text-box>
                <text:p><text:span text:style-name="T1">1</text:span></text:p>
                <text:p><text:span text:style-name="T1"/></text:p>
                <text:p><text:span text:style-name="T2"/></text:p>
                <text:p><text:span text:style-name="T1"/></text:p>
                <text:p><text:span text:style-name="T1"/></text:p>
                <text:p><text:span text:style-name="T2"/></text:p>
                <text:p><text:span text:style-name="T1">0</text:span></text:p>
              </draw:text-box>
            </draw:frame>
            <draw:frame draw:style-name="gr88" draw:text-style-name="P23" draw:layer="layout" svg:width="1.905cm" svg:height="0.963cm" svg:x="17.11cm" svg:y="8.217cm">
              <draw:text-box>
                <text:p><text:span text:style-name="T3">Selection layer</text:span></text:p>
              </draw:text-box>
            </draw:frame>
          </draw:g>
          <draw:g>
            <draw:g>
              <draw:g>
                <draw:custom-shape draw:style-name="gr89" draw:text-style-name="P3" draw:layer="layout" svg:width="0.635cm" svg:height="0.293cm" svg:x="17.529cm" svg:y="14.717cm">
                  <text:p/>
                  <draw:enhanced-geometry svg:viewBox="0 0 21600 21600" draw:mirror-vertical="true" draw:glue-points="10800 0 0 10800 10800 21600 21600 10800" draw:type="flowchart-process" draw:enhanced-path="M 0 0 L 21600 0 21600 21600 0 21600 0 0 Z N"/>
                </draw:custom-shape>
                <draw:custom-shape draw:style-name="gr90" draw:text-style-name="P4" draw:layer="layout" svg:width="0.635cm" svg:height="0.293cm" svg:x="17.529cm" svg:y="14.424cm">
                  <text:p/>
                  <draw:enhanced-geometry svg:viewBox="0 0 21600 21600" draw:mirror-vertical="true" draw:glue-points="10800 0 0 10800 10800 21600 21600 10800" draw:type="flowchart-process" draw:enhanced-path="M 0 0 L 21600 0 21600 21600 0 21600 0 0 Z N"/>
                </draw:custom-shape>
                <draw:custom-shape draw:style-name="gr91" draw:text-style-name="P5" draw:layer="layout" svg:width="0.635cm" svg:height="0.293cm" svg:x="17.529cm" svg:y="14.131cm">
                  <text:p/>
                  <draw:enhanced-geometry svg:viewBox="0 0 21600 21600" draw:mirror-vertical="true" draw:glue-points="10800 0 0 10800 10800 21600 21600 10800" draw:type="flowchart-process" draw:enhanced-path="M 0 0 L 21600 0 21600 21600 0 21600 0 0 Z N"/>
                </draw:custom-shape>
                <draw:custom-shape draw:style-name="gr92" draw:text-style-name="P9" draw:layer="layout" svg:width="0.635cm" svg:height="0.294cm" svg:x="17.529cm" svg:y="13.84cm">
                  <text:p/>
                  <draw:enhanced-geometry svg:viewBox="0 0 21600 21600" draw:mirror-vertical="true" draw:mirror-horizontal="false" draw:glue-points="10800 0 0 10800 10800 21600 21600 10800" draw:type="flowchart-process" draw:enhanced-path="M 0 0 L 21600 0 21600 21600 0 21600 0 0 Z N"/>
                </draw:custom-shape>
                <draw:custom-shape draw:style-name="gr93" draw:text-style-name="P6" draw:layer="layout" svg:width="0.635cm" svg:height="0.293cm" svg:x="17.529cm" svg:y="13.544cm">
                  <text:p/>
                  <draw:enhanced-geometry svg:viewBox="0 0 21600 21600" draw:mirror-vertical="true" draw:glue-points="10800 0 0 10800 10800 21600 21600 10800" draw:type="flowchart-process" draw:enhanced-path="M 0 0 L 21600 0 21600 21600 0 21600 0 0 Z N"/>
                </draw:custom-shape>
                <draw:custom-shape draw:style-name="gr94" draw:text-style-name="P8" draw:layer="layout" svg:width="0.635cm" svg:height="0.293cm" svg:x="17.529cm" svg:y="13.251cm">
                  <text:p/>
                  <draw:enhanced-geometry svg:viewBox="0 0 21600 21600" draw:mirror-vertical="true" draw:glue-points="10800 0 0 10800 10800 21600 21600 10800" draw:type="flowchart-process" draw:enhanced-path="M 0 0 L 21600 0 21600 21600 0 21600 0 0 Z N"/>
                </draw:custom-shape>
                <draw:custom-shape draw:style-name="gr95" draw:text-style-name="P7" draw:layer="layout" svg:width="0.635cm" svg:height="0.293cm" svg:x="17.529cm" svg:y="12.958cm">
                  <text:p/>
                  <draw:enhanced-geometry svg:viewBox="0 0 21600 21600" draw:mirror-vertical="true" draw:glue-points="10800 0 0 10800 10800 21600 21600 10800" draw:type="flowchart-process" draw:enhanced-path="M 0 0 L 21600 0 21600 21600 0 21600 0 0 Z N"/>
                </draw:custom-shape>
              </draw:g>
              <draw:frame draw:style-name="gr87" draw:text-style-name="P22" draw:layer="layout" svg:width="0.127cm" svg:height="2.317cm" svg:x="18.311cm" svg:y="12.826cm">
                <draw:text-box>
                  <text:p><text:span text:style-name="T1">1</text:span></text:p>
                  <text:p><text:span text:style-name="T1"/></text:p>
                  <text:p><text:span text:style-name="T2"/></text:p>
                  <text:p><text:span text:style-name="T1"/></text:p>
                  <text:p><text:span text:style-name="T1"/></text:p>
                  <text:p><text:span text:style-name="T2"/></text:p>
                  <text:p><text:span text:style-name="T1">0</text:span></text:p>
                </draw:text-box>
              </draw:frame>
            </draw:g>
            <draw:frame draw:style-name="gr96" draw:text-style-name="P23" draw:layer="layout" svg:width="2.104cm" svg:height="1.319cm" svg:x="17.211cm" svg:y="11.718cm">
              <draw:text-box>
                <text:p><text:span text:style-name="T3">Movement</text:span></text:p>
                <text:p><text:span text:style-name="T3">and K</text:span></text:p>
                <text:p><text:span text:style-name="T3">layer</text:span></text:p>
              </draw:text-box>
            </draw:frame>
          </draw:g>
        </draw:g>
        <draw:g>
          <draw:custom-shape draw:style-name="gr97" draw:text-style-name="P24" draw:layer="layout" svg:width="8.988cm" svg:height="6.189cm" svg:x="1.029cm" svg:y="1.034cm">
            <text:p/>
            <draw:enhanced-geometry svg:viewBox="0 0 21600 21600" draw:mirror-horizontal="false" draw:mirror-vertical="false" draw:type="rectangle" draw:enhanced-path="M 0 0 L 21600 0 21600 21600 0 21600 0 0 Z N"/>
          </draw:custom-shape>
          <draw:g>
            <draw:g>
              <draw:g>
                <draw:g>
                  <draw:custom-shape draw:style-name="gr98" draw:text-style-name="P7" draw:layer="layout" svg:width="2.701cm" svg:height="0.56cm" svg:x="3.223cm" svg:y="4.2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9" draw:text-style-name="P7" draw:layer="layout" svg:width="2.706cm" svg:height="0.575cm" svg:x="2.583cm" svg:y="4.79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0" draw:text-style-name="P7" draw:layer="layout" svg:width="2.712cm" svg:height="0.572cm" svg:x="1.903cm" svg:y="5.3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1" draw:text-style-name="P5" draw:layer="layout" svg:width="2.718cm" svg:height="0.573cm" svg:x="1.224cm" svg:y="5.911cm">
                    <text:p/>
                    <draw:enhanced-geometry svg:viewBox="0 0 21600 21600" draw:mirror-horizontal="false" draw:mirror-vertical="false" draw:glue-points="?f6 0 10800 ?f8 ?f11 10800 ?f9 21600 10800 ?f10 ?f5 10800" draw:text-areas="?f3 ?f3 ?f4 ?f4" draw:type="parallelogram" draw:modifiers="5667.623899953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02" draw:text-style-name="P7" draw:layer="layout" svg:width="2.701cm" svg:height="0.548cm" svg:x="5.22cm" svg:y="4.2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3" draw:text-style-name="P9" draw:layer="layout" svg:width="2.702cm" svg:height="0.572cm" svg:x="4.539cm" svg:y="4.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2.71cm" svg:height="0.572cm" svg:x="3.872cm" svg:y="5.3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4" draw:text-style-name="P4" draw:layer="layout" svg:width="2.713cm" svg:height="0.571cm" svg:x="3.229cm" svg:y="5.9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05" draw:text-style-name="P8" draw:layer="layout" svg:width="2.699cm" svg:height="0.561cm" svg:x="7.163cm" svg:y="4.2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6" draw:text-style-name="P7" draw:layer="layout" svg:width="2.697cm" svg:height="0.571cm" svg:x="6.485cm" svg:y="4.8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7" draw:layer="layout" svg:width="2.704cm" svg:height="0.572cm" svg:x="5.807cm" svg:y="5.3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7" draw:text-style-name="P3" draw:layer="layout" svg:width="2.709cm" svg:height="0.57cm" svg:x="5.174cm" svg:y="5.9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108" draw:text-style-name="P2" draw:layer="layout" svg:width="0.249cm" svg:height="2.673cm" draw:transform="skewX (0.00191986217719376) rotate (1.90118715419742) translate (5.848cm 6.113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09" draw:text-style-name="P25" draw:layer="layout" svg:width="1.04cm" svg:height="0.662cm" draw:transform="rotate (0.328994564000931) translate (6.937cm 5.63cm)">
                <draw:text-box>
                  <text:p><text:span text:style-name="T3">d</text:span></text:p>
                </draw:text-box>
              </draw:frame>
            </draw:g>
            <draw:g>
              <draw:custom-shape draw:style-name="gr110" draw:text-style-name="P26" draw:layer="layout" svg:width="1.038cm" svg:height="0.079cm" svg:x="4.192cm" svg:y="5.666cm">
                <text:p/>
                <draw:enhanced-geometry svg:viewBox="0 0 21600 21600" draw:mirror-horizontal="false" draw:mirror-vertical="false" draw:glue-points="?f6 0 10800 ?f8 ?f11 10800 ?f9 21600 10800 ?f10 ?f5 10800" draw:text-areas="?f3 ?f3 ?f4 ?f4" draw:type="parallelogram" draw:modifiers="2092.009685230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1" draw:text-style-name="P26" draw:layer="layout" svg:width="1.007cm" svg:height="0.081cm" svg:x="5.024cm" svg:y="5.682cm">
                <text:p/>
                <draw:enhanced-geometry svg:viewBox="0 0 21600 21600" draw:mirror-horizontal="false" draw:mirror-vertical="false" draw:glue-points="?f6 0 10800 ?f8 ?f11 10800 ?f9 21600 10800 ?f10 ?f5 10800" draw:text-areas="?f3 ?f3 ?f4 ?f4" draw:type="parallelogram" draw:modifiers="1578.0821917808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333cm" svg:height="0.083cm" draw:transform="skewX (-0.155334303427495) rotate (-2.87595354143626) translate (4.722cm 5.788cm)">
                <text:p/>
                <draw:enhanced-geometry svg:viewBox="0 0 21600 21600" draw:mirror-horizontal="true" draw:mirror-vertical="tru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3" draw:text-style-name="P26" draw:layer="layout" svg:width="0.303cm" svg:height="0.669cm" draw:transform="skewX (0.029845130209103) rotate (-0.724311639577647) translate (4.918cm 5.242cm)">
                <text:p/>
                <draw:enhanced-geometry svg:viewBox="0 0 21600 21600" draw:mirror-horizontal="tru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266cm" svg:height="0.521cm" draw:transform="skewX (0.0134390352403563) rotate (-1.00897484057792) translate (6.218cm 5.23cm)">
                <text:p/>
                <draw:enhanced-geometry svg:viewBox="0 0 21600 21600" draw:mirror-horizontal="fals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27cm" svg:height="0.559cm" draw:transform="skewX (0.0286233997327069) rotate (-1.01770148683789) translate (5.692cm 5.346cm)">
                <text:p/>
                <draw:enhanced-geometry svg:viewBox="0 0 21600 21600" draw:mirror-horizontal="fals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27cm" svg:height="0.561cm" draw:transform="skewX (0.0214675497995301) rotate (-1.01770148683789) translate (5.378cm 5.408cm)">
                <text:p/>
                <draw:enhanced-geometry svg:viewBox="0 0 21600 21600" draw:mirror-horizontal="fals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4" draw:text-style-name="P26" draw:layer="layout" svg:width="1.04cm" svg:height="0.079cm" svg:x="4.128cm" svg:y="5.666cm">
                <text:p/>
                <draw:enhanced-geometry svg:viewBox="0 0 21600 21600" draw:mirror-horizontal="false" draw:mirror-vertical="false" draw:glue-points="?f6 0 10800 ?f8 ?f11 10800 ?f9 21600 10800 ?f10 ?f5 10800" draw:text-areas="?f3 ?f3 ?f4 ?f4" draw:type="parallelogram" draw:modifiers="2092.009685230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5" draw:text-style-name="P26" draw:layer="layout" svg:width="0.218cm" svg:height="0.304cm" draw:transform="rotate (-0.0644026493985906) translate (4.989cm 5.516cm)">
                <text:p/>
                <draw:enhanced-geometry svg:viewBox="0 0 21600 21600" draw:mirror-horizontal="true" draw:mirror-vertical="true" draw:glue-points="?f6 0 10800 ?f8 ?f11 10800 ?f9 21600 10800 ?f10 ?f5 10800" draw:text-areas="?f3 ?f3 ?f4 ?f4" draw:type="parallelogram" draw:modifiers="11514.39688715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6" draw:text-style-name="P2" draw:layer="layout" svg:x1="5.532cm" svg:y1="5.449cm" svg:x2="8.582cm" svg:y2="4.628cm">
                <text:p/>
              </draw:line>
              <dr3d:scene draw:style-name="gr117" svg:width="0.624cm" svg:height="0.614cm" svg:x="5.294cm" svg:y="5.05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8" draw:layer="layout"/>
              </dr3d:scene>
              <dr3d:scene draw:style-name="gr119" svg:width="0.701cm" svg:height="0.703cm" svg:x="8.233cm" svg:y="4.302cm" dr3d:vrp="(0 0 17179.8045714286)" dr3d:vpn="(0 0 14588.8045714286)"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0" draw:layer="layout" dr3d:transform="matrix (1 0 0 0 0.999615072856669 -0.0277435779551966 0 0.0277435779551966 0.999615072856669 2.0187708575587cm 0.903514823040946cm 0.000139044926048358cm)"/>
              </dr3d:scene>
              <draw:line draw:style-name="gr121" draw:text-style-name="P2" draw:layer="layout" svg:x1="7.174cm" svg:y1="5.097cm" svg:x2="5.884cm" svg:y2="5.449cm">
                <text:p/>
              </draw:line>
              <draw:line draw:style-name="gr122" draw:text-style-name="P2" draw:layer="layout" svg:x1="7.182cm" svg:y1="5.504cm" svg:x2="5.904cm" svg:y2="5.504cm">
                <text:p/>
              </draw:line>
              <draw:path draw:style-name="gr121" draw:text-style-name="P2" draw:layer="layout" svg:width="0.146cm" svg:height="0.197cm" draw:transform="skewX (0.454483737219323) rotate (0.971799327510443) translate (6.7223650485873cm 5.31222392534564cm)" svg:viewBox="0 0 147 198" svg:d="M0 198c206-3 136-198 136-198">
                <text:p/>
              </draw:path>
              <draw:frame draw:style-name="gr123" draw:text-style-name="P23" draw:layer="layout" svg:width="0.285cm" svg:height="0.662cm" svg:x="6.844cm" svg:y="5.082cm">
                <draw:text-box>
                  <text:p><text:span text:style-name="T4">θ</text:span></text:p>
                </draw:text-box>
              </draw:frame>
            </draw:g>
            <dr3d:scene draw:style-name="gr124" svg:width="0.609cm" svg:height="0.598cm" svg:x="4.11cm" svg:y="4.75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7cm" svg:x="3.832cm" svg:y="4.38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1cm" svg:height="0.597cm" svg:x="3.185cm" svg:y="4.66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09cm" svg:height="0.597cm" svg:x="3.648cm" svg:y="3.83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8cm" svg:x="5.772cm" svg:y="3.83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8cm" svg:x="7.065cm" svg:y="4.29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7cm" svg:x="8.081cm" svg:y="4.0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aw:g>
          <draw:g>
            <draw:g>
              <draw:line draw:style-name="gr126" draw:text-style-name="P2" draw:layer="layout" svg:x1="1.758cm" svg:y1="1.375cm" svg:x2="1.758cm" svg:y2="3.247cm">
                <text:p/>
              </draw:line>
              <draw:line draw:style-name="gr126" draw:text-style-name="P2" draw:layer="layout" svg:x1="5.135cm" svg:y1="3.247cm" svg:x2="1.758cm" svg:y2="3.247cm">
                <text:p/>
              </draw:line>
            </draw:g>
            <draw:path draw:style-name="gr127" draw:text-style-name="P2" draw:layer="layout" svg:width="1.48cm" svg:height="3.01cm" draw:transform="skewX (-0.119729586686811) rotate (0.725707902979242) translate (1.76888546562783cm 2.17898839071803cm)" svg:viewBox="0 0 1481 3011" svg:d="M0 0c1270 0 1058 771 1058 771l-100 239-141 280-141 280-70 209v140 140l875 952">
              <text:p/>
            </draw:path>
            <draw:frame draw:style-name="gr128" draw:text-style-name="P27" draw:layer="layout" svg:width="1.372cm" svg:height="0.489cm" svg:x="2.824cm" svg:y="3.227cm">
              <draw:text-box>
                <text:p><text:span text:style-name="T2">distance</text:span></text:p>
              </draw:text-box>
            </draw:frame>
            <draw:frame draw:style-name="gr129" draw:text-style-name="P27" draw:layer="layout" svg:width="1.592cm" svg:height="0.651cm" draw:transform="rotate (1.5707963267949) translate (1.257cm 3.061cm)">
              <draw:text-box>
                <text:p><text:span text:style-name="T2">P(distance)</text:span></text:p>
              </draw:text-box>
            </draw:frame>
            <draw:line draw:style-name="gr130" draw:text-style-name="P2" draw:layer="layout" svg:x1="3.036cm" svg:y1="1.656cm" svg:x2="3.036cm" svg:y2="3.247cm">
              <text:p/>
            </draw:line>
            <draw:frame draw:style-name="gr128" draw:text-style-name="P27" draw:layer="layout" svg:width="0.377cm" svg:height="0.489cm" svg:x="2.824cm" svg:y="1.275cm">
              <draw:text-box>
                <text:p><text:span text:style-name="T2">d</text:span></text:p>
              </draw:text-box>
            </draw:frame>
          </draw:g>
          <draw:g>
            <draw:g>
              <draw:g>
                <draw:custom-shape draw:style-name="gr131" draw:text-style-name="P2" draw:layer="layout" svg:width="2.049cm" svg:height="2.048cm" svg:x="6.955cm" svg:y="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2" draw:text-style-name="P2" draw:layer="layout" svg:x1="7.98cm" svg:y1="2.546cm" svg:x2="7.98cm" svg:y2="2.034cm">
                    <text:p/>
                  </draw:line>
                  <draw:line draw:style-name="gr132" draw:text-style-name="P2" draw:layer="layout" svg:x1="7.98cm" svg:y1="2.753cm" svg:x2="7.98cm" svg:y2="2.412cm">
                    <text:p/>
                  </draw:line>
                  <draw:line draw:style-name="gr132" draw:text-style-name="P2" draw:layer="layout" svg:x1="8.114cm" svg:y1="2.546cm" svg:x2="7.09cm" svg:y2="2.546cm">
                    <text:p/>
                  </draw:line>
                  <draw:line draw:style-name="gr132" draw:text-style-name="P2" draw:layer="layout" svg:x1="8.869cm" svg:y1="2.546cm" svg:x2="7.845cm" svg:y2="2.546cm">
                    <text:p/>
                  </draw:line>
                  <draw:line draw:style-name="gr132" draw:text-style-name="P2" draw:layer="layout" svg:x1="7.98cm" svg:y1="2.546cm" svg:x2="8.663cm" svg:y2="1.863cm">
                    <text:p/>
                  </draw:line>
                  <draw:line draw:style-name="gr132" draw:text-style-name="P2" draw:layer="layout" svg:x1="7.638cm" svg:y1="2.887cm" svg:x2="7.979cm" svg:y2="2.546cm">
                    <text:p/>
                  </draw:line>
                  <draw:line draw:style-name="gr132" draw:text-style-name="P2" draw:layer="layout" svg:x1="7.98cm" svg:y1="2.546cm" svg:x2="7.297cm" svg:y2="1.863cm">
                    <text:p/>
                  </draw:line>
                </draw:g>
                <draw:path draw:style-name="gr133" draw:text-style-name="P2" draw:layer="layout" svg:width="2.011cm" svg:height="1.695cm" draw:transform="skewX (0.000698131700797725) rotate (2.78310202523016) translate (8.7128302700708cm 3.5034239469349cm)" svg:viewBox="0 0 2012 1696" svg:d="M1410 1185c58 13 181 8 236 20 47 11 99 11 147 9 42-3 85-15 118-36 66-43 59-131 81-198 19-59-20-119 1-182 14-39 10-87 3-129-7-50 33-95 6-145-24-43-4-97-23-144s-27-100-54-144c-29-47-37-120-99-146-51-21-102-7-152 1-39 6-75 34-116 39-55 7-113 4-168-9-53-11-96-56-148-76-54-20-112-73-178-26-42 32-122 26-132 94-7 50-26 101-29 150-4 68-58 94-98 133-44 43-82 79-123 138-26 38-46 65-90 82-48 16-97 36-147 55-83 31-164 64-243 111-37 22-86 26-126 47-43 23-84 77-75 129 8 43 32 84 47 123 21 58 44 114 94 156 35 29 48 89 91 106 84 32 93 119 159 165 69 47 117 115 191 159 50 30 108 34 166 25 75-11 85-77 101-125 17-50 34-108 75-140 37-30 68-61 98-93 32-32 56-75 87-108 31-35 80-43 122-58 39-14 178 17 178 17z">
                  <text:p/>
                </draw:path>
                <draw:frame draw:style-name="gr134" draw:text-style-name="P27" draw:layer="layout" svg:width="0.506cm" svg:height="0.658cm" svg:x="8.719cm" svg:y="1.186cm">
                  <draw:text-box>
                    <text:p><text:span text:style-name="T5">θ</text:span></text:p>
                  </draw:text-box>
                </draw:frame>
                <draw:frame draw:style-name="gr135" draw:text-style-name="P28" draw:layer="layout" svg:width="1.35cm" svg:height="0.759cm" svg:x="6.2cm" svg:y="2.163cm">
                  <draw:text-box>
                    <text:p><text:span text:style-name="T6">180°</text:span></text:p>
                  </draw:text-box>
                </draw:frame>
                <draw:frame draw:style-name="gr136" draw:text-style-name="P29" draw:layer="layout" svg:width="1.35cm" svg:height="0.76cm" svg:x="7.304cm" svg:y="1.146cm">
                  <draw:text-box>
                    <text:p text:style-name="P13"><text:span text:style-name="T6">90°</text:span></text:p>
                  </draw:text-box>
                </draw:frame>
                <draw:frame draw:style-name="gr135" draw:text-style-name="P29" draw:layer="layout" svg:width="1.35cm" svg:height="0.759cm" svg:x="7.304cm" svg:y="3.467cm">
                  <draw:text-box>
                    <text:p text:style-name="P13"><text:span text:style-name="T6">270°</text:span></text:p>
                  </draw:text-box>
                </draw:frame>
                <draw:frame draw:style-name="gr135" draw:text-style-name="P29" draw:layer="layout" svg:width="1.35cm" svg:height="0.759cm" svg:x="8.584cm" svg:y="2.259cm">
                  <draw:text-box>
                    <text:p text:style-name="P13"><text:span text:style-name="T6">0°</text:span></text:p>
                  </draw:text-box>
                </draw:frame>
              </draw:g>
              <draw:line draw:style-name="gr137" draw:text-style-name="P2" draw:layer="layout" svg:x1="7.98cm" svg:y1="2.413cm" svg:x2="8.942cm" svg:y2="1.273cm">
                <text:p/>
              </draw:line>
            </draw:g>
            <draw:frame draw:style-name="gr129" draw:text-style-name="P27" draw:layer="layout" svg:width="1.592cm" svg:height="0.651cm" draw:transform="rotate (0.00279252680319093) translate (7.376cm 2.781cm)">
              <draw:text-box>
                <text:p><text:span text:style-name="T2">P(direction)</text:span></text:p>
              </draw:text-box>
            </draw:frame>
            <draw:frame draw:style-name="gr128" draw:text-style-name="P27" draw:layer="layout" svg:width="1.372cm" svg:height="0.489cm" svg:x="6.225cm" svg:y="1.328cm">
              <draw:text-box>
                <text:p><text:span text:style-name="T2">direction</text:span></text:p>
              </draw:text-box>
            </draw:frame>
          </draw:g>
        </draw:g>
        <draw:g>
          <draw:custom-shape draw:style-name="gr138" draw:text-style-name="P24" draw:layer="layout" svg:width="10.727cm" svg:height="9.474cm" svg:x="9.89cm" svg:y="17.434cm">
            <text:p/>
            <draw:enhanced-geometry svg:viewBox="0 0 21600 21600" draw:mirror-horizontal="false" draw:mirror-vertical="false" draw:type="rectangle" draw:enhanced-path="M 0 0 L 21600 0 21600 21600 0 21600 0 0 Z N"/>
          </draw:custom-shape>
          <draw:line draw:style-name="gr139" draw:text-style-name="P2" draw:layer="layout" svg:x1="16.875cm" svg:y1="18.831cm" svg:x2="18.653cm" svg:y2="18.831cm">
            <text:p/>
          </draw:line>
          <draw:g>
            <draw:g>
              <draw:g>
                <draw:g>
                  <draw:g>
                    <draw:g>
                      <draw:custom-shape draw:style-name="gr140" draw:text-style-name="P30" draw:layer="layout" svg:width="2.064cm" svg:height="0.433cm" svg:x="13.602cm" svg:y="24.69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1" draw:text-style-name="P31" draw:layer="layout" svg:width="2.064cm" svg:height="0.439cm" svg:x="13.084cm" svg:y="25.13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2" draw:text-style-name="P24" draw:layer="layout" svg:width="2.069cm" svg:height="0.434cm" svg:x="12.565cm" svg:y="25.5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3" draw:text-style-name="P24" draw:layer="layout" svg:width="2.075cm" svg:height="0.436cm" svg:x="12.054cm" svg:y="25.9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44" draw:text-style-name="P30" draw:layer="layout" svg:width="2.063cm" svg:height="0.434cm" svg:x="15.107cm" svg:y="24.70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5" draw:text-style-name="P24" draw:layer="layout" svg:width="2.063cm" svg:height="0.438cm" svg:x="14.587cm" svg:y="25.14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6" draw:text-style-name="P32" draw:layer="layout" svg:width="2.07cm" svg:height="0.435cm" svg:x="14.068cm" svg:y="25.57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7" draw:text-style-name="P24" draw:layer="layout" svg:width="2.073cm" svg:height="0.436cm" svg:x="13.599cm" svg:y="25.97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48" draw:text-style-name="P33" draw:layer="layout" svg:width="2.063cm" svg:height="0.434cm" svg:x="16.542cm" svg:y="24.70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9" draw:text-style-name="P30" draw:layer="layout" svg:width="2.062cm" svg:height="0.438cm" svg:x="16.024cm" svg:y="25.14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0" draw:text-style-name="P24" draw:layer="layout" svg:width="2.069cm" svg:height="0.435cm" svg:x="15.505cm" svg:y="25.57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1" draw:text-style-name="P24" draw:layer="layout" svg:width="2.084cm" svg:height="0.436cm" svg:x="15.02cm" svg:y="25.97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3d:scene draw:style-name="gr152" svg:width="0.478cm" svg:height="0.468cm" svg:x="16.546cm" svg:y="24.818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7cm" svg:x="14.189cm" svg:y="24.81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9cm" svg:x="14.364cm" svg:y="25.10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69cm" svg:x="17.284cm" svg:y="24.53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7cm" svg:x="15.197cm" svg:y="25.43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8cm" svg:x="13.68cm" svg:y="25.08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7cm" svg:x="15.491cm" svg:y="24.41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7cm" svg:x="13.89cm" svg:y="24.41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aw:line draw:style-name="gr139" draw:text-style-name="P2" draw:layer="layout" svg:x1="14.462cm" svg:y1="24.984cm" svg:x2="18.018cm" svg:y2="24.349cm">
                    <text:p/>
                  </draw:line>
                  <draw:line draw:style-name="gr139" draw:text-style-name="P2" draw:layer="layout" svg:x1="18.018cm" svg:y1="24.857cm" svg:x2="14.716cm" svg:y2="25.365cm">
                    <text:p/>
                  </draw:line>
                  <draw:line draw:style-name="gr139" draw:text-style-name="P2" draw:layer="layout" svg:x1="13.954cm" svg:y1="25.238cm" svg:x2="18.018cm" svg:y2="24.603cm">
                    <text:p/>
                  </draw:line>
                  <draw:line draw:style-name="gr139" draw:text-style-name="P2" draw:layer="layout" svg:x1="15.478cm" svg:y1="25.492cm" svg:x2="18.018cm" svg:y2="25.111cm">
                    <text:p/>
                  </draw:line>
                  <draw:g>
                    <draw:g>
                      <draw:custom-shape draw:style-name="gr154" draw:text-style-name="P31" draw:layer="layout" svg:width="0.381cm" svg:height="0.254cm" svg:x="17.999cm" svg:y="24.244cm">
                        <text:p/>
                        <draw:enhanced-geometry svg:viewBox="0 0 21600 21600" draw:glue-points="10800 0 0 10800 10800 21600 21600 10800" draw:type="flowchart-process" draw:enhanced-path="M 0 0 L 21600 0 21600 21600 0 21600 0 0 Z N"/>
                      </draw:custom-shape>
                      <draw:custom-shape draw:style-name="gr154" draw:text-style-name="P31" draw:layer="layout" svg:width="0.381cm" svg:height="0.254cm" svg:x="17.999cm" svg:y="24.498cm">
                        <text:p/>
                        <draw:enhanced-geometry svg:viewBox="0 0 21600 21600" draw:glue-points="10800 0 0 10800 10800 21600 21600 10800" draw:type="flowchart-process" draw:enhanced-path="M 0 0 L 21600 0 21600 21600 0 21600 0 0 Z N"/>
                      </draw:custom-shape>
                      <draw:custom-shape draw:style-name="gr154" draw:text-style-name="P31" draw:layer="layout" svg:width="0.381cm" svg:height="0.254cm" svg:x="17.999cm" svg:y="24.752cm">
                        <text:p/>
                        <draw:enhanced-geometry svg:viewBox="0 0 21600 21600" draw:glue-points="10800 0 0 10800 10800 21600 21600 10800" draw:type="flowchart-process" draw:enhanced-path="M 0 0 L 21600 0 21600 21600 0 21600 0 0 Z N"/>
                      </draw:custom-shape>
                      <draw:custom-shape draw:style-name="gr155" draw:text-style-name="P32" draw:layer="layout" svg:width="0.381cm" svg:height="0.254cm" svg:x="17.999cm" svg:y="25.006cm">
                        <text:p/>
                        <draw:enhanced-geometry svg:viewBox="0 0 21600 21600" draw:glue-points="10800 0 0 10800 10800 21600 21600 10800" draw:type="flowchart-process" draw:enhanced-path="M 0 0 L 21600 0 21600 21600 0 21600 0 0 Z N"/>
                      </draw:custom-shape>
                    </draw:g>
                  </draw:g>
                </draw:g>
                <draw:g>
                  <draw:frame draw:style-name="gr156" draw:text-style-name="P27" draw:layer="layout" svg:width="0.073cm" svg:height="1.499cm" svg:x="13.132cm" svg:y="24.957cm">
                    <draw:text-box>
                      <text:p><text:span text:style-name="T7">1</text:span></text:p>
                      <text:p><text:span text:style-name="T2"/></text:p>
                      <text:p><text:span text:style-name="T8"/></text:p>
                      <text:p><text:span text:style-name="T2"/></text:p>
                      <text:p><text:span text:style-name="T2">0</text:span></text:p>
                    </draw:text-box>
                  </draw:frame>
                  <draw:g>
                    <draw:custom-shape draw:style-name="gr157" draw:text-style-name="P34" draw:layer="layout" svg:width="0.366cm" svg:height="0.169cm" svg:x="12.516cm" svg:y="25.109cm">
                      <text:p/>
                      <draw:enhanced-geometry svg:viewBox="0 0 21600 21600" draw:mirror-vertical="false" draw:glue-points="10800 0 0 10800 10800 21600 21600 10800" draw:type="flowchart-process" draw:enhanced-path="M 0 0 L 21600 0 21600 21600 0 21600 0 0 Z N"/>
                    </draw:custom-shape>
                    <draw:custom-shape draw:style-name="gr158" draw:text-style-name="P35" draw:layer="layout" svg:width="0.366cm" svg:height="0.168cm" svg:x="12.516cm" svg:y="25.278cm">
                      <text:p/>
                      <draw:enhanced-geometry svg:viewBox="0 0 21600 21600" draw:mirror-vertical="false" draw:glue-points="10800 0 0 10800 10800 21600 21600 10800" draw:type="flowchart-process" draw:enhanced-path="M 0 0 L 21600 0 21600 21600 0 21600 0 0 Z N"/>
                    </draw:custom-shape>
                    <draw:custom-shape draw:style-name="gr159" draw:text-style-name="P31" draw:layer="layout" svg:width="0.366cm" svg:height="0.169cm" svg:x="12.516cm" svg:y="25.446cm">
                      <text:p/>
                      <draw:enhanced-geometry svg:viewBox="0 0 21600 21600" draw:mirror-vertical="false" draw:glue-points="10800 0 0 10800 10800 21600 21600 10800" draw:type="flowchart-process" draw:enhanced-path="M 0 0 L 21600 0 21600 21600 0 21600 0 0 Z N"/>
                    </draw:custom-shape>
                    <draw:custom-shape draw:style-name="gr160" draw:text-style-name="P36" draw:layer="layout" svg:width="0.366cm" svg:height="0.169cm" svg:x="12.516cm" svg:y="25.615cm">
                      <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161" draw:text-style-name="P32" draw:layer="layout" svg:width="0.366cm" svg:height="0.169cm" svg:x="12.516cm" svg:y="25.784cm">
                      <text:p/>
                      <draw:enhanced-geometry svg:viewBox="0 0 21600 21600" draw:mirror-vertical="false" draw:glue-points="10800 0 0 10800 10800 21600 21600 10800" draw:type="flowchart-process" draw:enhanced-path="M 0 0 L 21600 0 21600 21600 0 21600 0 0 Z N"/>
                    </draw:custom-shape>
                    <draw:custom-shape draw:style-name="gr162" draw:text-style-name="P33" draw:layer="layout" svg:width="0.366cm" svg:height="0.169cm" svg:x="12.516cm" svg:y="25.953cm">
                      <text:p/>
                      <draw:enhanced-geometry svg:viewBox="0 0 21600 21600" draw:mirror-vertical="false" draw:glue-points="10800 0 0 10800 10800 21600 21600 10800" draw:type="flowchart-process" draw:enhanced-path="M 0 0 L 21600 0 21600 21600 0 21600 0 0 Z N"/>
                    </draw:custom-shape>
                    <draw:custom-shape draw:style-name="gr163" draw:text-style-name="P30" draw:layer="layout" svg:width="0.366cm" svg:height="0.168cm" svg:x="12.516cm" svg:y="26.122cm">
                      <text:p/>
                      <draw:enhanced-geometry svg:viewBox="0 0 21600 21600" draw:mirror-vertical="false" draw:glue-points="10800 0 0 10800 10800 21600 21600 10800" draw:type="flowchart-process" draw:enhanced-path="M 0 0 L 21600 0 21600 21600 0 21600 0 0 Z N"/>
                    </draw:custom-shape>
                  </draw:g>
                  <draw:frame draw:style-name="gr88" draw:text-style-name="P27" draw:layer="layout" svg:width="2.104cm" svg:height="0.963cm" svg:x="12.196cm" svg:y="24.717cm">
                    <draw:text-box>
                      <text:p><text:span text:style-name="T2">P(death</text:span><text:span text:style-name="T9">dens</text:span><text:span text:style-name="T2">)</text:span></text:p>
                    </draw:text-box>
                  </draw:frame>
                </draw:g>
              </draw:g>
              <draw:g>
                <draw:g>
                  <draw:g>
                    <draw:custom-shape draw:style-name="gr164" draw:text-style-name="P14" draw:layer="layout" svg:width="2.063cm" svg:height="0.433cm" svg:x="13.613cm" svg:y="18.01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5" draw:text-style-name="P12" draw:layer="layout" svg:width="2.064cm" svg:height="0.438cm" svg:x="13.093cm" svg:y="18.44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6" draw:text-style-name="P13" draw:layer="layout" svg:width="2.068cm" svg:height="0.435cm" svg:x="12.575cm" svg:y="18.8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7" draw:text-style-name="P13" draw:layer="layout" svg:width="2.089cm" svg:height="0.436cm" svg:x="12.074cm" svg:y="19.29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68" draw:text-style-name="P12" draw:layer="layout" svg:width="2.063cm" svg:height="0.434cm" svg:x="15.116cm" svg:y="18.02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9" draw:text-style-name="P13" draw:layer="layout" svg:width="2.063cm" svg:height="0.438cm" svg:x="14.597cm" svg:y="18.45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6" draw:text-style-name="P13" draw:layer="layout" svg:width="2.068cm" svg:height="0.435cm" svg:x="14.079cm" svg:y="18.89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0" draw:text-style-name="P12" draw:layer="layout" svg:width="2.072cm" svg:height="0.436cm" svg:x="13.611cm" svg:y="19.28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71" draw:text-style-name="P14" draw:layer="layout" svg:width="2.062cm" svg:height="0.434cm" svg:x="16.553cm" svg:y="18.02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2" draw:text-style-name="P12" draw:layer="layout" svg:width="2.062cm" svg:height="0.438cm" svg:x="16.033cm" svg:y="18.45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6" draw:text-style-name="P13" draw:layer="layout" svg:width="2.068cm" svg:height="0.435cm" svg:x="15.515cm" svg:y="18.89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3" draw:text-style-name="P12" draw:layer="layout" svg:width="2.116cm" svg:height="0.436cm" svg:x="15.018cm" svg:y="19.2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3d:scene draw:style-name="gr67" svg:width="0.478cm" svg:height="0.467cm" svg:x="13.633cm" svg:y="18.38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3d:scene draw:style-name="gr75" svg:width="0.477cm" svg:height="0.469cm" svg:x="13.922cm" svg:y="17.68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3d:scene draw:style-name="gr71" svg:width="0.479cm" svg:height="0.468cm" svg:x="15.506cm" svg:y="17.76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9" draw:layer="layout"/>
                </dr3d:scene>
                <dr3d:scene draw:style-name="gr71" svg:width="0.478cm" svg:height="0.468cm" svg:x="16.488cm" svg:y="18.13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2" draw:layer="layout"/>
                </dr3d:scene>
                <dr3d:scene draw:style-name="gr71" svg:width="0.479cm" svg:height="0.468cm" svg:x="14.131cm" svg:y="18.13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9" draw:layer="layout"/>
                </dr3d:scene>
                <dr3d:scene draw:style-name="gr69" svg:width="0.477cm" svg:height="0.468cm" svg:x="14.306cm" svg:y="18.459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75" svg:width="0.479cm" svg:height="0.467cm" svg:x="17.226cm" svg:y="17.85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3d:scene draw:style-name="gr67" svg:width="0.477cm" svg:height="0.468cm" svg:x="15.139cm" svg:y="18.75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aw:g>
              <draw:g>
                <draw:g>
                  <draw:g>
                    <draw:g>
                      <draw:g>
                        <draw:custom-shape draw:style-name="gr174" draw:text-style-name="P7" draw:layer="layout" svg:width="2.055cm" svg:height="0.426cm" svg:x="13.527cm" svg:y="22.5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5" draw:text-style-name="P7" draw:layer="layout" svg:width="2.059cm" svg:height="0.437cm" svg:x="13.04cm" svg:y="22.97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6" draw:text-style-name="P7" draw:layer="layout" svg:width="2.063cm" svg:height="0.436cm" svg:x="12.522cm" svg:y="23.41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7" draw:text-style-name="P5" draw:layer="layout" svg:width="2.069cm" svg:height="0.436cm" svg:x="12.005cm" svg:y="23.83cm">
                          <text:p/>
                          <draw:enhanced-geometry svg:viewBox="0 0 21600 21600" draw:mirror-horizontal="false" draw:mirror-vertical="false" draw:glue-points="?f6 0 10800 ?f8 ?f11 10800 ?f9 21600 10800 ?f10 ?f5 10800" draw:text-areas="?f3 ?f3 ?f4 ?f4" draw:type="parallelogram" draw:modifiers="5667.623899953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78" draw:text-style-name="P7" draw:layer="layout" svg:width="2.056cm" svg:height="0.417cm" svg:x="15.046cm" svg:y="22.5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9" draw:text-style-name="P9" draw:layer="layout" svg:width="2.056cm" svg:height="0.436cm" svg:x="14.528cm" svg:y="22.9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0" draw:text-style-name="P5" draw:layer="layout" svg:width="2.063cm" svg:height="0.434cm" svg:x="14.02cm" svg:y="23.41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1" draw:text-style-name="P4" draw:layer="layout" svg:width="2.065cm" svg:height="0.435cm" svg:x="13.531cm" svg:y="23.83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82" draw:text-style-name="P8" draw:layer="layout" svg:width="2.053cm" svg:height="0.426cm" svg:x="16.526cm" svg:y="22.5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3" draw:text-style-name="P7" draw:layer="layout" svg:width="2.053cm" svg:height="0.436cm" svg:x="16.009cm" svg:y="22.99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7" draw:layer="layout" svg:width="2.059cm" svg:height="0.434cm" svg:x="15.492cm" svg:y="23.42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5" draw:text-style-name="P3" draw:layer="layout" svg:width="2.062cm" svg:height="0.434cm" svg:x="15.028cm" svg:y="23.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g>
                  <dr3d:scene draw:style-name="gr152" svg:width="0.479cm" svg:height="0.47cm" svg:x="13.814cm" svg:y="22.268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8cm" svg:height="0.468cm" svg:x="15.37cm" svg:y="22.267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8cm" svg:height="0.468cm" svg:x="16.47cm" svg:y="22.66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7cm" svg:x="14.113cm" svg:y="22.667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9cm" svg:x="14.288cm" svg:y="22.95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69cm" svg:x="17.208cm" svg:y="22.387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7cm" svg:x="15.121cm" svg:y="23.28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8cm" svg:x="13.604cm" svg:y="22.93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aw:g>
                <draw:g>
                  <draw:g>
                    <draw:g>
                      <draw:g>
                        <draw:custom-shape draw:style-name="gr186" draw:text-style-name="P3" draw:layer="layout" svg:width="0.381cm" svg:height="0.163cm" svg:x="12.513cm" svg:y="23.973cm">
                          <text:p/>
                          <draw:enhanced-geometry svg:viewBox="0 0 21600 21600" draw:mirror-vertical="true" draw:glue-points="10800 0 0 10800 10800 21600 21600 10800" draw:type="flowchart-process" draw:enhanced-path="M 0 0 L 21600 0 21600 21600 0 21600 0 0 Z N"/>
                        </draw:custom-shape>
                        <draw:custom-shape draw:style-name="gr187" draw:text-style-name="P4" draw:layer="layout" svg:width="0.381cm" svg:height="0.163cm" svg:x="12.513cm" svg:y="23.81cm">
                          <text:p/>
                          <draw:enhanced-geometry svg:viewBox="0 0 21600 21600" draw:mirror-vertical="true" draw:glue-points="10800 0 0 10800 10800 21600 21600 10800" draw:type="flowchart-process" draw:enhanced-path="M 0 0 L 21600 0 21600 21600 0 21600 0 0 Z N"/>
                        </draw:custom-shape>
                        <draw:custom-shape draw:style-name="gr188" draw:text-style-name="P5" draw:layer="layout" svg:width="0.381cm" svg:height="0.163cm" svg:x="12.513cm" svg:y="23.647cm">
                          <text:p/>
                          <draw:enhanced-geometry svg:viewBox="0 0 21600 21600" draw:mirror-vertical="true" draw:glue-points="10800 0 0 10800 10800 21600 21600 10800" draw:type="flowchart-process" draw:enhanced-path="M 0 0 L 21600 0 21600 21600 0 21600 0 0 Z N"/>
                        </draw:custom-shape>
                        <draw:custom-shape draw:style-name="gr189" draw:text-style-name="P9" draw:layer="layout" svg:width="0.381cm" svg:height="0.163cm" svg:x="12.513cm" svg:y="23.484cm">
                          <text:p/>
                          <draw:enhanced-geometry svg:viewBox="0 0 21600 21600" draw:mirror-vertical="true" draw:mirror-horizontal="false" draw:glue-points="10800 0 0 10800 10800 21600 21600 10800" draw:type="flowchart-process" draw:enhanced-path="M 0 0 L 21600 0 21600 21600 0 21600 0 0 Z N"/>
                        </draw:custom-shape>
                        <draw:custom-shape draw:style-name="gr190" draw:text-style-name="P6" draw:layer="layout" svg:width="0.381cm" svg:height="0.163cm" svg:x="12.513cm" svg:y="23.321cm">
                          <text:p/>
                          <draw:enhanced-geometry svg:viewBox="0 0 21600 21600" draw:mirror-vertical="true" draw:glue-points="10800 0 0 10800 10800 21600 21600 10800" draw:type="flowchart-process" draw:enhanced-path="M 0 0 L 21600 0 21600 21600 0 21600 0 0 Z N"/>
                        </draw:custom-shape>
                        <draw:custom-shape draw:style-name="gr191" draw:text-style-name="P8" draw:layer="layout" svg:width="0.381cm" svg:height="0.164cm" svg:x="12.513cm" svg:y="23.16cm">
                          <text:p/>
                          <draw:enhanced-geometry svg:viewBox="0 0 21600 21600" draw:mirror-vertical="true" draw:glue-points="10800 0 0 10800 10800 21600 21600 10800" draw:type="flowchart-process" draw:enhanced-path="M 0 0 L 21600 0 21600 21600 0 21600 0 0 Z N"/>
                        </draw:custom-shape>
                        <draw:custom-shape draw:style-name="gr192" draw:text-style-name="P7" draw:layer="layout" svg:width="0.381cm" svg:height="0.164cm" svg:x="12.513cm" svg:y="22.996cm">
                          <text:p/>
                          <draw:enhanced-geometry svg:viewBox="0 0 21600 21600" draw:mirror-vertical="true" draw:glue-points="10800 0 0 10800 10800 21600 21600 10800" draw:type="flowchart-process" draw:enhanced-path="M 0 0 L 21600 0 21600 21600 0 21600 0 0 Z N"/>
                        </draw:custom-shape>
                      </draw:g>
                    </draw:g>
                    <draw:frame draw:style-name="gr193" draw:text-style-name="P27" draw:layer="layout" svg:width="1.369cm" svg:height="0.861cm" svg:x="12.215cm" svg:y="22.367cm">
                      <draw:text-box>
                        <text:p><text:span text:style-name="T2">Carrying capacity</text:span></text:p>
                      </draw:text-box>
                    </draw:frame>
                    <draw:frame draw:style-name="gr156" draw:text-style-name="P27" draw:layer="layout" svg:width="1.524cm" svg:height="1.499cm" svg:x="12.72cm" svg:y="22.845cm">
                      <draw:text-box>
                        <text:p><text:span text:style-name="T7">Max.</text:span></text:p>
                        <text:p><text:span text:style-name="T2"/></text:p>
                        <text:p><text:span text:style-name="T8"/></text:p>
                        <text:p><text:span text:style-name="T2"/></text:p>
                        <text:p><text:span text:style-name="T2">0</text:span></text:p>
                      </draw:text-box>
                    </draw:frame>
                  </draw:g>
                </draw:g>
              </draw:g>
              <draw:g>
                <draw:g>
                  <draw:g>
                    <draw:g>
                      <draw:g>
                        <draw:custom-shape draw:style-name="gr194" draw:text-style-name="P37" draw:layer="layout" svg:width="2.064cm" svg:height="0.433cm" svg:x="13.602cm" svg:y="20.32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38" draw:layer="layout" svg:width="2.064cm" svg:height="0.439cm" svg:x="13.084cm" svg:y="20.75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6" draw:text-style-name="P11" draw:layer="layout" svg:width="2.069cm" svg:height="0.434cm" svg:x="12.565cm" svg:y="21.19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7" draw:text-style-name="P11" draw:layer="layout" svg:width="2.075cm" svg:height="0.436cm" svg:x="12.054cm" svg:y="21.6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98" draw:text-style-name="P37" draw:layer="layout" svg:width="2.063cm" svg:height="0.434cm" svg:x="15.107cm" svg:y="20.3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9" draw:text-style-name="P11" draw:layer="layout" svg:width="2.063cm" svg:height="0.438cm" svg:x="14.587cm" svg:y="20.7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0" draw:text-style-name="P37" draw:layer="layout" svg:width="2.07cm" svg:height="0.435cm" svg:x="14.068cm" svg:y="21.20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1" draw:text-style-name="P11" draw:layer="layout" svg:width="2.073cm" svg:height="0.436cm" svg:x="13.591cm" svg:y="21.6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98" draw:text-style-name="P37" draw:layer="layout" svg:width="2.063cm" svg:height="0.434cm" svg:x="16.542cm" svg:y="20.3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2" draw:text-style-name="P37" draw:layer="layout" svg:width="2.062cm" svg:height="0.438cm" svg:x="16.024cm" svg:y="20.7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3" draw:text-style-name="P11" draw:layer="layout" svg:width="2.069cm" svg:height="0.435cm" svg:x="15.505cm" svg:y="21.20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4" draw:text-style-name="P11" draw:layer="layout" svg:width="2.084cm" svg:height="0.436cm" svg:x="15.021cm" svg:y="21.6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3d:scene draw:style-name="gr152" svg:width="0.478cm" svg:height="0.468cm" svg:x="16.553cm" svg:y="20.41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7cm" svg:x="14.196cm" svg:y="20.41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9cm" svg:x="14.371cm" svg:y="20.698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69cm" svg:x="17.291cm" svg:y="20.13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7cm" svg:x="15.204cm" svg:y="21.0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7cm" svg:height="0.468cm" svg:x="13.687cm" svg:y="20.67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9cm" svg:height="0.47cm" svg:x="13.897cm" svg:y="20.01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3d:scene draw:style-name="gr152" svg:width="0.478cm" svg:height="0.468cm" svg:x="15.453cm" svg:y="20.01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3" draw:layer="layout"/>
                  </dr3d:scene>
                </draw:g>
                <draw:g>
                  <draw:g>
                    <draw:frame draw:style-name="gr156" draw:text-style-name="P27" draw:layer="layout" svg:width="2.032cm" svg:height="1.499cm" svg:x="12.72cm" svg:y="20.557cm">
                      <draw:text-box>
                        <text:p><text:span text:style-name="T7">Max.</text:span></text:p>
                        <text:p><text:span text:style-name="T2"/></text:p>
                        <text:p><text:span text:style-name="T8"/></text:p>
                        <text:p><text:span text:style-name="T2"/></text:p>
                        <text:p><text:span text:style-name="T2">0</text:span></text:p>
                      </draw:text-box>
                    </draw:frame>
                    <draw:g>
                      <draw:custom-shape draw:style-name="gr205" draw:text-style-name="P26" draw:layer="layout" svg:width="0.366cm" svg:height="0.169cm" svg:x="12.517cm" svg:y="20.709cm">
                        <text:p/>
                        <draw:enhanced-geometry svg:viewBox="0 0 21600 21600" draw:mirror-vertical="false" draw:glue-points="10800 0 0 10800 10800 21600 21600 10800" draw:type="flowchart-process" draw:enhanced-path="M 0 0 L 21600 0 21600 21600 0 21600 0 0 Z N"/>
                      </draw:custom-shape>
                      <draw:custom-shape draw:style-name="gr206" draw:text-style-name="P39" draw:layer="layout" svg:width="0.366cm" svg:height="0.168cm" svg:x="12.517cm" svg:y="20.878cm">
                        <text:p/>
                        <draw:enhanced-geometry svg:viewBox="0 0 21600 21600" draw:mirror-vertical="false" draw:glue-points="10800 0 0 10800 10800 21600 21600 10800" draw:type="flowchart-process" draw:enhanced-path="M 0 0 L 21600 0 21600 21600 0 21600 0 0 Z N"/>
                      </draw:custom-shape>
                      <draw:custom-shape draw:style-name="gr207" draw:text-style-name="P40" draw:layer="layout" svg:width="0.366cm" svg:height="0.169cm" svg:x="12.517cm" svg:y="21.046cm">
                        <text:p/>
                        <draw:enhanced-geometry svg:viewBox="0 0 21600 21600" draw:mirror-vertical="false" draw:glue-points="10800 0 0 10800 10800 21600 21600 10800" draw:type="flowchart-process" draw:enhanced-path="M 0 0 L 21600 0 21600 21600 0 21600 0 0 Z N"/>
                      </draw:custom-shape>
                      <draw:custom-shape draw:style-name="gr208" draw:text-style-name="P41" draw:layer="layout" svg:width="0.366cm" svg:height="0.169cm" svg:x="12.517cm" svg:y="21.215cm">
                        <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209" draw:text-style-name="P42" draw:layer="layout" svg:width="0.366cm" svg:height="0.169cm" svg:x="12.517cm" svg:y="21.384cm">
                        <text:p/>
                        <draw:enhanced-geometry svg:viewBox="0 0 21600 21600" draw:mirror-vertical="false" draw:glue-points="10800 0 0 10800 10800 21600 21600 10800" draw:type="flowchart-process" draw:enhanced-path="M 0 0 L 21600 0 21600 21600 0 21600 0 0 Z N"/>
                      </draw:custom-shape>
                      <draw:custom-shape draw:style-name="gr210" draw:text-style-name="P20" draw:layer="layout" svg:width="0.366cm" svg:height="0.169cm" svg:x="12.517cm" svg:y="21.553cm">
                        <text:p/>
                        <draw:enhanced-geometry svg:viewBox="0 0 21600 21600" draw:mirror-vertical="false" draw:glue-points="10800 0 0 10800 10800 21600 21600 10800" draw:type="flowchart-process" draw:enhanced-path="M 0 0 L 21600 0 21600 21600 0 21600 0 0 Z N"/>
                      </draw:custom-shape>
                      <draw:custom-shape draw:style-name="gr211" draw:text-style-name="P43" draw:layer="layout" svg:width="0.366cm" svg:height="0.168cm" svg:x="12.517cm" svg:y="21.722cm">
                        <text:p/>
                        <draw:enhanced-geometry svg:viewBox="0 0 21600 21600" draw:mirror-vertical="false" draw:glue-points="10800 0 0 10800 10800 21600 21600 10800" draw:type="flowchart-process" draw:enhanced-path="M 0 0 L 21600 0 21600 21600 0 21600 0 0 Z N"/>
                      </draw:custom-shape>
                    </draw:g>
                    <draw:frame draw:style-name="gr88" draw:text-style-name="P27" draw:layer="layout" svg:width="2.104cm" svg:height="0.963cm" svg:x="12.197cm" svg:y="20.317cm">
                      <draw:text-box>
                        <text:p><text:span text:style-name="T2">Pop. density</text:span></text:p>
                      </draw:text-box>
                    </draw:frame>
                  </draw:g>
                </draw:g>
              </draw:g>
            </draw:g>
            <draw:frame draw:style-name="gr212" draw:text-style-name="P22" draw:layer="layout" svg:width="3.048cm" svg:height="1.348cm" svg:x="9.803cm" svg:y="17.977cm">
              <draw:text-box>
                <text:p><text:span text:style-name="T10">1.</text:span><text:span text:style-name="T1"> Calculate </text:span><text:span text:style-name="T1">fitness-</text:span><text:span text:style-name="T1">dependent </text:span><text:span text:style-name="T1">P(death</text:span><text:span text:style-name="T11">)</text:span><text:span text:style-name="T12">fit</text:span><text:span text:style-name="T11">, </text:span><text:span text:style-name="T11">per</text:span><text:span text:style-name="T1"> trait</text:span></text:p>
              </draw:text-box>
            </draw:frame>
            <draw:frame draw:style-name="gr213" draw:text-style-name="P44" draw:layer="layout" svg:width="2.667cm" svg:height="1.281cm" svg:x="9.814cm" svg:y="20.183cm">
              <draw:text-box>
                <text:p><text:span text:style-name="T10">2. </text:span><text:span text:style-name="T1">Calculate population-density raster </text:span></text:p>
              </draw:text-box>
            </draw:frame>
            <draw:frame draw:style-name="gr214" draw:text-style-name="P44" draw:layer="layout" svg:width="2.793cm" svg:height="1.917cm" svg:x="9.815cm" svg:y="22.183cm">
              <draw:text-box>
                <text:p><text:span text:style-name="T10">3. </text:span><text:span text:style-name="T1">Compare to K raster to calculate local population growth rate (logistic equation) </text:span></text:p>
              </draw:text-box>
            </draw:frame>
            <draw:frame draw:style-name="gr215" draw:text-style-name="P44" draw:layer="layout" svg:width="2.741cm" svg:height="2.302cm" svg:x="9.816cm" svg:y="24.384cm">
              <draw:text-box>
                <text:p><text:span text:style-name="T10">4.</text:span><text:span text:style-name="T1"> Calculate density-dependent P(death)</text:span><text:span text:style-name="T12">dens</text:span><text:span text:style-name="T1"> raster,</text:span></text:p>
                <text:p><text:span text:style-name="T1">extract values</text:span></text:p>
              </draw:text-box>
            </draw:frame>
            <draw:frame draw:style-name="gr216" draw:text-style-name="P22" draw:layer="layout" svg:width="2.205cm" svg:height="3.685cm" svg:x="18.753cm" svg:y="23.179cm">
              <draw:text-box>
                <text:p><text:span text:style-name="T1">5. Combine both to calculate total P(death)</text:span><text:span text:style-name="T12">tot</text:span><text:span text:style-name="T1">, draw mortalities</text:span></text:p>
              </draw:text-box>
            </draw:frame>
            <draw:g>
              <draw:custom-shape draw:style-name="gr217" draw:text-style-name="P30" draw:layer="layout" svg:width="0.381cm" svg:height="0.254cm" svg:x="18.687cm" svg:y="21.643cm">
                <text:p/>
                <draw:enhanced-geometry svg:viewBox="0 0 21600 21600" draw:glue-points="10800 0 0 10800 10800 21600 21600 10800" draw:type="flowchart-process" draw:enhanced-path="M 0 0 L 21600 0 21600 21600 0 21600 0 0 Z N"/>
              </draw:custom-shape>
              <draw:custom-shape draw:style-name="gr218" draw:text-style-name="P45" draw:layer="layout" svg:width="0.381cm" svg:height="0.254cm" svg:x="18.687cm" svg:y="21.897cm">
                <text:p/>
                <draw:enhanced-geometry svg:viewBox="0 0 21600 21600" draw:glue-points="10800 0 0 10800 10800 21600 21600 10800" draw:type="flowchart-process" draw:enhanced-path="M 0 0 L 21600 0 21600 21600 0 21600 0 0 Z N"/>
              </draw:custom-shape>
              <draw:custom-shape draw:style-name="gr154" draw:text-style-name="P31" draw:layer="layout" svg:width="0.381cm" svg:height="0.254cm" svg:x="18.687cm" svg:y="22.151cm">
                <text:p/>
                <draw:enhanced-geometry svg:viewBox="0 0 21600 21600" draw:glue-points="10800 0 0 10800 10800 21600 21600 10800" draw:type="flowchart-process" draw:enhanced-path="M 0 0 L 21600 0 21600 21600 0 21600 0 0 Z N"/>
              </draw:custom-shape>
              <draw:custom-shape draw:style-name="gr217" draw:text-style-name="P30" draw:layer="layout" svg:width="0.381cm" svg:height="0.254cm" svg:x="18.687cm" svg:y="22.405cm">
                <text:p/>
                <draw:enhanced-geometry svg:viewBox="0 0 21600 21600" draw:glue-points="10800 0 0 10800 10800 21600 21600 10800" draw:type="flowchart-process" draw:enhanced-path="M 0 0 L 21600 0 21600 21600 0 21600 0 0 Z N"/>
              </draw:custom-shape>
              <draw:g>
                <draw:g>
                  <draw:custom-shape draw:style-name="gr154" draw:text-style-name="P31" draw:layer="layout" svg:width="0.381cm" svg:height="0.254cm" svg:x="19.399cm" svg:y="21.645cm">
                    <text:p/>
                    <draw:enhanced-geometry svg:viewBox="0 0 21600 21600" draw:glue-points="10800 0 0 10800 10800 21600 21600 10800" draw:type="flowchart-process" draw:enhanced-path="M 0 0 L 21600 0 21600 21600 0 21600 0 0 Z N"/>
                  </draw:custom-shape>
                  <draw:custom-shape draw:style-name="gr154" draw:text-style-name="P31" draw:layer="layout" svg:width="0.381cm" svg:height="0.254cm" svg:x="19.399cm" svg:y="21.899cm">
                    <text:p/>
                    <draw:enhanced-geometry svg:viewBox="0 0 21600 21600" draw:glue-points="10800 0 0 10800 10800 21600 21600 10800" draw:type="flowchart-process" draw:enhanced-path="M 0 0 L 21600 0 21600 21600 0 21600 0 0 Z N"/>
                  </draw:custom-shape>
                  <draw:custom-shape draw:style-name="gr154" draw:text-style-name="P31" draw:layer="layout" svg:width="0.381cm" svg:height="0.254cm" svg:x="19.399cm" svg:y="22.153cm">
                    <text:p/>
                    <draw:enhanced-geometry svg:viewBox="0 0 21600 21600" draw:glue-points="10800 0 0 10800 10800 21600 21600 10800" draw:type="flowchart-process" draw:enhanced-path="M 0 0 L 21600 0 21600 21600 0 21600 0 0 Z N"/>
                  </draw:custom-shape>
                  <draw:custom-shape draw:style-name="gr155" draw:text-style-name="P32" draw:layer="layout" svg:width="0.381cm" svg:height="0.254cm" svg:x="19.399cm" svg:y="22.407cm">
                    <text:p/>
                    <draw:enhanced-geometry svg:viewBox="0 0 21600 21600" draw:glue-points="10800 0 0 10800 10800 21600 21600 10800" draw:type="flowchart-process" draw:enhanced-path="M 0 0 L 21600 0 21600 21600 0 21600 0 0 Z N"/>
                  </draw:custom-shape>
                </draw:g>
              </draw:g>
              <draw:g>
                <draw:g>
                  <draw:custom-shape draw:style-name="gr219" draw:text-style-name="P46" draw:layer="layout" svg:width="0.381cm" svg:height="0.254cm" svg:x="20.099cm" svg:y="21.646cm">
                    <text:p/>
                    <draw:enhanced-geometry svg:viewBox="0 0 21600 21600" draw:glue-points="10800 0 0 10800 10800 21600 21600 10800" draw:type="flowchart-process" draw:enhanced-path="M 0 0 L 21600 0 21600 21600 0 21600 0 0 Z N"/>
                  </draw:custom-shape>
                  <draw:custom-shape draw:style-name="gr220" draw:text-style-name="P47" draw:layer="layout" svg:width="0.381cm" svg:height="0.254cm" svg:x="20.099cm" svg:y="21.9cm">
                    <text:p/>
                    <draw:enhanced-geometry svg:viewBox="0 0 21600 21600" draw:glue-points="10800 0 0 10800 10800 21600 21600 10800" draw:type="flowchart-process" draw:enhanced-path="M 0 0 L 21600 0 21600 21600 0 21600 0 0 Z N"/>
                  </draw:custom-shape>
                  <draw:custom-shape draw:style-name="gr221" draw:text-style-name="P48" draw:layer="layout" svg:width="0.381cm" svg:height="0.254cm" svg:x="20.099cm" svg:y="22.154cm">
                    <text:p/>
                    <draw:enhanced-geometry svg:viewBox="0 0 21600 21600" draw:glue-points="10800 0 0 10800 10800 21600 21600 10800" draw:type="flowchart-process" draw:enhanced-path="M 0 0 L 21600 0 21600 21600 0 21600 0 0 Z N"/>
                  </draw:custom-shape>
                  <draw:custom-shape draw:style-name="gr222" draw:text-style-name="P49" draw:layer="layout" svg:width="0.381cm" svg:height="0.254cm" svg:x="20.099cm" svg:y="22.408cm">
                    <text:p/>
                    <draw:enhanced-geometry svg:viewBox="0 0 21600 21600" draw:glue-points="10800 0 0 10800 10800 21600 21600 10800" draw:type="flowchart-process" draw:enhanced-path="M 0 0 L 21600 0 21600 21600 0 21600 0 0 Z N"/>
                  </draw:custom-shape>
                </draw:g>
              </draw:g>
            </draw:g>
            <draw:frame draw:style-name="gr223" draw:text-style-name="P22" draw:layer="layout" svg:width="0.254cm" svg:height="0.569cm" svg:x="19.161cm" svg:y="21.906cm">
              <draw:text-box>
                <text:p><text:span text:style-name="T13">×</text:span></text:p>
              </draw:text-box>
            </draw:frame>
            <draw:frame draw:style-name="gr223" draw:text-style-name="P22" draw:layer="layout" svg:width="0.254cm" svg:height="0.569cm" svg:x="19.861cm" svg:y="21.907cm">
              <draw:text-box>
                <text:p><text:span text:style-name="T1">=</text:span></text:p>
              </draw:text-box>
            </draw:frame>
            <draw:custom-shape draw:style-name="gr224" draw:text-style-name="P2" draw:layer="layout" svg:width="0.254cm" svg:height="0.254cm" draw:transform="rotate (0.791157749929029) translate (20.114cm 22.281cm)">
              <text:p/>
              <draw:enhanced-geometry svg:viewBox="0 0 21600 21600" draw:text-areas="?f4 ?f4 ?f3 ?f3" draw:type="star4" draw:modifiers="10588.235294117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g>
            <draw:g>
              <draw:line draw:style-name="gr139" draw:text-style-name="P2" draw:layer="layout" svg:x1="14.462cm" svg:y1="18.272cm" svg:x2="17.51cm" svg:y2="18.78cm">
                <text:p/>
              </draw:line>
              <draw:line draw:style-name="gr139" draw:text-style-name="P2" draw:layer="layout" svg:x1="14.589cm" svg:y1="18.78cm" svg:x2="17.637cm" svg:y2="19.288cm">
                <text:p/>
              </draw:line>
              <draw:line draw:style-name="gr139" draw:text-style-name="P2" draw:layer="layout" svg:x1="13.954cm" svg:y1="18.526cm" svg:x2="17.637cm" svg:y2="19.034cm">
                <text:p/>
              </draw:line>
              <draw:line draw:style-name="gr139" draw:text-style-name="P2" draw:layer="layout" svg:x1="15.351cm" svg:y1="19.161cm" svg:x2="17.637cm" svg:y2="19.542cm">
                <text:p/>
              </draw:line>
              <draw:g>
                <draw:g>
                  <draw:custom-shape draw:style-name="gr217" draw:text-style-name="P30" draw:layer="layout" svg:width="0.381cm" svg:height="0.254cm" svg:x="18.887cm" svg:y="18.642cm">
                    <text:p/>
                    <draw:enhanced-geometry svg:viewBox="0 0 21600 21600" draw:glue-points="10800 0 0 10800 10800 21600 21600 10800" draw:type="flowchart-process" draw:enhanced-path="M 0 0 L 21600 0 21600 21600 0 21600 0 0 Z N"/>
                  </draw:custom-shape>
                  <draw:custom-shape draw:style-name="gr218" draw:text-style-name="P45" draw:layer="layout" svg:width="0.381cm" svg:height="0.254cm" svg:x="18.887cm" svg:y="18.896cm">
                    <text:p/>
                    <draw:enhanced-geometry svg:viewBox="0 0 21600 21600" draw:glue-points="10800 0 0 10800 10800 21600 21600 10800" draw:type="flowchart-process" draw:enhanced-path="M 0 0 L 21600 0 21600 21600 0 21600 0 0 Z N"/>
                  </draw:custom-shape>
                  <draw:custom-shape draw:style-name="gr154" draw:text-style-name="P31" draw:layer="layout" svg:width="0.381cm" svg:height="0.254cm" svg:x="18.887cm" svg:y="19.15cm">
                    <text:p/>
                    <draw:enhanced-geometry svg:viewBox="0 0 21600 21600" draw:glue-points="10800 0 0 10800 10800 21600 21600 10800" draw:type="flowchart-process" draw:enhanced-path="M 0 0 L 21600 0 21600 21600 0 21600 0 0 Z N"/>
                  </draw:custom-shape>
                  <draw:custom-shape draw:style-name="gr217" draw:text-style-name="P30" draw:layer="layout" svg:width="0.381cm" svg:height="0.254cm" svg:x="18.887cm" svg:y="19.404cm">
                    <text:p/>
                    <draw:enhanced-geometry svg:viewBox="0 0 21600 21600" draw:glue-points="10800 0 0 10800 10800 21600 21600 10800" draw:type="flowchart-process" draw:enhanced-path="M 0 0 L 21600 0 21600 21600 0 21600 0 0 Z N"/>
                  </draw:custom-shape>
                </draw:g>
                <draw:g>
                  <draw:custom-shape draw:style-name="gr225" draw:text-style-name="P50" draw:layer="layout" svg:width="0.381cm" svg:height="0.254cm" svg:x="18.512cm" svg:y="18.643cm">
                    <text:p text:style-name="P13"><text:span text:style-name="T10">=</text:span></text:p>
                    <draw:enhanced-geometry svg:viewBox="0 0 21600 21600" draw:glue-points="10800 0 0 10800 10800 21600 21600 10800" draw:type="flowchart-process" draw:enhanced-path="M 0 0 L 21600 0 21600 21600 0 21600 0 0 Z N"/>
                  </draw:custom-shape>
                  <draw:custom-shape draw:style-name="gr225" draw:text-style-name="P43" draw:layer="layout" svg:width="0.381cm" svg:height="0.254cm" svg:x="18.512cm" svg:y="18.897cm">
                    <text:p text:style-name="P13"><text:span text:style-name="T10">=</text:span></text:p>
                    <draw:enhanced-geometry svg:viewBox="0 0 21600 21600" draw:glue-points="10800 0 0 10800 10800 21600 21600 10800" draw:type="flowchart-process" draw:enhanced-path="M 0 0 L 21600 0 21600 21600 0 21600 0 0 Z N"/>
                  </draw:custom-shape>
                  <draw:custom-shape draw:style-name="gr225" draw:text-style-name="P43" draw:layer="layout" svg:width="0.381cm" svg:height="0.254cm" svg:x="18.512cm" svg:y="19.151cm">
                    <text:p text:style-name="P13"><text:span text:style-name="T10">=</text:span></text:p>
                    <draw:enhanced-geometry svg:viewBox="0 0 21600 21600" draw:glue-points="10800 0 0 10800 10800 21600 21600 10800" draw:type="flowchart-process" draw:enhanced-path="M 0 0 L 21600 0 21600 21600 0 21600 0 0 Z N"/>
                  </draw:custom-shape>
                  <draw:custom-shape draw:style-name="gr225" draw:text-style-name="P43" draw:layer="layout" svg:width="0.381cm" svg:height="0.254cm" svg:x="18.512cm" svg:y="19.405cm">
                    <text:p text:style-name="P13"><text:span text:style-name="T10">=</text:span></text:p>
                    <draw:enhanced-geometry svg:viewBox="0 0 21600 21600" draw:glue-points="10800 0 0 10800 10800 21600 21600 10800" draw:type="flowchart-process" draw:enhanced-path="M 0 0 L 21600 0 21600 21600 0 21600 0 0 Z N"/>
                  </draw:custom-shape>
                </draw:g>
                <draw:g>
                  <draw:custom-shape draw:style-name="gr226" draw:text-style-name="P12" draw:layer="layout" svg:width="0.381cm" svg:height="0.254cm" svg:x="18.13cm" svg:y="18.642cm">
                    <text:p/>
                    <draw:enhanced-geometry svg:viewBox="0 0 21600 21600" draw:glue-points="10800 0 0 10800 10800 21600 21600 10800" draw:type="flowchart-process" draw:enhanced-path="M 0 0 L 21600 0 21600 21600 0 21600 0 0 Z N"/>
                  </draw:custom-shape>
                  <draw:custom-shape draw:style-name="gr226" draw:text-style-name="P12" draw:layer="layout" svg:width="0.381cm" svg:height="0.254cm" svg:x="18.13cm" svg:y="18.896cm">
                    <text:p/>
                    <draw:enhanced-geometry svg:viewBox="0 0 21600 21600" draw:glue-points="10800 0 0 10800 10800 21600 21600 10800" draw:type="flowchart-process" draw:enhanced-path="M 0 0 L 21600 0 21600 21600 0 21600 0 0 Z N"/>
                  </draw:custom-shape>
                  <draw:custom-shape draw:style-name="gr226" draw:text-style-name="P12" draw:layer="layout" svg:width="0.381cm" svg:height="0.254cm" svg:x="18.13cm" svg:y="19.15cm">
                    <text:p/>
                    <draw:enhanced-geometry svg:viewBox="0 0 21600 21600" draw:glue-points="10800 0 0 10800 10800 21600 21600 10800" draw:type="flowchart-process" draw:enhanced-path="M 0 0 L 21600 0 21600 21600 0 21600 0 0 Z N"/>
                  </draw:custom-shape>
                  <draw:custom-shape draw:style-name="gr227" draw:text-style-name="P21" draw:layer="layout" svg:width="0.381cm" svg:height="0.254cm" svg:x="18.13cm" svg:y="19.404cm">
                    <text:p/>
                    <draw:enhanced-geometry svg:viewBox="0 0 21600 21600" draw:glue-points="10800 0 0 10800 10800 21600 21600 10800" draw:type="flowchart-process" draw:enhanced-path="M 0 0 L 21600 0 21600 21600 0 21600 0 0 Z N"/>
                  </draw:custom-shape>
                </draw:g>
                <draw:g>
                  <draw:custom-shape draw:style-name="gr225" draw:text-style-name="P50" draw:layer="layout" svg:width="0.381cm" svg:height="0.254cm" svg:x="17.747cm" svg:y="18.643cm">
                    <text:p text:style-name="P13"><text:span text:style-name="T10">-</text:span></text:p>
                    <draw:enhanced-geometry svg:viewBox="0 0 21600 21600" draw:glue-points="10800 0 0 10800 10800 21600 21600 10800" draw:type="flowchart-process" draw:enhanced-path="M 0 0 L 21600 0 21600 21600 0 21600 0 0 Z N"/>
                  </draw:custom-shape>
                  <draw:custom-shape draw:style-name="gr225" draw:text-style-name="P43" draw:layer="layout" svg:width="0.381cm" svg:height="0.254cm" svg:x="17.747cm" svg:y="18.897cm">
                    <text:p text:style-name="P13"><text:span text:style-name="T10">-</text:span></text:p>
                    <draw:enhanced-geometry svg:viewBox="0 0 21600 21600" draw:glue-points="10800 0 0 10800 10800 21600 21600 10800" draw:type="flowchart-process" draw:enhanced-path="M 0 0 L 21600 0 21600 21600 0 21600 0 0 Z N"/>
                  </draw:custom-shape>
                  <draw:custom-shape draw:style-name="gr225" draw:text-style-name="P43" draw:layer="layout" svg:width="0.381cm" svg:height="0.254cm" svg:x="17.747cm" svg:y="19.151cm">
                    <text:p text:style-name="P13"><text:span text:style-name="T10">-</text:span></text:p>
                    <draw:enhanced-geometry svg:viewBox="0 0 21600 21600" draw:glue-points="10800 0 0 10800 10800 21600 21600 10800" draw:type="flowchart-process" draw:enhanced-path="M 0 0 L 21600 0 21600 21600 0 21600 0 0 Z N"/>
                  </draw:custom-shape>
                  <draw:custom-shape draw:style-name="gr225" draw:text-style-name="P43" draw:layer="layout" svg:width="0.381cm" svg:height="0.254cm" svg:x="17.747cm" svg:y="19.405cm">
                    <text:p text:style-name="P13"><text:span text:style-name="T10">-</text:span></text:p>
                    <draw:enhanced-geometry svg:viewBox="0 0 21600 21600" draw:glue-points="10800 0 0 10800 10800 21600 21600 10800" draw:type="flowchart-process" draw:enhanced-path="M 0 0 L 21600 0 21600 21600 0 21600 0 0 Z N"/>
                  </draw:custom-shape>
                </draw:g>
                <draw:g>
                  <draw:custom-shape draw:style-name="gr226" draw:text-style-name="P12" draw:layer="layout" svg:width="0.381cm" svg:height="0.254cm" svg:x="17.373cm" svg:y="18.644cm">
                    <text:p/>
                    <draw:enhanced-geometry svg:viewBox="0 0 21600 21600" draw:glue-points="10800 0 0 10800 10800 21600 21600 10800" draw:type="flowchart-process" draw:enhanced-path="M 0 0 L 21600 0 21600 21600 0 21600 0 0 Z N"/>
                  </draw:custom-shape>
                  <draw:custom-shape draw:style-name="gr227" draw:text-style-name="P21" draw:layer="layout" svg:width="0.381cm" svg:height="0.254cm" svg:x="17.373cm" svg:y="18.898cm">
                    <text:p/>
                    <draw:enhanced-geometry svg:viewBox="0 0 21600 21600" draw:glue-points="10800 0 0 10800 10800 21600 21600 10800" draw:type="flowchart-process" draw:enhanced-path="M 0 0 L 21600 0 21600 21600 0 21600 0 0 Z N"/>
                  </draw:custom-shape>
                  <draw:custom-shape draw:style-name="gr228" draw:text-style-name="P16" draw:layer="layout" svg:width="0.381cm" svg:height="0.254cm" svg:x="17.373cm" svg:y="19.152cm">
                    <text:p/>
                    <draw:enhanced-geometry svg:viewBox="0 0 21600 21600" draw:glue-points="10800 0 0 10800 10800 21600 21600 10800" draw:type="flowchart-process" draw:enhanced-path="M 0 0 L 21600 0 21600 21600 0 21600 0 0 Z N"/>
                  </draw:custom-shape>
                  <draw:custom-shape draw:style-name="gr227" draw:text-style-name="P21" draw:layer="layout" svg:width="0.381cm" svg:height="0.254cm" svg:x="17.373cm" svg:y="19.406cm">
                    <text:p/>
                    <draw:enhanced-geometry svg:viewBox="0 0 21600 21600" draw:glue-points="10800 0 0 10800 10800 21600 21600 10800" draw:type="flowchart-process" draw:enhanced-path="M 0 0 L 21600 0 21600 21600 0 21600 0 0 Z N"/>
                  </draw:custom-shape>
                </draw:g>
              </draw:g>
            </draw:g>
          </draw:g>
          <draw:g>
            <draw:frame draw:style-name="gr229" draw:text-style-name="P27" draw:layer="layout" svg:width="0.073cm" svg:height="2.36cm" svg:x="20.232cm" svg:y="18.357cm">
              <draw:text-box>
                <text:p><text:span text:style-name="T14">ɸ</text:span><text:span text:style-name="T15">trt</text:span></text:p>
                <text:p><text:span text:style-name="T2"/></text:p>
                <text:p><text:span text:style-name="T8"/></text:p>
                <text:p><text:span text:style-name="T2"/></text:p>
                <text:p><text:span text:style-name="T2">0</text:span></text:p>
              </draw:text-box>
            </draw:frame>
            <draw:g>
              <draw:custom-shape draw:style-name="gr157" draw:text-style-name="P34" draw:layer="layout" svg:width="0.366cm" svg:height="0.169cm" svg:x="19.616cm" svg:y="18.509cm">
                <text:p/>
                <draw:enhanced-geometry svg:viewBox="0 0 21600 21600" draw:mirror-vertical="false" draw:glue-points="10800 0 0 10800 10800 21600 21600 10800" draw:type="flowchart-process" draw:enhanced-path="M 0 0 L 21600 0 21600 21600 0 21600 0 0 Z N"/>
              </draw:custom-shape>
              <draw:custom-shape draw:style-name="gr158" draw:text-style-name="P35" draw:layer="layout" svg:width="0.366cm" svg:height="0.168cm" svg:x="19.616cm" svg:y="18.678cm">
                <text:p/>
                <draw:enhanced-geometry svg:viewBox="0 0 21600 21600" draw:mirror-vertical="false" draw:glue-points="10800 0 0 10800 10800 21600 21600 10800" draw:type="flowchart-process" draw:enhanced-path="M 0 0 L 21600 0 21600 21600 0 21600 0 0 Z N"/>
              </draw:custom-shape>
              <draw:custom-shape draw:style-name="gr159" draw:text-style-name="P31" draw:layer="layout" svg:width="0.366cm" svg:height="0.169cm" svg:x="19.616cm" svg:y="18.846cm">
                <text:p/>
                <draw:enhanced-geometry svg:viewBox="0 0 21600 21600" draw:mirror-vertical="false" draw:glue-points="10800 0 0 10800 10800 21600 21600 10800" draw:type="flowchart-process" draw:enhanced-path="M 0 0 L 21600 0 21600 21600 0 21600 0 0 Z N"/>
              </draw:custom-shape>
              <draw:custom-shape draw:style-name="gr160" draw:text-style-name="P36" draw:layer="layout" svg:width="0.366cm" svg:height="0.169cm" svg:x="19.616cm" svg:y="19.015cm">
                <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161" draw:text-style-name="P32" draw:layer="layout" svg:width="0.366cm" svg:height="0.169cm" svg:x="19.616cm" svg:y="19.184cm">
                <text:p/>
                <draw:enhanced-geometry svg:viewBox="0 0 21600 21600" draw:mirror-vertical="false" draw:glue-points="10800 0 0 10800 10800 21600 21600 10800" draw:type="flowchart-process" draw:enhanced-path="M 0 0 L 21600 0 21600 21600 0 21600 0 0 Z N"/>
              </draw:custom-shape>
              <draw:custom-shape draw:style-name="gr162" draw:text-style-name="P33" draw:layer="layout" svg:width="0.366cm" svg:height="0.169cm" svg:x="19.616cm" svg:y="19.353cm">
                <text:p/>
                <draw:enhanced-geometry svg:viewBox="0 0 21600 21600" draw:mirror-vertical="false" draw:glue-points="10800 0 0 10800 10800 21600 21600 10800" draw:type="flowchart-process" draw:enhanced-path="M 0 0 L 21600 0 21600 21600 0 21600 0 0 Z N"/>
              </draw:custom-shape>
              <draw:custom-shape draw:style-name="gr163" draw:text-style-name="P30" draw:layer="layout" svg:width="0.366cm" svg:height="0.168cm" svg:x="19.616cm" svg:y="19.522cm">
                <text:p/>
                <draw:enhanced-geometry svg:viewBox="0 0 21600 21600" draw:mirror-vertical="false" draw:glue-points="10800 0 0 10800 10800 21600 21600 10800" draw:type="flowchart-process" draw:enhanced-path="M 0 0 L 21600 0 21600 21600 0 21600 0 0 Z N"/>
              </draw:custom-shape>
            </draw:g>
            <draw:frame draw:style-name="gr88" draw:text-style-name="P27" draw:layer="layout" svg:width="2.104cm" svg:height="0.963cm" svg:x="19.296cm" svg:y="18.117cm">
              <draw:text-box>
                <text:p><text:span text:style-name="T2">P(death)</text:span><text:span text:style-name="T9">fit</text:span></text:p>
              </draw:text-box>
            </draw:frame>
          </draw:g>
          <draw:line draw:style-name="gr230" draw:text-style-name="P2" draw:layer="layout" svg:x1="19.034cm" svg:y1="19.669cm" svg:x2="18.907cm" svg:y2="21.625cm">
            <text:p/>
          </draw:line>
          <draw:line draw:style-name="gr230" draw:text-style-name="P2" draw:layer="layout" svg:x1="18.272cm" svg:y1="24.241cm" svg:x2="19.415cm" svg:y2="22.717cm">
            <text:p/>
          </draw:line>
        </draw:g>
        <draw:g>
          <draw:g>
            <draw:custom-shape draw:style-name="gr97" draw:text-style-name="P24" draw:layer="layout" svg:width="8.988cm" svg:height="6.189cm" svg:x="11.629cm" svg:y="1.034cm">
              <text:p/>
              <draw:enhanced-geometry svg:viewBox="0 0 21600 21600" draw:mirror-horizontal="false" draw:mirror-vertical="false" draw:type="rectangle" draw:enhanced-path="M 0 0 L 21600 0 21600 21600 0 21600 0 0 Z N"/>
            </draw:custom-shape>
            <draw:g>
              <draw:g>
                <draw:g>
                  <draw:g>
                    <draw:g>
                      <draw:custom-shape draw:style-name="gr231" draw:text-style-name="P7" draw:layer="layout" svg:width="2.723cm" svg:height="0.564cm" svg:x="13.783cm" svg:y="4.1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2" draw:text-style-name="P7" draw:layer="layout" svg:width="2.728cm" svg:height="0.579cm" svg:x="13.138cm" svg:y="4.71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3" draw:text-style-name="P7" draw:layer="layout" svg:width="2.734cm" svg:height="0.578cm" svg:x="12.452cm" svg:y="5.2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4" draw:text-style-name="P5" draw:layer="layout" svg:width="2.742cm" svg:height="0.578cm" svg:x="11.767cm" svg:y="5.84cm">
                        <text:p/>
                        <draw:enhanced-geometry svg:viewBox="0 0 21600 21600" draw:mirror-horizontal="false" draw:mirror-vertical="false" draw:glue-points="?f6 0 10800 ?f8 ?f11 10800 ?f9 21600 10800 ?f10 ?f5 10800" draw:text-areas="?f3 ?f3 ?f4 ?f4" draw:type="parallelogram" draw:modifiers="5667.623899953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35" draw:text-style-name="P7" draw:layer="layout" svg:width="2.724cm" svg:height="0.553cm" svg:x="15.797cm" svg:y="4.1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6" draw:text-style-name="P9" draw:layer="layout" svg:width="2.725cm" svg:height="0.577cm" svg:x="15.11cm" svg:y="4.7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7" draw:text-style-name="P5" draw:layer="layout" svg:width="2.733cm" svg:height="0.575cm" svg:x="14.437cm" svg:y="5.2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8" draw:text-style-name="P4" draw:layer="layout" svg:width="2.736cm" svg:height="0.576cm" svg:x="13.789cm" svg:y="5.84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39" draw:text-style-name="P8" draw:layer="layout" svg:width="2.72cm" svg:height="0.565cm" svg:x="17.758cm" svg:y="4.1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0" draw:text-style-name="P7" draw:layer="layout" svg:width="2.721cm" svg:height="0.577cm" svg:x="17.072cm" svg:y="4.73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1" draw:text-style-name="P7" draw:layer="layout" svg:width="2.728cm" svg:height="0.575cm" svg:x="16.388cm" svg:y="5.3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2" draw:text-style-name="P3" draw:layer="layout" svg:width="2.733cm" svg:height="0.575cm" svg:x="15.718cm" svg:y="5.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g>
              </draw:g>
              <dr3d:scene draw:style-name="gr243" svg:width="0.614cm" svg:height="0.603cm" svg:x="14.677cm" svg:y="4.67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44" draw:layer="layout"/>
              </dr3d:scene>
              <dr3d:scene draw:style-name="gr124" svg:width="0.615cm" svg:height="0.603cm" svg:x="14.397cm" svg:y="4.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5cm" svg:height="0.602cm" svg:x="13.745cm" svg:y="4.58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5cm" svg:height="0.603cm" svg:x="14.211cm" svg:y="3.74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245" svg:width="0.614cm" svg:height="0.603cm" svg:x="16.354cm" svg:y="3.74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46" draw:layer="layout"/>
              </dr3d:scene>
              <dr3d:scene draw:style-name="gr245" svg:width="0.615cm" svg:height="0.602cm" svg:x="17.658cm" svg:y="4.21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46" draw:layer="layout"/>
              </dr3d:scene>
              <dr3d:scene draw:style-name="gr124" svg:width="0.615cm" svg:height="0.602cm" svg:x="18.682cm" svg:y="3.93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aw:custom-shape draw:style-name="gr247" draw:text-style-name="P51" draw:layer="layout" svg:width="1.023cm" svg:height="0.992cm" draw:transform="skewX (0.26476644752754) rotate (2.48918857919431) translate (13.942cm 6.413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48" draw:text-style-name="P2" draw:layer="layout" svg:x1="14.945cm" svg:y1="4.839cm" svg:x2="14.97cm" svg:y2="2.843cm">
                <text:p/>
              </draw:line>
              <draw:line draw:style-name="gr248" draw:text-style-name="P2" draw:layer="layout" svg:x1="16.155cm" svg:y1="5.213cm" svg:x2="16.494cm" svg:y2="3.097cm">
                <text:p/>
              </draw:line>
              <draw:line draw:style-name="gr248" draw:text-style-name="P2" draw:layer="layout" svg:x1="16.24cm" svg:y1="3.25cm" svg:x2="12.176cm" svg:y2="4.748cm">
                <text:p/>
              </draw:line>
              <draw:line draw:style-name="gr248" draw:text-style-name="P2" draw:layer="layout" svg:x1="14.843cm" svg:y1="2.97cm" svg:x2="13.7cm" svg:y2="3.224cm">
                <text:p/>
              </draw:line>
              <draw:line draw:style-name="gr248" draw:text-style-name="P2" draw:layer="layout" svg:x1="13.065cm" svg:y1="3.986cm" svg:x2="13.948cm" svg:y2="5.523cm">
                <text:p/>
              </draw:line>
              <draw:g>
                <draw:path draw:style-name="gr249" draw:text-style-name="P2" draw:layer="layout" svg:width="2.206cm" svg:height="0.783cm" draw:transform="rotate (0.367217274619607) translate (11.5135077753575cm 3.88921509641628cm)" svg:viewBox="0 0 2207 784" svg:d="M0 784c1769 0 2207-784 2207-784">
                  <text:p/>
                </draw:path>
                <draw:path draw:style-name="gr250" draw:text-style-name="P2" draw:layer="layout" svg:width="2.206cm" svg:height="0.783cm" draw:transform="rotate (-2.54381738478174) translate (13.8736150912144cm 3.61810261847995cm)" svg:viewBox="0 0 2207 784" svg:d="M0 784c1769 0 2207-784 2207-784">
                  <text:p/>
                </draw:path>
                <draw:line draw:style-name="gr251" draw:text-style-name="P2" draw:layer="layout" svg:x1="13.319cm" svg:y1="3.097cm" svg:x2="13.446cm" svg:y2="3.224cm">
                  <text:p/>
                </draw:line>
                <draw:line draw:style-name="gr251" draw:text-style-name="P2" draw:layer="layout" svg:x1="13.192cm" svg:y1="3.224cm" svg:x2="13.446cm" svg:y2="3.478cm">
                  <text:p/>
                </draw:line>
                <draw:line draw:style-name="gr251" draw:text-style-name="P2" draw:layer="layout" svg:x1="12.938cm" svg:y1="3.351cm" svg:x2="13.192cm" svg:y2="3.732cm">
                  <text:p/>
                </draw:line>
                <draw:line draw:style-name="gr251" draw:text-style-name="P2" draw:layer="layout" svg:x1="12.811cm" svg:y1="3.605cm" svg:x2="13.065cm" svg:y2="3.886cm">
                  <text:p/>
                </draw:line>
                <draw:line draw:style-name="gr251" draw:text-style-name="P2" draw:layer="layout" svg:x1="12.557cm" svg:y1="3.732cm" svg:x2="12.811cm" svg:y2="3.986cm">
                  <text:p/>
                </draw:line>
                <draw:line draw:style-name="gr251" draw:text-style-name="P2" draw:layer="layout" svg:x1="12.43cm" svg:y1="3.986cm" svg:x2="12.684cm" svg:y2="4.129cm">
                  <text:p/>
                </draw:line>
                <draw:line draw:style-name="gr251" draw:text-style-name="P2" draw:layer="layout" svg:x1="12.284cm" svg:y1="4.161cm" svg:x2="12.43cm" svg:y2="4.24cm">
                  <text:p/>
                </draw:line>
                <draw:line draw:style-name="gr251" draw:text-style-name="P2" draw:layer="layout" svg:x1="12.176cm" svg:y1="4.367cm" svg:x2="12.33cm" svg:y2="4.341cm">
                  <text:p/>
                </draw:line>
                <draw:line draw:style-name="gr251" draw:text-style-name="P2" draw:layer="layout" svg:x1="12.103cm" svg:y1="4.494cm" svg:x2="12.03cm" svg:y2="4.541cm">
                  <text:p/>
                </draw:line>
                <draw:line draw:style-name="gr251" draw:text-style-name="P2" draw:layer="layout" svg:x1="11.949cm" svg:y1="4.748cm" svg:x2="11.831cm" svg:y2="4.642cm">
                  <text:p/>
                </draw:line>
              </draw:g>
              <draw:path draw:style-name="gr250" draw:text-style-name="P2" draw:layer="layout" svg:width="2.206cm" svg:height="0.783cm" draw:transform="rotate (-2.54381738478174) translate (17.9516150912144cm 2.72910261847995cm)" svg:viewBox="0 0 2207 784" svg:d="M0 784c1769 0 2207-784 2207-784">
                <text:p/>
              </draw:path>
              <draw:path draw:style-name="gr249" draw:text-style-name="P2" draw:layer="layout" svg:width="2.206cm" svg:height="0.783cm" draw:transform="rotate (0.367217274619607) translate (13.6725077753575cm 2.61921509641628cm)" svg:viewBox="0 0 2207 784" svg:d="M0 784c1769 0 2207-784 2207-784">
                <text:p/>
              </draw:path>
              <draw:g>
                <draw:custom-shape draw:style-name="gr252" draw:text-style-name="P2" draw:layer="layout" svg:width="4.081cm" svg:height="2.184cm" draw:transform="rotate (0.243997029428807) translate (13.925cm 4.8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7" svg:width="0.63cm" svg:height="0.62cm" svg:x="15.871cm" svg:y="4.97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8" draw:layer="layout"/>
                </dr3d:scene>
              </draw:g>
              <draw:line draw:style-name="gr253" draw:text-style-name="P2" draw:layer="layout" svg:x1="15.604cm" svg:y1="5.168cm" svg:x2="13.948cm" svg:y2="5.759cm">
                <text:p/>
              </draw:line>
              <dr3d:scene draw:style-name="gr119" svg:width="0.707cm" svg:height="0.709cm" svg:x="13.606cm" svg:y="5.181cm" dr3d:vrp="(0 0 17179.8045714286)" dr3d:vpn="(0 0 14588.8045714286)"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0" draw:layer="layout" dr3d:transform="matrix (1 0 0 0 0.999615072856669 -0.0277435779551966 0 0.0277435779551966 0.999615072856669 2.0187708575587cm 0.903514823040946cm 0.000139044926048358cm)"/>
              </dr3d:scene>
            </draw:g>
          </draw:g>
        </draw:g>
        <draw:g>
          <draw:g>
            <draw:custom-shape draw:style-name="gr254" draw:text-style-name="P24" draw:layer="layout" svg:width="8.48cm" svg:height="9.506cm" svg:x="1.029cm" svg:y="17.434cm">
              <text:p/>
              <draw:enhanced-geometry svg:viewBox="0 0 21600 21600" draw:mirror-horizontal="false" draw:mirror-vertical="false" draw:type="rectangle" draw:enhanced-path="M 0 0 L 21600 0 21600 21600 0 21600 0 0 Z N"/>
            </draw:custom-shape>
            <draw:g>
              <draw:frame draw:style-name="gr255" draw:text-style-name="P52" draw:layer="layout" svg:width="2.014cm" svg:height="1.673cm" draw:transform="rotate (-0.771435529381494) translate (4.348cm 20.313cm)">
                <draw:text-box>
                  <text:p><text:span text:style-name="T16">.</text:span><text:span text:style-name="T7"> </text:span><text:span text:style-name="T16">.</text:span><text:span text:style-name="T7"> </text:span><text:span text:style-name="T16">.</text:span></text:p>
                </draw:text-box>
              </draw:frame>
              <draw:g>
                <draw:g>
                  <draw:custom-shape draw:style-name="gr256" draw:text-style-name="P16" draw:layer="layout" svg:width="1.762cm" svg:height="0.37cm" svg:x="5.079cm" svg:y="20.63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7" draw:text-style-name="P15" draw:layer="layout" svg:width="1.763cm" svg:height="0.374cm" svg:x="4.635cm" svg:y="21.0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8" draw:text-style-name="P11" draw:layer="layout" svg:width="1.767cm" svg:height="0.372cm" svg:x="4.192cm" svg:y="21.37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9" draw:text-style-name="P12" draw:layer="layout" svg:width="1.772cm" svg:height="0.372cm" svg:x="3.756cm" svg:y="21.7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57" draw:text-style-name="P15" draw:layer="layout" svg:width="1.763cm" svg:height="0.371cm" svg:x="6.363cm" svg:y="20.6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0" draw:text-style-name="P18" draw:layer="layout" svg:width="1.762cm" svg:height="0.374cm" svg:x="5.92cm" svg:y="21.01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1" draw:text-style-name="P18" draw:layer="layout" svg:width="1.767cm" svg:height="0.371cm" svg:x="5.477cm" svg:y="21.3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2" draw:text-style-name="P14" draw:layer="layout" svg:width="1.77cm" svg:height="0.373cm" svg:x="5.092cm" svg:y="21.71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56" draw:text-style-name="P16" draw:layer="layout" svg:width="1.762cm" svg:height="0.371cm" svg:x="7.59cm" svg:y="20.6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3" draw:text-style-name="P14" draw:layer="layout" svg:width="1.761cm" svg:height="0.374cm" svg:x="7.147cm" svg:y="21.01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1" draw:text-style-name="P18" draw:layer="layout" svg:width="1.767cm" svg:height="0.371cm" svg:x="6.704cm" svg:y="21.3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4" draw:text-style-name="P14" draw:layer="layout" svg:width="1.793cm" svg:height="0.373cm" svg:x="6.279cm" svg:y="21.71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line draw:style-name="gr265" draw:text-style-name="P2" draw:layer="layout" svg:x1="4.945cm" svg:y1="20.355cm" svg:x2="6.215cm" svg:y2="21.371cm">
                <text:p/>
              </draw:line>
              <draw:g>
                <draw:g>
                  <draw:custom-shape draw:style-name="gr266" draw:text-style-name="P17" draw:layer="layout" svg:width="1.762cm" svg:height="0.37cm" svg:x="3.678cm" svg:y="19.53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7" draw:text-style-name="P18" draw:layer="layout" svg:width="1.763cm" svg:height="0.374cm" svg:x="3.234cm" svg:y="19.90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8" draw:text-style-name="P12" draw:layer="layout" svg:width="1.767cm" svg:height="0.372cm" svg:x="2.791cm" svg:y="20.27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9" draw:text-style-name="P13" draw:layer="layout" svg:width="1.772cm" svg:height="0.372cm" svg:x="2.355cm" svg:y="20.62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0" draw:text-style-name="P11" draw:layer="layout" svg:width="1.763cm" svg:height="0.371cm" svg:x="4.962cm" svg:y="19.53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1" draw:text-style-name="P12" draw:layer="layout" svg:width="1.762cm" svg:height="0.374cm" svg:x="4.519cm" svg:y="19.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8" draw:text-style-name="P12" draw:layer="layout" svg:width="1.767cm" svg:height="0.371cm" svg:x="4.076cm" svg:y="20.2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2" draw:text-style-name="P18" draw:layer="layout" svg:width="1.77cm" svg:height="0.373cm" svg:x="3.691cm" svg:y="20.6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6" draw:text-style-name="P17" draw:layer="layout" svg:width="1.762cm" svg:height="0.371cm" svg:x="6.189cm" svg:y="19.53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3" draw:text-style-name="P18" draw:layer="layout" svg:width="1.761cm" svg:height="0.374cm" svg:x="5.746cm" svg:y="19.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8" draw:text-style-name="P12" draw:layer="layout" svg:width="1.767cm" svg:height="0.371cm" svg:x="5.303cm" svg:y="20.2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4" draw:text-style-name="P18" draw:layer="layout" svg:width="1.793cm" svg:height="0.373cm" svg:x="4.878cm" svg:y="20.6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line draw:style-name="gr265" draw:text-style-name="P2" draw:layer="layout" svg:x1="2.786cm" svg:y1="18.858cm" svg:x2="4.818cm" svg:y2="20.228cm">
                <text:p/>
              </draw:line>
              <draw:g>
                <draw:g>
                  <draw:custom-shape draw:style-name="gr275" draw:text-style-name="P14" draw:layer="layout" svg:width="1.762cm" svg:height="0.37cm" svg:x="2.377cm" svg:y="18.4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6" draw:text-style-name="P12" draw:layer="layout" svg:width="1.763cm" svg:height="0.374cm" svg:x="1.933cm" svg:y="18.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7" draw:text-style-name="P13" draw:layer="layout" svg:width="1.767cm" svg:height="0.372cm" svg:x="1.49cm" svg:y="19.1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9" draw:text-style-name="P13" draw:layer="layout" svg:width="1.772cm" svg:height="0.372cm" svg:x="1.054cm" svg:y="19.52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6" draw:text-style-name="P12" draw:layer="layout" svg:width="1.763cm" svg:height="0.371cm" svg:x="3.661cm" svg:y="18.43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8" draw:text-style-name="P13" draw:layer="layout" svg:width="1.762cm" svg:height="0.374cm" svg:x="3.218cm" svg:y="18.8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7" draw:text-style-name="P13" draw:layer="layout" svg:width="1.767cm" svg:height="0.371cm" svg:x="2.775cm" svg:y="19.1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9" draw:text-style-name="P12" draw:layer="layout" svg:width="1.77cm" svg:height="0.373cm" svg:x="2.39cm" svg:y="19.5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5" draw:text-style-name="P14" draw:layer="layout" svg:width="1.762cm" svg:height="0.371cm" svg:x="4.888cm" svg:y="18.43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9" draw:text-style-name="P12" draw:layer="layout" svg:width="1.761cm" svg:height="0.374cm" svg:x="4.445cm" svg:y="18.8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7" draw:text-style-name="P13" draw:layer="layout" svg:width="1.767cm" svg:height="0.371cm" svg:x="4.002cm" svg:y="19.1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0" draw:text-style-name="P12" draw:layer="layout" svg:width="1.793cm" svg:height="0.373cm" svg:x="3.577cm" svg:y="19.5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frame draw:style-name="gr281" draw:text-style-name="P52" draw:layer="layout" svg:width="1.19cm" svg:height="1.171cm" svg:x="1.358cm" svg:y="18.659cm">
                <draw:text-box>
                  <text:p>t<text:span text:style-name="T17">∆0</text:span></text:p>
                </draw:text-box>
              </draw:frame>
              <draw:frame draw:style-name="gr282" draw:text-style-name="P52" draw:layer="layout" svg:width="1.175cm" svg:height="1.174cm" svg:x="2.759cm" svg:y="19.76cm">
                <draw:text-box>
                  <text:p><text:span text:style-name="T16">t</text:span><text:span text:style-name="T17">∆1</text:span></text:p>
                </draw:text-box>
              </draw:frame>
              <draw:frame draw:style-name="gr281" draw:text-style-name="P52" draw:layer="layout" svg:width="1.287cm" svg:height="1.171cm" svg:x="4.36cm" svg:y="20.961cm">
                <draw:text-box>
                  <text:p><text:span text:style-name="T16">t</text:span><text:span text:style-name="T17">∆n</text:span></text:p>
                </draw:text-box>
              </draw:frame>
            </draw:g>
            <draw:frame draw:style-name="gr283" draw:text-style-name="P53" draw:layer="layout" svg:width="3.96cm" svg:height="0.669cm" svg:x="1.141cm" svg:y="17.66cm">
              <draw:text-box>
                <text:p><text:span text:style-name="T10">Landscape change</text:span></text:p>
              </draw:text-box>
            </draw:frame>
            <draw:frame draw:style-name="gr284" draw:text-style-name="P55" draw:layer="layout" svg:width="3.96cm" svg:height="0.669cm" svg:x="1.135cm" svg:y="22.73cm">
              <draw:text-box>
                <text:p text:style-name="P54"><text:span text:style-name="T10">Demographic change</text:span></text:p>
              </draw:text-box>
            </draw:frame>
            <draw:g>
              <draw:custom-shape draw:style-name="gr285" draw:text-style-name="P43" draw:layer="layout" svg:width="5.055cm" svg:height="3.069cm" svg:x="2.68cm" svg:y="23.622cm">
                <text:p/>
                <draw:enhanced-geometry svg:viewBox="0 0 21600 21600" draw:mirror-horizontal="false" draw:mirror-vertical="false" draw:type="rectangle" draw:enhanced-path="M 0 0 L 21600 0 21600 21600 0 21600 0 0 Z N"/>
              </draw:custom-shape>
              <draw:g>
                <draw:line draw:style-name="gr126" draw:text-style-name="P2" draw:layer="layout" svg:x1="3.402cm" svg:y1="23.803cm" svg:x2="3.402cm" svg:y2="26.149cm">
                  <text:p/>
                </draw:line>
                <draw:line draw:style-name="gr126" draw:text-style-name="P2" draw:layer="layout" svg:x1="7.735cm" svg:y1="26.148cm" svg:x2="3.402cm" svg:y2="26.149cm">
                  <text:p/>
                </draw:line>
              </draw:g>
              <draw:frame draw:style-name="gr286" draw:text-style-name="P22" draw:layer="layout" svg:width="3.972cm" svg:height="0.809cm" svg:x="4.808cm" svg:y="26.064cm">
                <draw:text-box>
                  <text:p><text:span text:style-name="T1">time</text:span></text:p>
                </draw:text-box>
              </draw:frame>
              <draw:frame draw:style-name="gr286" draw:text-style-name="P22" draw:layer="layout" svg:width="1.18cm" svg:height="0.809cm" draw:transform="rotate (1.56660753659011) translate (2.718cm 25.352cm)">
                <draw:text-box>
                  <text:p><text:span text:style-name="T1">K</text:span></text:p>
                </draw:text-box>
              </draw:frame>
              <draw:frame draw:style-name="gr287" draw:text-style-name="P27" draw:layer="layout" svg:width="1.264cm" svg:height="0.904cm" svg:x="3.905cm" svg:y="23.983cm">
                <draw:text-box>
                  <text:p><text:span text:style-name="T2">t</text:span><text:span text:style-name="T18">Δ</text:span><text:span text:style-name="T19">1</text:span></text:p>
                </draw:text-box>
              </draw:frame>
              <draw:frame draw:style-name="gr288" draw:text-style-name="P27" draw:layer="layout" svg:width="1.477cm" svg:height="1.103cm" svg:x="5.897cm" svg:y="23.983cm">
                <draw:text-box>
                  <text:p><text:span text:style-name="T2">t</text:span><text:span text:style-name="T18">Δ</text:span><text:span text:style-name="T19">2</text:span><text:span text:style-name="T20">...</text:span></text:p>
                </draw:text-box>
              </draw:frame>
              <draw:line draw:style-name="gr289" draw:text-style-name="P2" draw:layer="layout" svg:x1="3.402cm" svg:y1="24.705cm" svg:x2="4.305cm" svg:y2="24.705cm">
                <text:p/>
              </draw:line>
              <draw:line draw:style-name="gr289" draw:text-style-name="P2" draw:layer="layout" svg:x1="4.305cm" svg:y1="25.066cm" svg:x2="6.291cm" svg:y2="25.066cm">
                <text:p/>
              </draw:line>
              <draw:line draw:style-name="gr289" draw:text-style-name="P2" draw:layer="layout" svg:x1="6.291cm" svg:y1="25.608cm" svg:x2="7.735cm" svg:y2="25.608cm">
                <text:p/>
              </draw:line>
              <draw:line draw:style-name="gr290" draw:text-style-name="P2" draw:layer="layout" svg:x1="4.305cm" svg:y1="24.525cm" svg:x2="4.305cm" svg:y2="26.15cm">
                <text:p/>
              </draw:line>
              <draw:line draw:style-name="gr290" draw:text-style-name="P2" draw:layer="layout" svg:x1="6.295cm" svg:y1="24.526cm" svg:x2="6.295cm" svg:y2="26.151cm">
                <text:p/>
              </draw:line>
            </draw:g>
          </draw:g>
        </draw:g>
        <draw:g>
          <draw:g>
            <draw:g xml:id="id3" draw:id="id3">
              <draw:g>
                <draw:custom-shape draw:style-name="gr291" draw:text-style-name="P43" draw:layer="layout" svg:width="5.18cm" svg:height="1.02cm" svg:x="14.129cm" svg:y="16.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2" draw:text-style-name="P56" draw:layer="layout" svg:width="5.342cm" svg:height="1.038cm" svg:x="14.049cm" svg:y="16.45cm">
                  <draw:text-box>
                    <text:p text:style-name="P13"><text:span text:style-name="T21">mortality</text:span></text:p>
                  </draw:text-box>
                </draw:frame>
              </draw:g>
            </draw:g>
            <draw:g xml:id="id4" draw:id="id4">
              <draw:custom-shape draw:style-name="gr293" draw:text-style-name="P43" draw:layer="layout" svg:width="5.057cm" svg:height="0.999cm" svg:x="2.585cm" svg:y="16.4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4" draw:text-style-name="P56" draw:layer="layout" svg:width="5.207cm" svg:height="1.116cm" svg:x="2.524cm" svg:y="16.411cm">
                <draw:text-box>
                  <text:p text:style-name="P13"><text:span text:style-name="T21">change events</text:span></text:p>
                </draw:text-box>
              </draw:frame>
            </draw:g>
            <draw:connector draw:style-name="gr295" draw:text-style-name="P2" draw:layer="layout" draw:type="curve" svg:x1="7.548cm" svg:y1="7.518cm" svg:x2="14.308cm" svg:y2="7.518cm" draw:start-shape="id1" draw:start-glue-point="1" draw:end-shape="id2" draw:end-glue-point="3" svg:d="M7548 7518h6760" svg:viewBox="0 0 6761 1">
              <text:p/>
            </draw:connector>
            <draw:connector draw:style-name="gr295" draw:text-style-name="P57" draw:layer="layout" draw:type="curve" svg:x1="14.049cm" svg:y1="16.969cm" svg:x2="7.731cm" svg:y2="16.969cm" draw:start-shape="id3" draw:start-glue-point="3" draw:end-shape="id4" draw:end-glue-point="1" svg:d="M14049 16969h-6318" svg:viewBox="0 0 6319 1">
              <text:p/>
            </draw:connector>
            <draw:connector draw:style-name="gr296" draw:text-style-name="P2" draw:layer="layout" draw:type="curve" svg:x1="2.524cm" svg:y1="16.969cm" svg:x2="2.57cm" svg:y2="7.518cm" draw:start-shape="id4" draw:start-glue-point="3" draw:end-shape="id1" draw:end-glue-point="3" svg:d="M2524 16969c-750 0-773-9451 46-9451" svg:viewBox="0 0 612 9452">
              <text:p/>
            </draw:connector>
            <draw:connector draw:style-name="gr295" draw:text-style-name="P2" draw:layer="layout" draw:type="curve" svg:x1="19.213cm" svg:y1="7.518cm" svg:x2="19.391cm" svg:y2="16.969cm" draw:start-shape="id2" draw:start-glue-point="1" draw:end-shape="id3" draw:end-glue-point="1" svg:d="M19213 7518c1017 0 928 9451 178 9451" svg:viewBox="0 0 753 9452">
              <text:p/>
            </draw:connector>
            <draw:g xml:id="id1" draw:id="id1">
              <draw:custom-shape draw:style-name="gr297" draw:text-style-name="P43" draw:layer="layout" svg:width="4.933cm" svg:height="1.028cm" svg:x="2.615cm" svg:y="7.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8" draw:text-style-name="P56" draw:layer="layout" svg:width="4.953cm" svg:height="1.155cm" svg:x="2.57cm" svg:y="6.941cm">
                <draw:text-box>
                  <text:p text:style-name="P13"><text:span text:style-name="T21">movement</text:span></text:p>
                </draw:text-box>
              </draw:frame>
            </draw:g>
            <draw:g xml:id="id2" draw:id="id2">
              <draw:custom-shape draw:style-name="gr299" draw:text-style-name="P43" draw:layer="layout" svg:width="4.905cm" svg:height="1.06cm" svg:x="14.308cm" svg:y="6.9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0" draw:text-style-name="P56" draw:layer="layout" svg:width="4.699cm" svg:height="1.12cm" svg:x="14.397cm" svg:y="6.97cm">
                <draw:text-box>
                  <text:p text:style-name="P13"><text:span text:style-name="T21">mating</text:span></text:p>
                </draw:text-box>
              </draw:frame>
            </draw:g>
            <draw:frame draw:style-name="gr255" draw:text-style-name="P58" draw:layer="layout" svg:width="5.08cm" svg:height="1.673cm" draw:transform="rotate (1.58231549985806) translate (1.005cm 14.308cm)">
              <draw:text-box>
                <text:p><text:span text:style-name="T22">[next timestep]</text:span></text:p>
              </draw:text-box>
            </draw:frame>
          </draw:g>
        </draw:g>
        <draw:g>
          <draw:path draw:style-name="gr301" draw:text-style-name="P2" draw:layer="layout" svg:width="6.374cm" svg:height="1.689cm" draw:transform="rotate (-0.85276787252443) translate (15.9831194766323cm 17.4082310662344cm)" svg:viewBox="0 0 6375 1690" svg:d="M6375 0c-6869-2-6367 1690-6367 1690">
            <text:p/>
          </draw:path>
          <draw:custom-shape draw:style-name="gr302" draw:text-style-name="P2" draw:layer="layout" svg:width="0.536cm" svg:height="0.536cm" draw:transform="rotate (0.79115774992903) translate (14.161cm 18.686cm)">
            <text:p/>
            <draw:enhanced-geometry svg:viewBox="0 0 21600 21600" draw:mirror-horizontal="false" draw:mirror-vertical="false" draw:text-areas="?f4 ?f4 ?f3 ?f3" draw:type="star4" draw:modifiers="10588.235294117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Noto Sans Devanagari1" svg:font-family="'Noto Sans Devanagari'"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9T15:57:46.971185049</meta:creation-date>
    <dc:date>2019-03-13T20:41:20.876778680</dc:date>
    <meta:editing-duration>PT2H41M22S</meta:editing-duration>
    <meta:editing-cycles>34</meta:editing-cycles>
    <meta:generator>LibreOffice/6.1.5.2$Linux_X86_64 LibreOffice_project/10$Build-2</meta:generator>
    <meta:document-statistic meta:object-count="686"/>
  </office:meta>
</office:document-meta>
</file>